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number-columns-repeated="12" table:default-cell-style-name="ce1"/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1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3432" calcext:value-type="percentage">
            <text:p>34,32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4189" calcext:value-type="percentage">
            <text:p>41,89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4279" calcext:value-type="percentage">
            <text:p>42,79%</text:p>
          </table:table-cell>
          <table:table-cell office:value-type="percentage" office:value="0.227" calcext:value-type="percentage">
            <text:p>22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2</text:p>
          </table:table-cell>
          <table:table-cell office:value-type="percentage" office:value="0.7135" calcext:value-type="percentage">
            <text:p>71,35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8054" calcext:value-type="percentage">
            <text:p>80,54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243" calcext:value-type="percentage">
            <text:p>32,43%</text:p>
          </table:table-cell>
          <table:table-cell office:value-type="percentage" office:value="0.2541" calcext:value-type="percentage">
            <text:p>25,4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3</text:p>
          </table:table-cell>
          <table:table-cell office:value-type="percentage" office:value="0.3919" calcext:value-type="percentage">
            <text:p>39,19%</text:p>
          </table:table-cell>
          <table:table-cell office:value-type="percentage" office:value="0.1865" calcext:value-type="percentage">
            <text:p>18,65%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4</text:p>
          </table:table-cell>
          <table:table-cell office:value-type="percentage" office:value="0.4703" calcext:value-type="percentage">
            <text:p>47,03%</text:p>
          </table:table-cell>
          <table:table-cell office:value-type="percentage" office:value="0.2973" calcext:value-type="percentage">
            <text:p>29,73%</text:p>
          </table:table-cell>
          <table:table-cell office:value-type="percentage" office:value="0.1918" calcext:value-type="percentage">
            <text:p>19,18%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2243" calcext:value-type="percentage">
            <text:p>22,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5</text:p>
          </table:table-cell>
          <table:table-cell office:value-type="percentage" office:value="0.6108" calcext:value-type="percentage">
            <text:p>61,08%</text:p>
          </table:table-cell>
          <table:table-cell office:value-type="percentage" office:value="0.2973" calcext:value-type="percentage">
            <text:p>29,73%</text:p>
          </table:table-cell>
          <table:table-cell office:value-type="percentage" office:value="0.254" calcext:value-type="percentage">
            <text:p>25,40%</text:p>
          </table:table-cell>
          <table:table-cell office:value-type="percentage" office:value="0.3892" calcext:value-type="percentage">
            <text:p>38,92%</text:p>
          </table:table-cell>
          <table:table-cell office:value-type="percentage" office:value="0.4189" calcext:value-type="percentage">
            <text:p>41,89%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3514" calcext:value-type="percentage">
            <text:p>35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6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459" calcext:value-type="percentage">
            <text:p>24,59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6703" calcext:value-type="percentage">
            <text:p>67,03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3946" calcext:value-type="percentage">
            <text:p>39,46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7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2432" calcext:value-type="percentage">
            <text:p>24,32%</text:p>
          </table:table-cell>
          <table:table-cell office:value-type="percentage" office:value="0.3902" calcext:value-type="percentage">
            <text:p>39,02%</text:p>
          </table:table-cell>
          <table:table-cell office:value-type="percentage" office:value="0.6162" calcext:value-type="percentage">
            <text:p>61,62%</text:p>
          </table:table-cell>
          <table:table-cell office:value-type="percentage" office:value="0.2865" calcext:value-type="percentage">
            <text:p>28,65%</text:p>
          </table:table-cell>
          <table:table-cell office:value-type="percentage" office:value="0.2541" calcext:value-type="percentage">
            <text:p>25,41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8</text:p>
          </table:table-cell>
          <table:table-cell office:value-type="percentage" office:value="0.4459" calcext:value-type="percentage">
            <text:p>44,59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5649" calcext:value-type="percentage">
            <text:p>56,49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2459" calcext:value-type="percentage">
            <text:p>24,59%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ct1970_9</text:p>
          </table:table-cell>
          <table:table-cell office:value-type="percentage" office:value="0.3243" calcext:value-type="percentage">
            <text:p>32,4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379" calcext:value-type="percentage">
            <text:p>33,79%</text:p>
          </table:table-cell>
          <table:table-cell office:value-type="percentage" office:value="0.7027" calcext:value-type="percentage">
            <text:p>70,27%</text:p>
          </table:table-cell>
          <table:table-cell office:value-type="percentage" office:value="0.3946" calcext:value-type="percentage">
            <text:p>39,46%</text:p>
          </table:table-cell>
          <table:table-cell office:value-type="percentage" office:value="0.3351" calcext:value-type="percentage">
            <text:p>33,51%</text:p>
          </table:table-cell>
          <table:table-cell office:value-type="percentage" office:value="0.1919" calcext:value-type="percentage">
            <text:p>19,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0_10</text:p>
          </table:table-cell>
          <table:table-cell office:value-type="percentage" office:value="0.3622" calcext:value-type="percentage">
            <text:p>36,22%</text:p>
          </table:table-cell>
          <table:table-cell office:value-type="percentage" office:value="0.4054" calcext:value-type="percentage">
            <text:p>40,54%</text:p>
          </table:table-cell>
          <table:table-cell office:value-type="percentage" office:value="0.6399" calcext:value-type="percentage">
            <text:p>63,99%</text:p>
          </table:table-cell>
          <table:table-cell office:value-type="percentage" office:value="0.6595" calcext:value-type="percentage">
            <text:p>65,95%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4595" calcext:value-type="percentage">
            <text:p>45,95%</text:p>
          </table:table-cell>
          <table:table-cell office:value-type="percentage" office:value="0.3703" calcext:value-type="percentage">
            <text:p>37,03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2:.B11])" office:value-type="percentage" office:value="0.44675" calcext:value-type="percentage">
            <text:p>44,68%</text:p>
          </table:table-cell>
          <table:table-cell table:style-name="ce2" table:formula="of:=AVERAGE([.C2:.C11])" office:value-type="percentage" office:value="0.27053" calcext:value-type="percentage">
            <text:p>27,05%</text:p>
          </table:table-cell>
          <table:table-cell table:style-name="ce2" table:formula="of:=AVERAGE([.D2:.D11])" office:value-type="percentage" office:value="0.36518" calcext:value-type="percentage">
            <text:p>36,52%</text:p>
          </table:table-cell>
          <table:table-cell table:style-name="ce2" table:formula="of:=AVERAGE([.E2:.E11])" office:value-type="percentage" office:value="0.59487" calcext:value-type="percentage">
            <text:p>59,49%</text:p>
          </table:table-cell>
          <table:table-cell table:style-name="ce2" table:formula="of:=AVERAGE([.F2:.F11])" office:value-type="percentage" office:value="0.38762" calcext:value-type="percentage">
            <text:p>38,76%</text:p>
          </table:table-cell>
          <table:table-cell table:style-name="ce2" table:formula="of:=AVERAGE([.G2:.G11])" office:value-type="percentage" office:value="0.36713" calcext:value-type="percentage">
            <text:p>36,71%</text:p>
          </table:table-cell>
          <table:table-cell table:style-name="ce2" table:formula="of:=AVERAGE([.H2:.H11])" office:value-type="percentage" office:value="0.25819" calcext:value-type="percentage">
            <text:p>25,82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1</text:p>
          </table:table-cell>
          <table:table-cell office:value-type="percentage" office:value="0.1979" calcext:value-type="percentage">
            <text:p>19,79%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817" calcext:value-type="percentage">
            <text:p>81,7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915" calcext:value-type="percentage">
            <text:p>39,15%</text:p>
          </table:table-cell>
          <table:table-cell office:value-type="percentage" office:value="0.2596" calcext:value-type="percentage">
            <text:p>25,9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2</text:p>
          </table:table-cell>
          <table:table-cell office:value-type="percentage" office:value="0.2851" calcext:value-type="percentage">
            <text:p>28,51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2184" calcext:value-type="percentage">
            <text:p>21,84%</text:p>
          </table:table-cell>
          <table:table-cell office:value-type="percentage" office:value="0.7234" calcext:value-type="percentage">
            <text:p>72,34%</text:p>
          </table:table-cell>
          <table:table-cell office:value-type="percentage" office:value="0.4616" calcext:value-type="percentage">
            <text:p>46,16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3</text:p>
          </table:table-cell>
          <table:table-cell table:number-columns-repeated="2" office:value-type="percentage" office:value="0.3723" calcext:value-type="percentage">
            <text:p>37,23%</text:p>
          </table:table-cell>
          <table:table-cell office:value-type="percentage" office:value="0.4146" calcext:value-type="percentage">
            <text:p>41,46%</text:p>
          </table:table-cell>
          <table:table-cell office:value-type="percentage" office:value="0.6277" calcext:value-type="percentage">
            <text:p>62,77%</text:p>
          </table:table-cell>
          <table:table-cell office:value-type="percentage" office:value="0.466" calcext:value-type="percentage">
            <text:p>46,60%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2638" calcext:value-type="percentage">
            <text:p>26,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4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17" calcext:value-type="percentage">
            <text:p>36,17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6872" calcext:value-type="percentage">
            <text:p>68,72%</text:p>
          </table:table-cell>
          <table:table-cell office:value-type="percentage" office:value="0.5064" calcext:value-type="percentage">
            <text:p>50,64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417" calcext:value-type="percentage">
            <text:p>41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5</text:p>
          </table:table-cell>
          <table:table-cell office:value-type="percentage" office:value="0.2404" calcext:value-type="percentage">
            <text:p>24,04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7957" calcext:value-type="percentage">
            <text:p>79,57%</text:p>
          </table:table-cell>
          <table:table-cell office:value-type="percentage" office:value="0.3277" calcext:value-type="percentage">
            <text:p>32,77%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2787" calcext:value-type="percentage">
            <text:p>27,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6</text:p>
          </table:table-cell>
          <table:table-cell office:value-type="percentage" office:value="0.3085" calcext:value-type="percentage">
            <text:p>30,85%</text:p>
          </table:table-cell>
          <table:table-cell office:value-type="percentage" office:value="0.234" calcext:value-type="percentage">
            <text:p>23,40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3021" calcext:value-type="percentage">
            <text:p>30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7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6298" calcext:value-type="percentage">
            <text:p>62,98%</text:p>
          </table:table-cell>
          <table:table-cell office:value-type="percentage" office:value="0.3915" calcext:value-type="percentage">
            <text:p>39,15%</text:p>
          </table:table-cell>
          <table:table-cell office:value-type="percentage" office:value="0.3979" calcext:value-type="percentage">
            <text:p>39,79%</text:p>
          </table:table-cell>
          <table:table-cell office:value-type="percentage" office:value="0.2426" calcext:value-type="percentage">
            <text:p>24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8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4064" calcext:value-type="percentage">
            <text:p>40,64%</text:p>
          </table:table-cell>
          <table:table-cell office:value-type="percentage" office:value="0.4274" calcext:value-type="percentage">
            <text:p>42,74%</text:p>
          </table:table-cell>
          <table:table-cell office:value-type="percentage" office:value="0.7298" calcext:value-type="percentage">
            <text:p>72,98%</text:p>
          </table:table-cell>
          <table:table-cell table:number-columns-repeated="2" office:value-type="percentage" office:value="0.5681" calcext:value-type="percentage">
            <text:p>56,81%</text:p>
          </table:table-cell>
          <table:table-cell office:value-type="percentage" office:value="0.3021" calcext:value-type="percentage">
            <text:p>30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9</text:p>
          </table:table-cell>
          <table:table-cell office:value-type="percentage" office:value="0.2426" calcext:value-type="percentage">
            <text:p>24,26%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6055" calcext:value-type="percentage">
            <text:p>60,55%</text:p>
          </table:table-cell>
          <table:table-cell office:value-type="percentage" office:value="0.7915" calcext:value-type="percentage">
            <text:p>79,15%</text:p>
          </table:table-cell>
          <table:table-cell office:value-type="percentage" office:value="0.4957" calcext:value-type="percentage">
            <text:p>49,57%</text:p>
          </table:table-cell>
          <table:table-cell office:value-type="percentage" office:value="0.5064" calcext:value-type="percentage">
            <text:p>50,64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75_10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7809" calcext:value-type="percentage">
            <text:p>78,09%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2809" calcext:value-type="percentage">
            <text:p>28,09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15:.B24])" office:value-type="percentage" office:value="0.28405" calcext:value-type="percentage">
            <text:p>28,41%</text:p>
          </table:table-cell>
          <table:table-cell table:style-name="ce2" table:formula="of:=AVERAGE([.C15:.C24])" office:value-type="percentage" office:value="0.32489" calcext:value-type="percentage">
            <text:p>32,49%</text:p>
          </table:table-cell>
          <table:table-cell table:style-name="ce2" table:formula="of:=AVERAGE([.D15:.D24])" office:value-type="percentage" office:value="0.39153" calcext:value-type="percentage">
            <text:p>39,15%</text:p>
          </table:table-cell>
          <table:table-cell table:style-name="ce2" table:formula="of:=AVERAGE([.E15:.E24])" office:value-type="percentage" office:value="0.72256" calcext:value-type="percentage">
            <text:p>72,26%</text:p>
          </table:table-cell>
          <table:table-cell table:style-name="ce2" table:formula="of:=AVERAGE([.F15:.F24])" office:value-type="percentage" office:value="0.44553" calcext:value-type="percentage">
            <text:p>44,55%</text:p>
          </table:table-cell>
          <table:table-cell table:style-name="ce2" table:formula="of:=AVERAGE([.G15:.G24])" office:value-type="percentage" office:value="0.46915" calcext:value-type="percentage">
            <text:p>46,92%</text:p>
          </table:table-cell>
          <table:table-cell table:style-name="ce2" table:formula="of:=AVERAGE([.H15:.H24])" office:value-type="percentage" office:value="0.29298" calcext:value-type="percentage">
            <text:p>29,30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1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1066" calcext:value-type="percentage">
            <text:p>10,66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7171" calcext:value-type="percentage">
            <text:p>71,71%</text:p>
          </table:table-cell>
          <table:table-cell office:value-type="percentage" office:value="0.4092" calcext:value-type="percentage">
            <text:p>40,92%</text:p>
          </table:table-cell>
          <table:table-cell office:value-type="percentage" office:value="0.4316" calcext:value-type="percentage">
            <text:p>43,16%</text:p>
          </table:table-cell>
          <table:table-cell office:value-type="percentage" office:value="0.2474" calcext:value-type="percentage">
            <text:p>24,7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2</text:p>
          </table:table-cell>
          <table:table-cell office:value-type="percentage" office:value="0.3224" calcext:value-type="percentage">
            <text:p>32,2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6382" calcext:value-type="percentage">
            <text:p>63,82%</text:p>
          </table:table-cell>
          <table:table-cell office:value-type="percentage" office:value="0.4342" calcext:value-type="percentage">
            <text:p>43,42%</text:p>
          </table:table-cell>
          <table:table-cell office:value-type="percentage" office:value="0.4329" calcext:value-type="percentage">
            <text:p>43,29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3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4342" calcext:value-type="percentage">
            <text:p>43,42%</text:p>
          </table:table-cell>
          <table:table-cell office:value-type="percentage" office:value="0.4316" calcext:value-type="percentage">
            <text:p>43,16%</text:p>
          </table:table-cell>
          <table:table-cell office:value-type="percentage" office:value="0.3105" calcext:value-type="percentage">
            <text:p>31,0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4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7921" calcext:value-type="percentage">
            <text:p>79,21%</text:p>
          </table:table-cell>
          <table:table-cell office:value-type="percentage" office:value="0.5671" calcext:value-type="percentage">
            <text:p>56,71%</text:p>
          </table:table-cell>
          <table:table-cell office:value-type="percentage" office:value="0.5105" calcext:value-type="percentage">
            <text:p>51,05%</text:p>
          </table:table-cell>
          <table:table-cell office:value-type="percentage" office:value="0.2697" calcext:value-type="percentage">
            <text:p>26,9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5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884" calcext:value-type="percentage">
            <text:p>28,84%</text:p>
          </table:table-cell>
          <table:table-cell office:value-type="percentage" office:value="0.6592" calcext:value-type="percentage">
            <text:p>65,92%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671" calcext:value-type="percentage">
            <text:p>46,71%</text:p>
          </table:table-cell>
          <table:table-cell office:value-type="percentage" office:value="0.3382" calcext:value-type="percentage">
            <text:p>33,8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7711" calcext:value-type="percentage">
            <text:p>77,11%</text:p>
          </table:table-cell>
          <table:table-cell office:value-type="percentage" office:value="0.4895" calcext:value-type="percentage">
            <text:p>48,95%</text:p>
          </table:table-cell>
          <table:table-cell office:value-type="percentage" office:value="0.3868" calcext:value-type="percentage">
            <text:p>38,68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7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6763" calcext:value-type="percentage">
            <text:p>67,63%</text:p>
          </table:table-cell>
          <table:table-cell office:value-type="percentage" office:value="0.4895" calcext:value-type="percentage">
            <text:p>48,95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8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1974" calcext:value-type="percentage">
            <text:p>19,74%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6421" calcext:value-type="percentage">
            <text:p>64,21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4158" calcext:value-type="percentage">
            <text:p>41,58%</text:p>
          </table:table-cell>
          <table:table-cell office:value-type="percentage" office:value="0.2184" calcext:value-type="percentage">
            <text:p>21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9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2908" calcext:value-type="percentage">
            <text:p>29,08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5961" calcext:value-type="percentage">
            <text:p>59,61%</text:p>
          </table:table-cell>
          <table:table-cell office:value-type="percentage" office:value="0.4908" calcext:value-type="percentage">
            <text:p>49,08%</text:p>
          </table:table-cell>
          <table:table-cell office:value-type="percentage" office:value="0.5553" calcext:value-type="percentage">
            <text:p>55,53%</text:p>
          </table:table-cell>
          <table:table-cell office:value-type="percentage" office:value="0.2961" calcext:value-type="percentage">
            <text:p>29,6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0_10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4336" calcext:value-type="percentage">
            <text:p>43,36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4289" calcext:value-type="percentage">
            <text:p>42,89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28:.B37])" office:value-type="percentage" office:value="0.28895" calcext:value-type="percentage">
            <text:p>28,90%</text:p>
          </table:table-cell>
          <table:table-cell table:style-name="ce2" table:formula="of:=AVERAGE([.C28:.C37])" office:value-type="percentage" office:value="0.22738" calcext:value-type="percentage">
            <text:p>22,74%</text:p>
          </table:table-cell>
          <table:table-cell table:style-name="ce2" table:formula="of:=AVERAGE([.D28:.D37])" office:value-type="percentage" office:value="0.27692" calcext:value-type="percentage">
            <text:p>27,69%</text:p>
          </table:table-cell>
          <table:table-cell table:style-name="ce2" table:formula="of:=AVERAGE([.E28:.E37])" office:value-type="percentage" office:value="0.67224" calcext:value-type="percentage">
            <text:p>67,22%</text:p>
          </table:table-cell>
          <table:table-cell table:style-name="ce2" table:formula="of:=AVERAGE([.F28:.F37])" office:value-type="percentage" office:value="0.46013" calcext:value-type="percentage">
            <text:p>46,01%</text:p>
          </table:table-cell>
          <table:table-cell table:style-name="ce2" table:formula="of:=AVERAGE([.G28:.G37])" office:value-type="percentage" office:value="0.45592" calcext:value-type="percentage">
            <text:p>45,59%</text:p>
          </table:table-cell>
          <table:table-cell table:style-name="ce2" table:formula="of:=AVERAGE([.H28:.H37])" office:value-type="percentage" office:value="0.27067" calcext:value-type="percentage">
            <text:p>27,07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1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397" calcext:value-type="percentage">
            <text:p>33,97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7714" calcext:value-type="percentage">
            <text:p>77,14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2</text:p>
          </table:table-cell>
          <table:table-cell office:value-type="percentage" office:value="0.227" calcext:value-type="percentage">
            <text:p>22,7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079" calcext:value-type="percentage">
            <text:p>50,79%</text:p>
          </table:table-cell>
          <table:table-cell office:value-type="percentage" office:value="0.2381" calcext:value-type="percentage">
            <text:p>23,8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3</text:p>
          </table:table-cell>
          <table:table-cell office:value-type="percentage" office:value="0.2508" calcext:value-type="percentage">
            <text:p>25,08%</text:p>
          </table:table-cell>
          <table:table-cell table:number-columns-repeated="2" office:value-type="percentage" office:value="0.1496" calcext:value-type="percentage">
            <text:p>14,96%</text:p>
          </table:table-cell>
          <table:table-cell office:value-type="percentage" office:value="0.7381" calcext:value-type="percentage">
            <text:p>73,81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4968" calcext:value-type="percentage">
            <text:p>49,68%</text:p>
          </table:table-cell>
          <table:table-cell office:value-type="percentage" office:value="0.2063" calcext:value-type="percentage">
            <text:p>20,6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4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7206" calcext:value-type="percentage">
            <text:p>72,06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2349" calcext:value-type="percentage">
            <text:p>23,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5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6524" calcext:value-type="percentage">
            <text:p>65,2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6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7698" calcext:value-type="percentage">
            <text:p>76,98%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2476" calcext:value-type="percentage">
            <text:p>24,7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7</text:p>
          </table:table-cell>
          <table:table-cell office:value-type="percentage" office:value="0.2302" calcext:value-type="percentage">
            <text:p>23,02%</text:p>
          </table:table-cell>
          <table:table-cell office:value-type="percentage" office:value="0.1397" calcext:value-type="percentage">
            <text:p>13,97%</text:p>
          </table:table-cell>
          <table:table-cell office:value-type="percentage" office:value="0.1271" calcext:value-type="percentage">
            <text:p>12,71%</text:p>
          </table:table-cell>
          <table:table-cell office:value-type="percentage" office:value="0.7524" calcext:value-type="percentage">
            <text:p>75,24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254" calcext:value-type="percentage">
            <text:p>25,4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8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8317" calcext:value-type="percentage">
            <text:p>83,17%</text:p>
          </table:table-cell>
          <table:table-cell office:value-type="percentage" office:value="0.5127" calcext:value-type="percentage">
            <text:p>51,27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9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496" calcext:value-type="percentage">
            <text:p>14,96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8222" calcext:value-type="percentage">
            <text:p>82,22%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office:value-type="percentage" office:value="0.2206" calcext:value-type="percentage">
            <text:p>22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85_10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016" calcext:value-type="percentage">
            <text:p>20,16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6937" calcext:value-type="percentage">
            <text:p>69,3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1921" calcext:value-type="percentage">
            <text:p>19,21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41:.B50])" office:value-type="percentage" office:value="0.22762" calcext:value-type="percentage">
            <text:p>22,76%</text:p>
          </table:table-cell>
          <table:table-cell table:style-name="ce2" table:formula="of:=AVERAGE([.C41:.C50])" office:value-type="percentage" office:value="0.1996" calcext:value-type="percentage">
            <text:p>19,96%</text:p>
          </table:table-cell>
          <table:table-cell table:style-name="ce2" table:formula="of:=AVERAGE([.D41:.D50])" office:value-type="percentage" office:value="0.19544" calcext:value-type="percentage">
            <text:p>19,54%</text:p>
          </table:table-cell>
          <table:table-cell table:style-name="ce2" table:formula="of:=AVERAGE([.E41:.E50])" office:value-type="percentage" office:value="0.74412" calcext:value-type="percentage">
            <text:p>74,41%</text:p>
          </table:table-cell>
          <table:table-cell table:style-name="ce2" table:formula="of:=AVERAGE([.F41:.F50])" office:value-type="percentage" office:value="0.50539" calcext:value-type="percentage">
            <text:p>50,54%</text:p>
          </table:table-cell>
          <table:table-cell table:style-name="ce2" table:formula="of:=AVERAGE([.G41:.G50])" office:value-type="percentage" office:value="0.50633" calcext:value-type="percentage">
            <text:p>50,63%</text:p>
          </table:table-cell>
          <table:table-cell table:style-name="ce2" table:formula="of:=AVERAGE([.H41:.H50])" office:value-type="percentage" office:value="0.24444" calcext:value-type="percentage">
            <text:p>24,44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1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1393" calcext:value-type="percentage">
            <text:p>13,93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2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4127" calcext:value-type="percentage">
            <text:p>41,27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3</text:p>
          </table:table-cell>
          <table:table-cell office:value-type="percentage" office:value="0.1735" calcext:value-type="percentage">
            <text:p>17,35%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653" calcext:value-type="percentage">
            <text:p>16,53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3618" calcext:value-type="percentage">
            <text:p>36,18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4</text:p>
          </table:table-cell>
          <table:table-cell office:value-type="percentage" office:value="0.1588" calcext:value-type="percentage">
            <text:p>15,88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1127" calcext:value-type="percentage">
            <text:p>11,27%</text:p>
          </table:table-cell>
          <table:table-cell office:value-type="percentage" office:value="0.3618" calcext:value-type="percentage">
            <text:p>36,18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5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361" calcext:value-type="percentage">
            <text:p>36,10%</text:p>
          </table:table-cell>
          <table:table-cell office:value-type="percentage" office:value="0.2431" calcext:value-type="percentage">
            <text:p>24,3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6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2745" calcext:value-type="percentage">
            <text:p>27,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7</text:p>
          </table:table-cell>
          <table:table-cell office:value-type="percentage" office:value="0.1618" calcext:value-type="percentage">
            <text:p>16,18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49" calcext:value-type="percentage">
            <text:p>24,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8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4676" calcext:value-type="percentage">
            <text:p>46,76%</text:p>
          </table:table-cell>
          <table:table-cell office:value-type="percentage" office:value="0.5402" calcext:value-type="percentage">
            <text:p>54,02%</text:p>
          </table:table-cell>
          <table:table-cell office:value-type="percentage" office:value="0.2059" calcext:value-type="percentage">
            <text:p>20,5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9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1402" calcext:value-type="percentage">
            <text:p>14,02%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4039" calcext:value-type="percentage">
            <text:p>40,39%</text:p>
          </table:table-cell>
          <table:table-cell office:value-type="percentage" office:value="0.1775" calcext:value-type="percentage">
            <text:p>17,7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0_10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1069" calcext:value-type="percentage">
            <text:p>10,69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4657" calcext:value-type="percentage">
            <text:p>46,57%</text:p>
          </table:table-cell>
          <table:table-cell office:value-type="percentage" office:value="0.4549" calcext:value-type="percentage">
            <text:p>45,49%</text:p>
          </table:table-cell>
          <table:table-cell office:value-type="percentage" office:value="0.1676" calcext:value-type="percentage">
            <text:p>16,76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53:.B62])" office:value-type="percentage" office:value="0.18638" calcext:value-type="percentage">
            <text:p>18,64%</text:p>
          </table:table-cell>
          <table:table-cell table:style-name="ce2" table:formula="of:=AVERAGE([.C53:.C62])" office:value-type="percentage" office:value="0.14096" calcext:value-type="percentage">
            <text:p>14,10%</text:p>
          </table:table-cell>
          <table:table-cell table:style-name="ce2" table:formula="of:=AVERAGE([.D53:.D62])" office:value-type="percentage" office:value="0.13496" calcext:value-type="percentage">
            <text:p>13,50%</text:p>
          </table:table-cell>
          <table:table-cell table:style-name="ce2" table:formula="of:=AVERAGE([.E53:.E62])" office:value-type="percentage" office:value="0.14301" calcext:value-type="percentage">
            <text:p>14,30%</text:p>
          </table:table-cell>
          <table:table-cell table:style-name="ce2" table:formula="of:=AVERAGE([.F53:.F62])" office:value-type="percentage" office:value="0.3998" calcext:value-type="percentage">
            <text:p>39,98%</text:p>
          </table:table-cell>
          <table:table-cell table:style-name="ce2" table:formula="of:=AVERAGE([.G53:.G62])" office:value-type="percentage" office:value="0.38212" calcext:value-type="percentage">
            <text:p>38,21%</text:p>
          </table:table-cell>
          <table:table-cell table:style-name="ce2" table:formula="of:=AVERAGE([.H53:.H62])" office:value-type="percentage" office:value="0.22724" calcext:value-type="percentage">
            <text:p>22,72%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1</text:p>
          </table:table-cell>
          <table:table-cell office:value-type="percentage" office:value="0.1849" calcext:value-type="percentage">
            <text:p>18,49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2</text:p>
          </table:table-cell>
          <table:table-cell office:value-type="percentage" office:value="0.1939" calcext:value-type="percentage">
            <text:p>19,39%</text:p>
          </table:table-cell>
          <table:table-cell office:value-type="percentage" office:value="0.1017" calcext:value-type="percentage">
            <text:p>10,17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363" calcext:value-type="percentage">
            <text:p>13,63%</text:p>
          </table:table-cell>
          <table:table-cell office:value-type="percentage" office:value="0.4089" calcext:value-type="percentage">
            <text:p>40,89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2106" calcext:value-type="percentage">
            <text:p>21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3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1363" calcext:value-type="percentage">
            <text:p>13,63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2447" calcext:value-type="percentage">
            <text:p>24,4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4</text:p>
          </table:table-cell>
          <table:table-cell office:value-type="percentage" office:value="0.1765" calcext:value-type="percentage">
            <text:p>17,65%</text:p>
          </table:table-cell>
          <table:table-cell table:number-columns-repeated="2" office:value-type="percentage" office:value="0.0726" calcext:value-type="percentage">
            <text:p>7,26%</text:p>
          </table:table-cell>
          <table:table-cell office:value-type="percentage" office:value="0.1408" calcext:value-type="percentage">
            <text:p>14,08%</text:p>
          </table:table-cell>
          <table:table-cell office:value-type="percentage" office:value="0.3447" calcext:value-type="percentage">
            <text:p>34,47%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2084" calcext:value-type="percentage">
            <text:p>20,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5</text:p>
          </table:table-cell>
          <table:table-cell office:value-type="percentage" office:value="0.2073" calcext:value-type="percentage">
            <text:p>20,73%</text:p>
          </table:table-cell>
          <table:table-cell office:value-type="percentage" office:value="0.133" calcext:value-type="percentage">
            <text:p>13,30%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x</text:p>
          </table:table-cell>
          <table:table-cell office:value-type="percentage" office:value="0.4089" calcext:value-type="percentage">
            <text:p>40,89%</text:p>
          </table:table-cell>
          <table:table-cell office:value-type="percentage" office:value="0.3369" calcext:value-type="percentage">
            <text:p>33,69%</text:p>
          </table:table-cell>
          <table:table-cell office:value-type="percentage" office:value="0.2056" calcext:value-type="percentage">
            <text:p>20,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6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2832" calcext:value-type="percentage">
            <text:p>28,32%</text:p>
          </table:table-cell>
          <table:table-cell office:value-type="percentage" office:value="0.157" calcext:value-type="percentage">
            <text:p>15,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7</text:p>
          </table:table-cell>
          <table:table-cell office:value-type="percentage" office:value="0.2045" calcext:value-type="percentage">
            <text:p>20,45%</text:p>
          </table:table-cell>
          <table:table-cell office:value-type="percentage" office:value="0.1045" calcext:value-type="percentage">
            <text:p>10,45%</text:p>
          </table:table-cell>
          <table:table-cell office:value-type="percentage" office:value="0.1099" calcext:value-type="percentage">
            <text:p>10,99%</text:p>
          </table:table-cell>
          <table:table-cell office:value-type="percentage" office:value="0.1324" calcext:value-type="percentage">
            <text:p>13,24%</text:p>
          </table:table-cell>
          <table:table-cell office:value-type="percentage" office:value="0.3715" calcext:value-type="percentage">
            <text:p>37,15%</text:p>
          </table:table-cell>
          <table:table-cell office:value-type="percentage" office:value="0.2564" calcext:value-type="percentage">
            <text:p>25,64%</text:p>
          </table:table-cell>
          <table:table-cell office:value-type="percentage" office:value="0.1927" calcext:value-type="percentage">
            <text:p>19,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8</text:p>
          </table:table-cell>
          <table:table-cell office:value-type="percentage" office:value="0.1698" calcext:value-type="percentage">
            <text:p>16,9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3687" calcext:value-type="percentage">
            <text:p>36,87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181" calcext:value-type="percentage">
            <text:p>18,1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9</text:p>
          </table:table-cell>
          <table:table-cell office:value-type="percentage" office:value="0.1799" calcext:value-type="percentage">
            <text:p>17,99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674" calcext:value-type="percentage">
            <text:p>16,74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3827" calcext:value-type="percentage">
            <text:p>38,27%</text:p>
          </table:table-cell>
          <table:table-cell office:value-type="percentage" office:value="0.3151" calcext:value-type="percentage">
            <text:p>31,51%</text:p>
          </table:table-cell>
          <table:table-cell office:value-type="percentage" office:value="0.2318" calcext:value-type="percentage">
            <text:p>23,1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1995_10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262" calcext:value-type="percentage">
            <text:p>26,20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66:.B75])" office:value-type="percentage" office:value="0.19213" calcext:value-type="percentage">
            <text:p>19,21%</text:p>
          </table:table-cell>
          <table:table-cell table:style-name="ce2" table:formula="of:=AVERAGE([.C66:.C75])" office:value-type="percentage" office:value="0.10895" calcext:value-type="percentage">
            <text:p>10,90%</text:p>
          </table:table-cell>
          <table:table-cell table:style-name="ce2" table:formula="of:=AVERAGE([.D66:.D75])" office:value-type="percentage" office:value="0.10824" calcext:value-type="percentage">
            <text:p>10,82%</text:p>
          </table:table-cell>
          <table:table-cell table:style-name="ce2" table:formula="of:=AVERAGE([.E66:.E75])" office:value-type="percentage" office:value="0.134766666666667" calcext:value-type="percentage">
            <text:p>13,48%</text:p>
          </table:table-cell>
          <table:table-cell table:style-name="ce2" table:formula="of:=AVERAGE([.F66:.F75])" office:value-type="percentage" office:value="0.38084" calcext:value-type="percentage">
            <text:p>38,08%</text:p>
          </table:table-cell>
          <table:table-cell table:style-name="ce2" table:formula="of:=AVERAGE([.G66:.G75])" office:value-type="percentage" office:value="0.32219" calcext:value-type="percentage">
            <text:p>32,22%</text:p>
          </table:table-cell>
          <table:table-cell table:style-name="ce2" table:formula="of:=AVERAGE([.H66:.H75])" office:value-type="percentage" office:value="0.21502" calcext:value-type="percentage">
            <text:p>21,50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1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2093" calcext:value-type="percentage">
            <text:p>20,93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2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2542" calcext:value-type="percentage">
            <text:p>25,42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2454" calcext:value-type="percentage">
            <text:p>24,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3</text:p>
          </table:table-cell>
          <table:table-cell office:value-type="percentage" office:value="0.207" calcext:value-type="percentage">
            <text:p>20,70%</text:p>
          </table:table-cell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4</text:p>
          </table:table-cell>
          <table:table-cell office:value-type="percentage" office:value="0.1921" calcext:value-type="percentage">
            <text:p>19,21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2379" calcext:value-type="percentage">
            <text:p>23,79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414" calcext:value-type="percentage">
            <text:p>24,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5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233" calcext:value-type="percentage">
            <text:p>23,30%</text:p>
          </table:table-cell>
          <table:table-cell office:value-type="percentage" office:value="0.2018" calcext:value-type="percentage">
            <text:p>20,1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6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0617" calcext:value-type="percentage">
            <text:p>6,17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2348" calcext:value-type="percentage">
            <text:p>23,48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079" calcext:value-type="percentage">
            <text:p>20,7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7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2709" calcext:value-type="percentage">
            <text:p>27,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8</text:p>
          </table:table-cell>
          <table:table-cell office:value-type="percentage" office:value="0.1974" calcext:value-type="percentage">
            <text:p>19,74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313" calcext:value-type="percentage">
            <text:p>23,13%</text:p>
          </table:table-cell>
          <table:table-cell office:value-type="percentage" office:value="0.2317" calcext:value-type="percentage">
            <text:p>23,1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9</text:p>
          </table:table-cell>
          <table:table-cell office:value-type="percentage" office:value="0.167" calcext:value-type="percentage">
            <text:p>16,70%</text:p>
          </table:table-cell>
          <table:table-cell office:value-type="percentage" office:value="0.0441" calcext:value-type="percentage">
            <text:p>4,41%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2216" calcext:value-type="percentage">
            <text:p>22,16%</text:p>
          </table:table-cell>
          <table:table-cell office:value-type="percentage" office:value="0.2291" calcext:value-type="percentage">
            <text:p>22,91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0_10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2559" calcext:value-type="percentage">
            <text:p>25,59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78:.B87])" office:value-type="percentage" office:value="0.1878" calcext:value-type="percentage">
            <text:p>18,78%</text:p>
          </table:table-cell>
          <table:table-cell table:style-name="ce2" table:formula="of:=AVERAGE([.C78:.C87])" office:value-type="percentage" office:value="0.06596" calcext:value-type="percentage">
            <text:p>6,60%</text:p>
          </table:table-cell>
          <table:table-cell table:style-name="ce2" table:formula="of:=AVERAGE([.D78:.D87])" office:value-type="percentage" office:value="0.0652" calcext:value-type="percentage">
            <text:p>6,52%</text:p>
          </table:table-cell>
          <table:table-cell table:style-name="ce2" table:formula="of:=AVERAGE([.E78:.E87])" office:value-type="percentage" office:value="0.10194" calcext:value-type="percentage">
            <text:p>10,19%</text:p>
          </table:table-cell>
          <table:table-cell table:style-name="ce2" table:formula="of:=AVERAGE([.F78:.F87])" office:value-type="percentage" office:value="0.26701" calcext:value-type="percentage">
            <text:p>26,70%</text:p>
          </table:table-cell>
          <table:table-cell table:style-name="ce2" table:formula="of:=AVERAGE([.G78:.G87])" office:value-type="percentage" office:value="0.27475" calcext:value-type="percentage">
            <text:p>27,48%</text:p>
          </table:table-cell>
          <table:table-cell table:style-name="ce2" table:formula="of:=AVERAGE([.H78:.H87])" office:value-type="percentage" office:value="0.24589" calcext:value-type="percentage">
            <text:p>24,59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1</text:p>
          </table:table-cell>
          <table:table-cell office:value-type="percentage" office:value="0.1555" calcext:value-type="percentage">
            <text:p>15,55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898" calcext:value-type="percentage">
            <text:p>28,98%</text:p>
          </table:table-cell>
          <table:table-cell office:value-type="percentage" office:value="0.2725" calcext:value-type="percentage">
            <text:p>27,2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2</text:p>
          </table:table-cell>
          <table:table-cell office:value-type="percentage" office:value="0.1578" calcext:value-type="percentage">
            <text:p>15,78%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3391" calcext:value-type="percentage">
            <text:p>33,91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3</text:p>
          </table:table-cell>
          <table:table-cell office:value-type="percentage" office:value="0.1479" calcext:value-type="percentage">
            <text:p>14,79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25" calcext:value-type="percentage">
            <text:p>4,25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816" calcext:value-type="percentage">
            <text:p>28,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4</text:p>
          </table:table-cell>
          <table:table-cell office:value-type="percentage" office:value="0.1606" calcext:value-type="percentage">
            <text:p>16,06%</text:p>
          </table:table-cell>
          <table:table-cell office:value-type="percentage" office:value="0.0598" calcext:value-type="percentage">
            <text:p>5,98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3836" calcext:value-type="percentage">
            <text:p>38,36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025" calcext:value-type="percentage">
            <text:p>30,2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5</text:p>
          </table:table-cell>
          <table:table-cell office:value-type="percentage" office:value="0.1533" calcext:value-type="percentage">
            <text:p>15,33%</text:p>
          </table:table-cell>
          <table:table-cell table:number-columns-repeated="2" office:value-type="percentage" office:value="0.0482" calcext:value-type="percentage">
            <text:p>4,82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4028" calcext:value-type="percentage">
            <text:p>40,28%</text:p>
          </table:table-cell>
          <table:table-cell office:value-type="percentage" office:value="0.3008" calcext:value-type="percentage">
            <text:p>30,08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6</text:p>
          </table:table-cell>
          <table:table-cell office:value-type="percentage" office:value="0.1499" calcext:value-type="percentage">
            <text:p>14,99%</text:p>
          </table:table-cell>
          <table:table-cell table:number-columns-repeated="2" office:value-type="percentage" office:value="0.0453" calcext:value-type="percentage">
            <text:p>4,53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262" calcext:value-type="percentage">
            <text:p>26,2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7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0.0283" calcext:value-type="percentage">
            <text:p>2,83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3813" calcext:value-type="percentage">
            <text:p>38,13%</text:p>
          </table:table-cell>
          <table:table-cell office:value-type="percentage" office:value="0.2666" calcext:value-type="percentage">
            <text:p>26,6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8</text:p>
          </table:table-cell>
          <table:table-cell office:value-type="percentage" office:value="0.1487" calcext:value-type="percentage">
            <text:p>14,87%</text:p>
          </table:table-cell>
          <table:table-cell table:number-columns-repeated="2" office:value-type="percentage" office:value="0.0453" calcext:value-type="percentage">
            <text:p>4,53%</text:p>
          </table:table-cell>
          <table:table-cell office:value-type="percentage" office:value="0.0569" calcext:value-type="percentage">
            <text:p>5,69%</text:p>
          </table:table-cell>
          <table:table-cell office:value-type="percentage" office:value="0.3552" calcext:value-type="percentage">
            <text:p>35,52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2875" calcext:value-type="percentage">
            <text:p>28,7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9</text:p>
          </table:table-cell>
          <table:table-cell office:value-type="percentage" office:value="0.1482" calcext:value-type="percentage">
            <text:p>14,82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3504" calcext:value-type="percentage">
            <text:p>35,04%</text:p>
          </table:table-cell>
          <table:table-cell office:value-type="percentage" office:value="0.2926" calcext:value-type="percentage">
            <text:p>29,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05_10</text:p>
          </table:table-cell>
          <table:table-cell office:value-type="percentage" office:value="0.1555" calcext:value-type="percentage">
            <text:p>15,55%</text:p>
          </table:table-cell>
          <table:table-cell table:number-columns-repeated="2" office:value-type="percentage" office:value="0.0397" calcext:value-type="percentage">
            <text:p>3,97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2904" calcext:value-type="percentage">
            <text:p>29,04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90:.B99])" office:value-type="percentage" office:value="0.15193" calcext:value-type="percentage">
            <text:p>15,19%</text:p>
          </table:table-cell>
          <table:table-cell table:style-name="ce2" table:formula="of:=AVERAGE([.C90:.C99])" office:value-type="percentage" office:value="0.0444" calcext:value-type="percentage">
            <text:p>4,44%</text:p>
          </table:table-cell>
          <table:table-cell table:style-name="ce2" table:formula="of:=AVERAGE([.D90:.D99])" office:value-type="percentage" office:value="0.04454" calcext:value-type="percentage">
            <text:p>4,45%</text:p>
          </table:table-cell>
          <table:table-cell table:style-name="ce2" table:formula="of:=AVERAGE([.E90:.E99])" office:value-type="percentage" office:value="0.06846" calcext:value-type="percentage">
            <text:p>6,85%</text:p>
          </table:table-cell>
          <table:table-cell table:style-name="ce2" table:formula="of:=AVERAGE([.F90:.F99])" office:value-type="percentage" office:value="0.38444" calcext:value-type="percentage">
            <text:p>38,44%</text:p>
          </table:table-cell>
          <table:table-cell table:style-name="ce2" table:formula="of:=AVERAGE([.G90:.G99])" office:value-type="percentage" office:value="0.33187" calcext:value-type="percentage">
            <text:p>33,19%</text:p>
          </table:table-cell>
          <table:table-cell table:style-name="ce2" table:formula="of:=AVERAGE([.H90:.H99])" office:value-type="percentage" office:value="0.27852" calcext:value-type="percentage">
            <text:p>27,85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PSO</text:p>
          </table:table-cell>
          <table:table-cell table:style-name="ce2" office:value-type="string" calcext:value-type="string">
            <text:p>N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1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1604" calcext:value-type="percentage">
            <text:p>16,04%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4201" calcext:value-type="percentage">
            <text:p>42,01%</text:p>
          </table:table-cell>
          <table:table-cell office:value-type="percentage" office:value="0.311" calcext:value-type="percentage">
            <text:p>31,1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2</text:p>
          </table:table-cell>
          <table:table-cell office:value-type="percentage" office:value="0.1701" calcext:value-type="percentage">
            <text:p>17,01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5659" calcext:value-type="percentage">
            <text:p>56,59%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122" calcext:value-type="percentage">
            <text:p>31,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3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317" calcext:value-type="percentage">
            <text:p>13,17%</text:p>
          </table:table-cell>
          <table:table-cell office:value-type="percentage" office:value="0.5854" calcext:value-type="percentage">
            <text:p>58,54%</text:p>
          </table:table-cell>
          <table:table-cell office:value-type="percentage" office:value="0.4335" calcext:value-type="percentage">
            <text:p>43,35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4</text:p>
          </table:table-cell>
          <table:table-cell office:value-type="percentage" office:value="0.1616" calcext:value-type="percentage">
            <text:p>16,1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152" calcext:value-type="percentage">
            <text:p>11,52%</text:p>
          </table:table-cell>
          <table:table-cell office:value-type="percentage" office:value="0.4811" calcext:value-type="percentage">
            <text:p>48,11%</text:p>
          </table:table-cell>
          <table:table-cell office:value-type="percentage" office:value="0.3837" calcext:value-type="percentage">
            <text:p>38,37%</text:p>
          </table:table-cell>
          <table:table-cell office:value-type="percentage" office:value="0.2652" calcext:value-type="percentage">
            <text:p>26,5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5</text:p>
          </table:table-cell>
          <table:table-cell office:value-type="percentage" office:value="0.1732" calcext:value-type="percentage">
            <text:p>17,32%</text:p>
          </table:table-cell>
          <table:table-cell table:number-columns-repeated="2" office:value-type="percentage" office:value="0.0854" calcext:value-type="percentage">
            <text:p>8,54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2957" calcext:value-type="percentage">
            <text:p>29,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6</text:p>
          </table:table-cell>
          <table:table-cell office:value-type="percentage" office:value="0.189" calcext:value-type="percentage">
            <text:p>18,90%</text:p>
          </table:table-cell>
          <table:table-cell office:value-type="percentage" office:value="0.1061" calcext:value-type="percentage">
            <text:p>10,61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5652" calcext:value-type="percentage">
            <text:p>56,52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3116" calcext:value-type="percentage">
            <text:p>31,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7</text:p>
          </table:table-cell>
          <table:table-cell office:value-type="percentage" office:value="0.2006" calcext:value-type="percentage">
            <text:p>20,06%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713" calcext:value-type="percentage">
            <text:p>17,13%</text:p>
          </table:table-cell>
          <table:table-cell office:value-type="percentage" office:value="0.5396" calcext:value-type="percentage">
            <text:p>53,96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3146" calcext:value-type="percentage">
            <text:p>31,4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8</text:p>
          </table:table-cell>
          <table:table-cell office:value-type="percentage" office:value="0.2207" calcext:value-type="percentage">
            <text:p>22,07%</text:p>
          </table:table-cell>
          <table:table-cell table:number-columns-repeated="2" office:value-type="percentage" office:value="0.1402" calcext:value-type="percentage">
            <text:p>14,02%</text:p>
          </table:table-cell>
          <table:table-cell office:value-type="percentage" office:value="0.1732" calcext:value-type="percentage">
            <text:p>17,32%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4616" calcext:value-type="percentage">
            <text:p>46,16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9</text:p>
          </table:table-cell>
          <table:table-cell office:value-type="percentage" office:value="0.1945" calcext:value-type="percentage">
            <text:p>19,45%</text:p>
          </table:table-cell>
          <table:table-cell table:number-columns-repeated="2" office:value-type="percentage" office:value="0.1159" calcext:value-type="percentage">
            <text:p>11,59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5299" calcext:value-type="percentage">
            <text:p>52,99%</text:p>
          </table:table-cell>
          <table:table-cell office:value-type="percentage" office:value="0.4622" calcext:value-type="percentage">
            <text:p>46,22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ct2010_10</text:p>
          </table:table-cell>
          <table:table-cell office:value-type="percentage" office:value="0.1726" calcext:value-type="percentage">
            <text:p>17,26%</text:p>
          </table:table-cell>
          <table:table-cell office:value-type="string" calcext:value-type="string">
            <text:p>x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4195" calcext:value-type="percentage">
            <text:p>41,95%</text:p>
          </table:table-cell>
          <table:table-cell office:value-type="percentage" office:value="0.3024" calcext:value-type="percentage">
            <text:p>30,24%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table:formula="of:=AVERAGE([.B102:.B111])" office:value-type="percentage" office:value="0.18225" calcext:value-type="percentage">
            <text:p>18,23%</text:p>
          </table:table-cell>
          <table:table-cell table:style-name="ce2" table:formula="of:=AVERAGE([.C102:.C111])" office:value-type="percentage" office:value="0.105288888888889" calcext:value-type="percentage">
            <text:p>10,53%</text:p>
          </table:table-cell>
          <table:table-cell table:style-name="ce2" table:formula="of:=AVERAGE([.D102:.D111])" office:value-type="percentage" office:value="0.09972" calcext:value-type="percentage">
            <text:p>9,97%</text:p>
          </table:table-cell>
          <table:table-cell table:style-name="ce2" table:formula="of:=AVERAGE([.E102:.E111])" office:value-type="percentage" office:value="0.14464" calcext:value-type="percentage">
            <text:p>14,46%</text:p>
          </table:table-cell>
          <table:table-cell table:style-name="ce2" table:formula="of:=AVERAGE([.F102:.F111])" office:value-type="percentage" office:value="0.5289" calcext:value-type="percentage">
            <text:p>52,89%</text:p>
          </table:table-cell>
          <table:table-cell table:style-name="ce2" table:formula="of:=AVERAGE([.G102:.G111])" office:value-type="percentage" office:value="0.44769" calcext:value-type="percentage">
            <text:p>44,77%</text:p>
          </table:table-cell>
          <table:table-cell table:style-name="ce2" table:formula="of:=AVERAGE([.H102:.H111])" office:value-type="percentage" office:value="0.29809" calcext:value-type="percentage">
            <text:p>29,81%</text:p>
          </table:table-cell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>
          <table:table-cell/>
          <table:table-cell table:style-name="ce2" table:number-columns-repeated="7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2" table:number-columns-repeated="8"/>
          <table:table-cell table:number-columns-repeated="9"/>
        </table:table-row>
        <table:table-row table:style-name="ro1" table:number-rows-repeated="104842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fc" table:style-name="ta1"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70_1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percentage" office:value="0.3432" calcext:value-type="percentage">
            <text:p>34,32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019" calcext:value-type="percentage">
            <text:p>20,19%</text:p>
          </table:table-cell>
          <table:table-cell/>
          <table:table-cell office:value-type="percentage" office:value="0.2086" calcext:value-type="percentage">
            <text:p>20,86%</text:p>
          </table:table-cell>
          <table:table-cell/>
        </table:table-row>
        <table:table-row table:style-name="ro1">
          <table:table-cell office:value-type="string" calcext:value-type="string">
            <text:p>gct1970_2</text:p>
          </table:table-cell>
          <table:table-cell office:value-type="percentage" office:value="0.5023" calcext:value-type="percentage">
            <text:p>50,23%</text:p>
          </table:table-cell>
          <table:table-cell/>
          <table:table-cell office:value-type="percentage" office:value="0.2568" calcext:value-type="percentage">
            <text:p>25,68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4242" calcext:value-type="percentage">
            <text:p>42,42%</text:p>
          </table:table-cell>
          <table:table-cell/>
          <table:table-cell office:value-type="percentage" office:value="0.3933" calcext:value-type="percentage">
            <text:p>39,33%</text:p>
          </table:table-cell>
          <table:table-cell/>
        </table:table-row>
        <table:table-row table:style-name="ro1">
          <table:table-cell office:value-type="string" calcext:value-type="string">
            <text:p>gct1970_3</text:p>
          </table:table-cell>
          <table:table-cell office:value-type="percentage" office:value="0.3604" calcext:value-type="percentage">
            <text:p>36,04%</text:p>
          </table:table-cell>
          <table:table-cell/>
          <table:table-cell office:value-type="percentage" office:value="0.1865" calcext:value-type="percentage">
            <text:p>18,65%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2746" calcext:value-type="percentage">
            <text:p>27,46%</text:p>
          </table:table-cell>
          <table:table-cell/>
          <table:table-cell office:value-type="percentage" office:value="0.2529" calcext:value-type="percentage">
            <text:p>25,29%</text:p>
          </table:table-cell>
          <table:table-cell/>
        </table:table-row>
        <table:table-row table:style-name="ro1">
          <table:table-cell office:value-type="string" calcext:value-type="string">
            <text:p>gct1970_4</text:p>
          </table:table-cell>
          <table:table-cell office:value-type="percentage" office:value="0.197" calcext:value-type="percentage">
            <text:p>19,70%</text:p>
          </table:table-cell>
          <table:table-cell/>
          <table:table-cell office:value-type="percentage" office:value="0.2973" calcext:value-type="percentage">
            <text:p>29,73%</text:p>
          </table:table-cell>
          <table:table-cell office:value-type="percentage" office:value="0.1918" calcext:value-type="percentage">
            <text:p>19,18%</text:p>
          </table:table-cell>
          <table:table-cell office:value-type="percentage" office:value="0.2486" calcext:value-type="percentage">
            <text:p>24,86%</text:p>
          </table:table-cell>
          <table:table-cell/>
          <table:table-cell office:value-type="percentage" office:value="0.1583" calcext:value-type="percentage">
            <text:p>15,83%</text:p>
          </table:table-cell>
          <table:table-cell/>
        </table:table-row>
        <table:table-row table:style-name="ro1">
          <table:table-cell office:value-type="string" calcext:value-type="string">
            <text:p>gct1970_5</text:p>
          </table:table-cell>
          <table:table-cell office:value-type="percentage" office:value="0.2337" calcext:value-type="percentage">
            <text:p>23,37%</text:p>
          </table:table-cell>
          <table:table-cell/>
          <table:table-cell office:value-type="percentage" office:value="0.2973" calcext:value-type="percentage">
            <text:p>29,73%</text:p>
          </table:table-cell>
          <table:table-cell office:value-type="percentage" office:value="0.254" calcext:value-type="percentage">
            <text:p>25,40%</text:p>
          </table:table-cell>
          <table:table-cell office:value-type="percentage" office:value="0.2887" calcext:value-type="percentage">
            <text:p>28,87%</text:p>
          </table:table-cell>
          <table:table-cell/>
          <table:table-cell office:value-type="percentage" office:value="0.2615" calcext:value-type="percentage">
            <text:p>26,15%</text:p>
          </table:table-cell>
          <table:table-cell/>
        </table:table-row>
        <table:table-row table:style-name="ro1">
          <table:table-cell office:value-type="string" calcext:value-type="string">
            <text:p>gct1970_6</text:p>
          </table:table-cell>
          <table:table-cell office:value-type="percentage" office:value="0.4921" calcext:value-type="percentage">
            <text:p>49,21%</text:p>
          </table:table-cell>
          <table:table-cell/>
          <table:table-cell office:value-type="percentage" office:value="0.2459" calcext:value-type="percentage">
            <text:p>24,59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4652" calcext:value-type="percentage">
            <text:p>46,52%</text:p>
          </table:table-cell>
          <table:table-cell/>
          <table:table-cell office:value-type="percentage" office:value="0.3396" calcext:value-type="percentage">
            <text:p>33,96%</text:p>
          </table:table-cell>
          <table:table-cell/>
        </table:table-row>
        <table:table-row table:style-name="ro1">
          <table:table-cell office:value-type="string" calcext:value-type="string">
            <text:p>gct1970_7</text:p>
          </table:table-cell>
          <table:table-cell office:value-type="percentage" office:value="0.3998" calcext:value-type="percentage">
            <text:p>39,98%</text:p>
          </table:table-cell>
          <table:table-cell/>
          <table:table-cell office:value-type="percentage" office:value="0.2432" calcext:value-type="percentage">
            <text:p>24,32%</text:p>
          </table:table-cell>
          <table:table-cell office:value-type="percentage" office:value="0.3902" calcext:value-type="percentage">
            <text:p>39,02%</text:p>
          </table:table-cell>
          <table:table-cell office:value-type="percentage" office:value="0.2661" calcext:value-type="percentage">
            <text:p>26,61%</text:p>
          </table:table-cell>
          <table:table-cell/>
          <table:table-cell office:value-type="percentage" office:value="0.3405" calcext:value-type="percentage">
            <text:p>34,05%</text:p>
          </table:table-cell>
          <table:table-cell/>
        </table:table-row>
        <table:table-row table:style-name="ro1">
          <table:table-cell office:value-type="string" calcext:value-type="string">
            <text:p>gct1970_8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percentage" office:value="0.2297" calcext:value-type="percentage">
            <text:p>22,97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319" calcext:value-type="percentage">
            <text:p>31,90%</text:p>
          </table:table-cell>
          <table:table-cell/>
          <table:table-cell office:value-type="percentage" office:value="0.2073" calcext:value-type="percentage">
            <text:p>20,73%</text:p>
          </table:table-cell>
          <table:table-cell/>
        </table:table-row>
        <table:table-row table:style-name="ro1">
          <table:table-cell office:value-type="string" calcext:value-type="string">
            <text:p>gct1970_9</text:p>
          </table:table-cell>
          <table:table-cell office:value-type="percentage" office:value="0.3978" calcext:value-type="percentage">
            <text:p>39,78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3379" calcext:value-type="percentage">
            <text:p>33,79%</text:p>
          </table:table-cell>
          <table:table-cell office:value-type="percentage" office:value="0.3421" calcext:value-type="percentage">
            <text:p>34,21%</text:p>
          </table:table-cell>
          <table:table-cell/>
          <table:table-cell office:value-type="percentage" office:value="0.1932" calcext:value-type="percentage">
            <text:p>19,32%</text:p>
          </table:table-cell>
          <table:table-cell/>
        </table:table-row>
        <table:table-row table:style-name="ro1">
          <table:table-cell office:value-type="string" calcext:value-type="string">
            <text:p>gct1970_10</text:p>
          </table:table-cell>
          <table:table-cell office:value-type="percentage" office:value="0.6487" calcext:value-type="percentage">
            <text:p>64,87%</text:p>
          </table:table-cell>
          <table:table-cell/>
          <table:table-cell office:value-type="percentage" office:value="0.4054" calcext:value-type="percentage">
            <text:p>40,54%</text:p>
          </table:table-cell>
          <table:table-cell office:value-type="percentage" office:value="0.6399" calcext:value-type="percentage">
            <text:p>63,99%</text:p>
          </table:table-cell>
          <table:table-cell office:value-type="percentage" office:value="0.6151" calcext:value-type="percentage">
            <text:p>61,51%</text:p>
          </table:table-cell>
          <table:table-cell/>
          <table:table-cell office:value-type="percentage" office:value="0.5912" calcext:value-type="percentage">
            <text:p>59,12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2:.B11])" office:value-type="percentage" office:value="0.39155" calcext:value-type="percentage">
            <text:p>39,16%</text:p>
          </table:table-cell>
          <table:table-cell table:style-name="ce2" table:formula="of:=AVERAGE([.C2:.C11])" office:value-type="string" office:string-value="" calcext:value-type="error">
            <text:p>#DIV/0!</text:p>
          </table:table-cell>
          <table:table-cell table:style-name="ce2" table:formula="of:=AVERAGE([.D2:.D11])" office:value-type="percentage" office:value="0.27053" calcext:value-type="percentage">
            <text:p>27,05%</text:p>
          </table:table-cell>
          <table:table-cell table:style-name="ce2" table:formula="of:=AVERAGE([.E2:.E11])" office:value-type="percentage" office:value="0.36518" calcext:value-type="percentage">
            <text:p>36,52%</text:p>
          </table:table-cell>
          <table:table-cell table:style-name="ce2" table:formula="of:=AVERAGE([.F2:.F11])" office:value-type="percentage" office:value="0.34455" calcext:value-type="percentage">
            <text:p>34,46%</text:p>
          </table:table-cell>
          <table:table-cell table:style-name="ce2" table:formula="of:=AVERAGE([.G2:.G11])" office:value-type="string" office:string-value="" calcext:value-type="error">
            <text:p>#DIV/0!</text:p>
          </table:table-cell>
          <table:table-cell table:style-name="ce2" table:formula="of:=AVERAGE([.H2:.H11])" office:value-type="percentage" office:value="0.29464" calcext:value-type="percentage">
            <text:p>29,46%</text:p>
          </table:table-cell>
          <table:table-cell table:style-name="ce2" table:formula="of:=AVERAGE([.I2:.I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75_1</text:p>
          </table:table-cell>
          <table:table-cell office:value-type="percentage" office:value="0.6254" calcext:value-type="percentage">
            <text:p>62,54%</text:p>
          </table:table-cell>
          <table:table-cell/>
          <table:table-cell office:value-type="percentage" office:value="0.2128" calcext:value-type="percentage">
            <text:p>21,28%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3126" calcext:value-type="percentage">
            <text:p>31,26%</text:p>
          </table:table-cell>
          <table:table-cell/>
          <table:table-cell office:value-type="percentage" office:value="0.175" calcext:value-type="percentage">
            <text:p>17,50%</text:p>
          </table:table-cell>
          <table:table-cell/>
        </table:table-row>
        <table:table-row table:style-name="ro1">
          <table:table-cell office:value-type="string" calcext:value-type="string">
            <text:p>gct1975_2</text:p>
          </table:table-cell>
          <table:table-cell office:value-type="percentage" office:value="0.2905" calcext:value-type="percentage">
            <text:p>29,05%</text:p>
          </table:table-cell>
          <table:table-cell/>
          <table:table-cell office:value-type="percentage" office:value="0.1745" calcext:value-type="percentage">
            <text:p>17,45%</text:p>
          </table:table-cell>
          <table:table-cell office:value-type="percentage" office:value="0.2184" calcext:value-type="percentage">
            <text:p>21,84%</text:p>
          </table:table-cell>
          <table:table-cell office:value-type="percentage" office:value="0.4616" calcext:value-type="percentage">
            <text:p>46,16%</text:p>
          </table:table-cell>
          <table:table-cell/>
          <table:table-cell office:value-type="percentage" office:value="0.2066" calcext:value-type="percentage">
            <text:p>20,66%</text:p>
          </table:table-cell>
          <table:table-cell/>
        </table:table-row>
        <table:table-row table:style-name="ro1">
          <table:table-cell office:value-type="string" calcext:value-type="string">
            <text:p>gct1975_3</text:p>
          </table:table-cell>
          <table:table-cell office:value-type="percentage" office:value="0.2872" calcext:value-type="percentage">
            <text:p>28,72%</text:p>
          </table:table-cell>
          <table:table-cell/>
          <table:table-cell office:value-type="percentage" office:value="0.3723" calcext:value-type="percentage">
            <text:p>37,23%</text:p>
          </table:table-cell>
          <table:table-cell office:value-type="percentage" office:value="0.4146" calcext:value-type="percentage">
            <text:p>41,46%</text:p>
          </table:table-cell>
          <table:table-cell office:value-type="percentage" office:value="0.2611" calcext:value-type="percentage">
            <text:p>26,11%</text:p>
          </table:table-cell>
          <table:table-cell/>
          <table:table-cell office:value-type="percentage" office:value="0.2928" calcext:value-type="percentage">
            <text:p>29,28%</text:p>
          </table:table-cell>
          <table:table-cell/>
        </table:table-row>
        <table:table-row table:style-name="ro1">
          <table:table-cell office:value-type="string" calcext:value-type="string">
            <text:p>gct1975_4</text:p>
          </table:table-cell>
          <table:table-cell office:value-type="percentage" office:value="0.5552" calcext:value-type="percentage">
            <text:p>55,52%</text:p>
          </table:table-cell>
          <table:table-cell/>
          <table:table-cell office:value-type="percentage" office:value="0.3617" calcext:value-type="percentage">
            <text:p>36,17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3675" calcext:value-type="percentage">
            <text:p>36,75%</text:p>
          </table:table-cell>
          <table:table-cell/>
          <table:table-cell office:value-type="percentage" office:value="0.3817" calcext:value-type="percentage">
            <text:p>38,17%</text:p>
          </table:table-cell>
          <table:table-cell/>
        </table:table-row>
        <table:table-row table:style-name="ro1">
          <table:table-cell office:value-type="string" calcext:value-type="string">
            <text:p>gct1975_5</text:p>
          </table:table-cell>
          <table:table-cell office:value-type="percentage" office:value="0.4933" calcext:value-type="percentage">
            <text:p>49,33%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3765" calcext:value-type="percentage">
            <text:p>37,65%</text:p>
          </table:table-cell>
          <table:table-cell/>
          <table:table-cell office:value-type="percentage" office:value="0.3817" calcext:value-type="percentage">
            <text:p>38,17%</text:p>
          </table:table-cell>
          <table:table-cell/>
        </table:table-row>
        <table:table-row table:style-name="ro1">
          <table:table-cell office:value-type="string" calcext:value-type="string">
            <text:p>gct1975_6</text:p>
          </table:table-cell>
          <table:table-cell office:value-type="percentage" office:value="0.243" calcext:value-type="percentage">
            <text:p>24,30%</text:p>
          </table:table-cell>
          <table:table-cell/>
          <table:table-cell office:value-type="percentage" office:value="0.234" calcext:value-type="percentage">
            <text:p>23,40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3351" calcext:value-type="percentage">
            <text:p>33,51%</text:p>
          </table:table-cell>
          <table:table-cell/>
          <table:table-cell office:value-type="percentage" office:value="0.2737" calcext:value-type="percentage">
            <text:p>27,37%</text:p>
          </table:table-cell>
          <table:table-cell/>
        </table:table-row>
        <table:table-row table:style-name="ro1">
          <table:table-cell office:value-type="string" calcext:value-type="string">
            <text:p>gct1975_7</text:p>
          </table:table-cell>
          <table:table-cell office:value-type="percentage" office:value="0.3624" calcext:value-type="percentage">
            <text:p>36,24%</text:p>
          </table:table-cell>
          <table:table-cell/>
          <table:table-cell office:value-type="percentage" office:value="0.2957" calcext:value-type="percentage">
            <text:p>29,57%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2675" calcext:value-type="percentage">
            <text:p>26,75%</text:p>
          </table:table-cell>
          <table:table-cell/>
          <table:table-cell office:value-type="percentage" office:value="0.2587" calcext:value-type="percentage">
            <text:p>25,87%</text:p>
          </table:table-cell>
          <table:table-cell/>
        </table:table-row>
        <table:table-row table:style-name="ro1">
          <table:table-cell office:value-type="string" calcext:value-type="string">
            <text:p>gct1975_8</text:p>
          </table:table-cell>
          <table:table-cell office:value-type="percentage" office:value="0.376" calcext:value-type="percentage">
            <text:p>37,60%</text:p>
          </table:table-cell>
          <table:table-cell/>
          <table:table-cell office:value-type="percentage" office:value="0.4064" calcext:value-type="percentage">
            <text:p>40,64%</text:p>
          </table:table-cell>
          <table:table-cell office:value-type="percentage" office:value="0.4274" calcext:value-type="percentage">
            <text:p>42,74%</text:p>
          </table:table-cell>
          <table:table-cell office:value-type="percentage" office:value="0.1726" calcext:value-type="percentage">
            <text:p>17,26%</text:p>
          </table:table-cell>
          <table:table-cell/>
          <table:table-cell office:value-type="percentage" office:value="0.2648" calcext:value-type="percentage">
            <text:p>26,48%</text:p>
          </table:table-cell>
          <table:table-cell/>
        </table:table-row>
        <table:table-row table:style-name="ro1">
          <table:table-cell office:value-type="string" calcext:value-type="string">
            <text:p>gct1975_9</text:p>
          </table:table-cell>
          <table:table-cell office:value-type="percentage" office:value="0.6336" calcext:value-type="percentage">
            <text:p>63,36%</text:p>
          </table:table-cell>
          <table:table-cell/>
          <table:table-cell office:value-type="percentage" office:value="0.4383" calcext:value-type="percentage">
            <text:p>43,83%</text:p>
          </table:table-cell>
          <table:table-cell office:value-type="percentage" office:value="0.6055" calcext:value-type="percentage">
            <text:p>60,55%</text:p>
          </table:table-cell>
          <table:table-cell office:value-type="percentage" office:value="0.3017" calcext:value-type="percentage">
            <text:p>30,17%</text:p>
          </table:table-cell>
          <table:table-cell/>
          <table:table-cell office:value-type="percentage" office:value="0.4036" calcext:value-type="percentage">
            <text:p>40,36%</text:p>
          </table:table-cell>
          <table:table-cell/>
        </table:table-row>
        <table:table-row table:style-name="ro1">
          <table:table-cell office:value-type="string" calcext:value-type="string">
            <text:p>gct1975_10</text:p>
          </table:table-cell>
          <table:table-cell office:value-type="percentage" office:value="0.4708" calcext:value-type="percentage">
            <text:p>47,08%</text:p>
          </table:table-cell>
          <table:table-cell/>
          <table:table-cell office:value-type="percentage" office:value="0.4532" calcext:value-type="percentage">
            <text:p>45,32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011" calcext:value-type="percentage">
            <text:p>30,11%</text:p>
          </table:table-cell>
          <table:table-cell/>
          <table:table-cell office:value-type="percentage" office:value="0.449" calcext:value-type="percentage">
            <text:p>44,90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15:.B24])" office:value-type="percentage" office:value="0.43374" calcext:value-type="percentage">
            <text:p>43,37%</text:p>
          </table:table-cell>
          <table:table-cell table:style-name="ce2" table:formula="of:=AVERAGE([.C15:.C24])" office:value-type="string" office:string-value="" calcext:value-type="error">
            <text:p>#DIV/0!</text:p>
          </table:table-cell>
          <table:table-cell table:style-name="ce2" table:formula="of:=AVERAGE([.D15:.D24])" office:value-type="percentage" office:value="0.32489" calcext:value-type="percentage">
            <text:p>32,49%</text:p>
          </table:table-cell>
          <table:table-cell table:style-name="ce2" table:formula="of:=AVERAGE([.E15:.E24])" office:value-type="percentage" office:value="0.39153" calcext:value-type="percentage">
            <text:p>39,15%</text:p>
          </table:table-cell>
          <table:table-cell table:style-name="ce2" table:formula="of:=AVERAGE([.F15:.F24])" office:value-type="percentage" office:value="0.31573" calcext:value-type="percentage">
            <text:p>31,57%</text:p>
          </table:table-cell>
          <table:table-cell table:style-name="ce2" table:formula="of:=AVERAGE([.G15:.G24])" office:value-type="string" office:string-value="" calcext:value-type="error">
            <text:p>#DIV/0!</text:p>
          </table:table-cell>
          <table:table-cell table:style-name="ce2" table:formula="of:=AVERAGE([.H15:.H24])" office:value-type="percentage" office:value="0.30876" calcext:value-type="percentage">
            <text:p>30,88%</text:p>
          </table:table-cell>
          <table:table-cell table:style-name="ce2" table:formula="of:=AVERAGE([.I15:.I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BFGS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80_1</text:p>
          </table:table-cell>
          <table:table-cell office:value-type="percentage" office:value="0.5322" calcext:value-type="percentage">
            <text:p>53,22%</text:p>
          </table:table-cell>
          <table:table-cell/>
          <table:table-cell office:value-type="percentage" office:value="0.1066" calcext:value-type="percentage">
            <text:p>10,66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4573" calcext:value-type="percentage">
            <text:p>45,73%</text:p>
          </table:table-cell>
          <table:table-cell/>
          <table:table-cell office:value-type="percentage" office:value="0.4123" calcext:value-type="percentage">
            <text:p>41,23%</text:p>
          </table:table-cell>
          <table:table-cell/>
        </table:table-row>
        <table:table-row table:style-name="ro1">
          <table:table-cell office:value-type="string" calcext:value-type="string">
            <text:p>gct1980_2</text:p>
          </table:table-cell>
          <table:table-cell office:value-type="percentage" office:value="0.4828" calcext:value-type="percentage">
            <text:p>48,28%</text:p>
          </table:table-cell>
          <table:table-cell/>
          <table:table-cell office:value-type="percentage" office:value="0.2105" calcext:value-type="percentage">
            <text:p>21,05%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2632" calcext:value-type="percentage">
            <text:p>26,32%</text:p>
          </table:table-cell>
          <table:table-cell/>
          <table:table-cell office:value-type="percentage" office:value="0.2934" calcext:value-type="percentage">
            <text:p>29,34%</text:p>
          </table:table-cell>
          <table:table-cell/>
        </table:table-row>
        <table:table-row table:style-name="ro1">
          <table:table-cell office:value-type="string" calcext:value-type="string">
            <text:p>gct1980_3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percentage" office:value="0.25" calcext:value-type="percentage">
            <text:p>25,00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4974" calcext:value-type="percentage">
            <text:p>49,74%</text:p>
          </table:table-cell>
          <table:table-cell/>
          <table:table-cell office:value-type="percentage" office:value="0.4093" calcext:value-type="percentage">
            <text:p>40,93%</text:p>
          </table:table-cell>
          <table:table-cell/>
        </table:table-row>
        <table:table-row table:style-name="ro1">
          <table:table-cell office:value-type="string" calcext:value-type="string">
            <text:p>gct1980_4</text:p>
          </table:table-cell>
          <table:table-cell office:value-type="percentage" office:value="0.3732" calcext:value-type="percentage">
            <text:p>37,32%</text:p>
          </table:table-cell>
          <table:table-cell/>
          <table:table-cell office:value-type="percentage" office:value="0.1711" calcext:value-type="percentage">
            <text:p>17,11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4985" calcext:value-type="percentage">
            <text:p>49,85%</text:p>
          </table:table-cell>
          <table:table-cell/>
          <table:table-cell office:value-type="percentage" office:value="0.2823" calcext:value-type="percentage">
            <text:p>28,23%</text:p>
          </table:table-cell>
          <table:table-cell/>
        </table:table-row>
        <table:table-row table:style-name="ro1">
          <table:table-cell office:value-type="string" calcext:value-type="string">
            <text:p>gct1980_5</text:p>
          </table:table-cell>
          <table:table-cell office:value-type="percentage" office:value="0.3263" calcext:value-type="percentage">
            <text:p>32,63%</text:p>
          </table:table-cell>
          <table:table-cell/>
          <table:table-cell office:value-type="percentage" office:value="0.2895" calcext:value-type="percentage">
            <text:p>28,95%</text:p>
          </table:table-cell>
          <table:table-cell office:value-type="percentage" office:value="0.2884" calcext:value-type="percentage">
            <text:p>28,84%</text:p>
          </table:table-cell>
          <table:table-cell office:value-type="percentage" office:value="0.2615" calcext:value-type="percentage">
            <text:p>26,15%</text:p>
          </table:table-cell>
          <table:table-cell/>
          <table:table-cell office:value-type="percentage" office:value="0.2907" calcext:value-type="percentage">
            <text:p>29,07%</text:p>
          </table:table-cell>
          <table:table-cell/>
        </table:table-row>
        <table:table-row table:style-name="ro1">
          <table:table-cell office:value-type="string" calcext:value-type="string">
            <text:p>gct1980_6</text:p>
          </table:table-cell>
          <table:table-cell office:value-type="percentage" office:value="0.5122" calcext:value-type="percentage">
            <text:p>51,22%</text:p>
          </table:table-cell>
          <table:table-cell/>
          <table:table-cell office:value-type="percentage" office:value="0.1961" calcext:value-type="percentage">
            <text:p>19,6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4668" calcext:value-type="percentage">
            <text:p>46,68%</text:p>
          </table:table-cell>
          <table:table-cell/>
          <table:table-cell office:value-type="percentage" office:value="0.3768" calcext:value-type="percentage">
            <text:p>37,68%</text:p>
          </table:table-cell>
          <table:table-cell/>
        </table:table-row>
        <table:table-row table:style-name="ro1">
          <table:table-cell office:value-type="string" calcext:value-type="string">
            <text:p>gct1980_7</text:p>
          </table:table-cell>
          <table:table-cell office:value-type="percentage" office:value="0.4697" calcext:value-type="percentage">
            <text:p>46,97%</text:p>
          </table:table-cell>
          <table:table-cell/>
          <table:table-cell office:value-type="percentage" office:value="0.3355" calcext:value-type="percentage">
            <text:p>33,55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5635" calcext:value-type="percentage">
            <text:p>56,35%</text:p>
          </table:table-cell>
          <table:table-cell/>
          <table:table-cell office:value-type="percentage" office:value="0.2889" calcext:value-type="percentage">
            <text:p>28,89%</text:p>
          </table:table-cell>
          <table:table-cell/>
        </table:table-row>
        <table:table-row table:style-name="ro1">
          <table:table-cell office:value-type="string" calcext:value-type="string">
            <text:p>gct1980_8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percentage" office:value="0.1974" calcext:value-type="percentage">
            <text:p>19,74%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2393" calcext:value-type="percentage">
            <text:p>23,93%</text:p>
          </table:table-cell>
          <table:table-cell/>
          <table:table-cell office:value-type="percentage" office:value="0.2137" calcext:value-type="percentage">
            <text:p>21,37%</text:p>
          </table:table-cell>
          <table:table-cell/>
        </table:table-row>
        <table:table-row table:style-name="ro1">
          <table:table-cell office:value-type="string" calcext:value-type="string">
            <text:p>gct1980_9</text:p>
          </table:table-cell>
          <table:table-cell office:value-type="percentage" office:value="0.53" calcext:value-type="percentage">
            <text:p>53,00%</text:p>
          </table:table-cell>
          <table:table-cell/>
          <table:table-cell office:value-type="percentage" office:value="0.2908" calcext:value-type="percentage">
            <text:p>29,08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2615" calcext:value-type="percentage">
            <text:p>26,15%</text:p>
          </table:table-cell>
          <table:table-cell/>
          <table:table-cell office:value-type="percentage" office:value="0.3249" calcext:value-type="percentage">
            <text:p>32,49%</text:p>
          </table:table-cell>
          <table:table-cell/>
        </table:table-row>
        <table:table-row table:style-name="ro1">
          <table:table-cell office:value-type="string" calcext:value-type="string">
            <text:p>gct1980_10</text:p>
          </table:table-cell>
          <table:table-cell office:value-type="percentage" office:value="0.4461" calcext:value-type="percentage">
            <text:p>44,61%</text:p>
          </table:table-cell>
          <table:table-cell/>
          <table:table-cell office:value-type="percentage" office:value="0.2263" calcext:value-type="percentage">
            <text:p>22,63%</text:p>
          </table:table-cell>
          <table:table-cell office:value-type="percentage" office:value="0.4336" calcext:value-type="percentage">
            <text:p>43,36%</text:p>
          </table:table-cell>
          <table:table-cell office:value-type="percentage" office:value="0.5155" calcext:value-type="percentage">
            <text:p>51,55%</text:p>
          </table:table-cell>
          <table:table-cell/>
          <table:table-cell office:value-type="percentage" office:value="0.2115" calcext:value-type="percentage">
            <text:p>21,15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28:.B37])" office:value-type="percentage" office:value="0.42291" calcext:value-type="percentage">
            <text:p>42,29%</text:p>
          </table:table-cell>
          <table:table-cell table:style-name="ce2" table:formula="of:=AVERAGE([.C28:.C37])" office:value-type="string" office:string-value="" calcext:value-type="error">
            <text:p>#DIV/0!</text:p>
          </table:table-cell>
          <table:table-cell table:style-name="ce2" table:formula="of:=AVERAGE([.D28:.D37])" office:value-type="percentage" office:value="0.22738" calcext:value-type="percentage">
            <text:p>22,74%</text:p>
          </table:table-cell>
          <table:table-cell table:style-name="ce2" table:formula="of:=AVERAGE([.E28:.E37])" office:value-type="percentage" office:value="0.27692" calcext:value-type="percentage">
            <text:p>27,69%</text:p>
          </table:table-cell>
          <table:table-cell table:style-name="ce2" table:formula="of:=AVERAGE([.F28:.F37])" office:value-type="percentage" office:value="0.40245" calcext:value-type="percentage">
            <text:p>40,25%</text:p>
          </table:table-cell>
          <table:table-cell table:style-name="ce2" table:formula="of:=AVERAGE([.G28:.G37])" office:value-type="string" office:string-value="" calcext:value-type="error">
            <text:p>#DIV/0!</text:p>
          </table:table-cell>
          <table:table-cell table:style-name="ce2" table:formula="of:=AVERAGE([.H28:.H37])" office:value-type="percentage" office:value="0.31038" calcext:value-type="percentage">
            <text:p>31,04%</text:p>
          </table:table-cell>
          <table:table-cell table:style-name="ce2" table:formula="of:=AVERAGE([.I28:.I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85_1</text:p>
          </table:table-cell>
          <table:table-cell office:value-type="percentage" office:value="0.1492" calcext:value-type="percentage">
            <text:p>14,92%</text:p>
          </table:table-cell>
          <table:table-cell/>
          <table:table-cell office:value-type="percentage" office:value="0.3397" calcext:value-type="percentage">
            <text:p>33,97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1721" calcext:value-type="percentage">
            <text:p>17,21%</text:p>
          </table:table-cell>
          <table:table-cell/>
          <table:table-cell office:value-type="percentage" office:value="0.264" calcext:value-type="percentage">
            <text:p>26,40%</text:p>
          </table:table-cell>
          <table:table-cell/>
        </table:table-row>
        <table:table-row table:style-name="ro1">
          <table:table-cell office:value-type="string" calcext:value-type="string">
            <text:p>gct1985_2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1443" calcext:value-type="percentage">
            <text:p>14,43%</text:p>
          </table:table-cell>
          <table:table-cell/>
          <table:table-cell office:value-type="percentage" office:value="0.153" calcext:value-type="percentage">
            <text:p>15,30%</text:p>
          </table:table-cell>
          <table:table-cell/>
        </table:table-row>
        <table:table-row table:style-name="ro1">
          <table:table-cell office:value-type="string" calcext:value-type="string">
            <text:p>gct1985_3</text:p>
          </table:table-cell>
          <table:table-cell office:value-type="percentage" office:value="0.2108" calcext:value-type="percentage">
            <text:p>21,08%</text:p>
          </table:table-cell>
          <table:table-cell/>
          <table:table-cell table:number-columns-repeated="2" office:value-type="percentage" office:value="0.1496" calcext:value-type="percentage">
            <text:p>14,96%</text:p>
          </table:table-cell>
          <table:table-cell office:value-type="percentage" office:value="0.1313" calcext:value-type="percentage">
            <text:p>13,13%</text:p>
          </table:table-cell>
          <table:table-cell/>
          <table:table-cell office:value-type="percentage" office:value="0.1421" calcext:value-type="percentage">
            <text:p>14,21%</text:p>
          </table:table-cell>
          <table:table-cell/>
        </table:table-row>
        <table:table-row table:style-name="ro1">
          <table:table-cell office:value-type="string" calcext:value-type="string">
            <text:p>gct1985_4</text:p>
          </table:table-cell>
          <table:table-cell office:value-type="percentage" office:value="0.1825" calcext:value-type="percentage">
            <text:p>18,25%</text:p>
          </table:table-cell>
          <table:table-cell/>
          <table:table-cell office:value-type="percentage" office:value="0.1429" calcext:value-type="percentage">
            <text:p>14,29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1346" calcext:value-type="percentage">
            <text:p>13,46%</text:p>
          </table:table-cell>
          <table:table-cell/>
          <table:table-cell office:value-type="percentage" office:value="0.1428" calcext:value-type="percentage">
            <text:p>14,28%</text:p>
          </table:table-cell>
          <table:table-cell/>
        </table:table-row>
        <table:table-row table:style-name="ro1">
          <table:table-cell office:value-type="string" calcext:value-type="string">
            <text:p>gct1985_5</text:p>
          </table:table-cell>
          <table:table-cell office:value-type="percentage" office:value="0.2787" calcext:value-type="percentage">
            <text:p>27,87%</text:p>
          </table:table-cell>
          <table:table-cell/>
          <table:table-cell office:value-type="percentage" office:value="0.2857" calcext:value-type="percentage">
            <text:p>28,57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3148" calcext:value-type="percentage">
            <text:p>31,48%</text:p>
          </table:table-cell>
          <table:table-cell/>
          <table:table-cell office:value-type="percentage" office:value="0.2748" calcext:value-type="percentage">
            <text:p>27,48%</text:p>
          </table:table-cell>
          <table:table-cell/>
        </table:table-row>
        <table:table-row table:style-name="ro1">
          <table:table-cell office:value-type="string" calcext:value-type="string">
            <text:p>gct1985_6</text:p>
          </table:table-cell>
          <table:table-cell office:value-type="percentage" office:value="0.1587" calcext:value-type="percentage">
            <text:p>15,87%</text:p>
          </table:table-cell>
          <table:table-cell/>
          <table:table-cell office:value-type="percentage" office:value="0.1587" calcext:value-type="percentage">
            <text:p>15,87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2723" calcext:value-type="percentage">
            <text:p>27,23%</text:p>
          </table:table-cell>
          <table:table-cell/>
          <table:table-cell office:value-type="percentage" office:value="0.1477" calcext:value-type="percentage">
            <text:p>14,77%</text:p>
          </table:table-cell>
          <table:table-cell/>
        </table:table-row>
        <table:table-row table:style-name="ro1">
          <table:table-cell office:value-type="string" calcext:value-type="string">
            <text:p>gct1985_7</text:p>
          </table:table-cell>
          <table:table-cell office:value-type="percentage" office:value="0.1619" calcext:value-type="percentage">
            <text:p>16,19%</text:p>
          </table:table-cell>
          <table:table-cell/>
          <table:table-cell office:value-type="percentage" office:value="0.1397" calcext:value-type="percentage">
            <text:p>13,97%</text:p>
          </table:table-cell>
          <table:table-cell office:value-type="percentage" office:value="0.1271" calcext:value-type="percentage">
            <text:p>12,71%</text:p>
          </table:table-cell>
          <table:table-cell office:value-type="percentage" office:value="0.1587" calcext:value-type="percentage">
            <text:p>15,87%</text:p>
          </table:table-cell>
          <table:table-cell/>
          <table:table-cell office:value-type="percentage" office:value="0.1442" calcext:value-type="percentage">
            <text:p>14,42%</text:p>
          </table:table-cell>
          <table:table-cell/>
        </table:table-row>
        <table:table-row table:style-name="ro1">
          <table:table-cell office:value-type="string" calcext:value-type="string">
            <text:p>gct1985_8</text:p>
          </table:table-cell>
          <table:table-cell office:value-type="percentage" office:value="0.1133" calcext:value-type="percentage">
            <text:p>11,33%</text:p>
          </table:table-cell>
          <table:table-cell/>
          <table:table-cell office:value-type="percentage" office:value="0.0952" calcext:value-type="percentage">
            <text:p>9,52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238" calcext:value-type="percentage">
            <text:p>12,38%</text:p>
          </table:table-cell>
          <table:table-cell/>
          <table:table-cell office:value-type="percentage" office:value="0.1097" calcext:value-type="percentage">
            <text:p>10,97%</text:p>
          </table:table-cell>
          <table:table-cell/>
        </table:table-row>
        <table:table-row table:style-name="ro1">
          <table:table-cell office:value-type="string" calcext:value-type="string">
            <text:p>gct1985_9</text:p>
          </table:table-cell>
          <table:table-cell office:value-type="percentage" office:value="0.1662" calcext:value-type="percentage">
            <text:p>16,62%</text:p>
          </table:table-cell>
          <table:table-cell/>
          <table:table-cell office:value-type="percentage" office:value="0.1496" calcext:value-type="percentage">
            <text:p>14,96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1271" calcext:value-type="percentage">
            <text:p>12,71%</text:p>
          </table:table-cell>
          <table:table-cell/>
          <table:table-cell office:value-type="percentage" office:value="0.144" calcext:value-type="percentage">
            <text:p>14,40%</text:p>
          </table:table-cell>
          <table:table-cell/>
        </table:table-row>
        <table:table-row table:style-name="ro1">
          <table:table-cell office:value-type="string" calcext:value-type="string">
            <text:p>gct1985_10</text:p>
          </table:table-cell>
          <table:table-cell office:value-type="percentage" office:value="0.2746" calcext:value-type="percentage">
            <text:p>27,46%</text:p>
          </table:table-cell>
          <table:table-cell/>
          <table:table-cell office:value-type="percentage" office:value="0.2016" calcext:value-type="percentage">
            <text:p>20,16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875" calcext:value-type="percentage">
            <text:p>18,75%</text:p>
          </table:table-cell>
          <table:table-cell/>
          <table:table-cell office:value-type="percentage" office:value="0.1886" calcext:value-type="percentage">
            <text:p>18,86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41:.B50])" office:value-type="percentage" office:value="0.18655" calcext:value-type="percentage">
            <text:p>18,66%</text:p>
          </table:table-cell>
          <table:table-cell table:style-name="ce2" table:formula="of:=AVERAGE([.C41:.C50])" office:value-type="string" office:string-value="" calcext:value-type="error">
            <text:p>#DIV/0!</text:p>
          </table:table-cell>
          <table:table-cell table:style-name="ce2" table:formula="of:=AVERAGE([.D41:.D50])" office:value-type="percentage" office:value="0.1996" calcext:value-type="percentage">
            <text:p>19,96%</text:p>
          </table:table-cell>
          <table:table-cell table:style-name="ce2" table:formula="of:=AVERAGE([.E41:.E50])" office:value-type="percentage" office:value="0.19544" calcext:value-type="percentage">
            <text:p>19,54%</text:p>
          </table:table-cell>
          <table:table-cell table:style-name="ce2" table:formula="of:=AVERAGE([.F41:.F50])" office:value-type="percentage" office:value="0.17665" calcext:value-type="percentage">
            <text:p>17,67%</text:p>
          </table:table-cell>
          <table:table-cell table:style-name="ce2" table:formula="of:=AVERAGE([.G41:.G50])" office:value-type="string" office:string-value="" calcext:value-type="error">
            <text:p>#DIV/0!</text:p>
          </table:table-cell>
          <table:table-cell table:style-name="ce2" table:formula="of:=AVERAGE([.H41:.H50])" office:value-type="percentage" office:value="0.17109" calcext:value-type="percentage">
            <text:p>17,11%</text:p>
          </table:table-cell>
          <table:table-cell table:style-name="ce2" table:formula="of:=AVERAGE([.I41:.I5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90_1</text:p>
          </table:table-cell>
          <table:table-cell office:value-type="percentage" office:value="0.1406" calcext:value-type="percentage">
            <text:p>14,06%</text:p>
          </table:table-cell>
          <table:table-cell/>
          <table:table-cell office:value-type="percentage" office:value="0.1471" calcext:value-type="percentage">
            <text:p>14,71%</text:p>
          </table:table-cell>
          <table:table-cell office:value-type="percentage" office:value="0.1393" calcext:value-type="percentage">
            <text:p>13,93%</text:p>
          </table:table-cell>
          <table:table-cell office:value-type="percentage" office:value="0.1874" calcext:value-type="percentage">
            <text:p>18,74%</text:p>
          </table:table-cell>
          <table:table-cell/>
          <table:table-cell office:value-type="percentage" office:value="0.1936" calcext:value-type="percentage">
            <text:p>19,36%</text:p>
          </table:table-cell>
          <table:table-cell/>
        </table:table-row>
        <table:table-row table:style-name="ro1">
          <table:table-cell office:value-type="string" calcext:value-type="string">
            <text:p>gct1990_2</text:p>
          </table:table-cell>
          <table:table-cell office:value-type="percentage" office:value="0.0677" calcext:value-type="percentage">
            <text:p>6,77%</text:p>
          </table:table-cell>
          <table:table-cell/>
          <table:table-cell office:value-type="percentage" office:value="0.0683" calcext:value-type="percentage">
            <text:p>6,83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377" calcext:value-type="percentage">
            <text:p>13,77%</text:p>
          </table:table-cell>
          <table:table-cell/>
          <table:table-cell office:value-type="percentage" office:value="0.1222" calcext:value-type="percentage">
            <text:p>12,22%</text:p>
          </table:table-cell>
          <table:table-cell/>
        </table:table-row>
        <table:table-row table:style-name="ro1">
          <table:table-cell office:value-type="string" calcext:value-type="string">
            <text:p>gct1990_3</text:p>
          </table:table-cell>
          <table:table-cell office:value-type="percentage" office:value="0.0886" calcext:value-type="percentage">
            <text:p>8,86%</text:p>
          </table:table-cell>
          <table:table-cell/>
          <table:table-cell office:value-type="percentage" office:value="0.1706" calcext:value-type="percentage">
            <text:p>17,06%</text:p>
          </table:table-cell>
          <table:table-cell office:value-type="percentage" office:value="0.1653" calcext:value-type="percentage">
            <text:p>16,53%</text:p>
          </table:table-cell>
          <table:table-cell office:value-type="percentage" office:value="0.1377" calcext:value-type="percentage">
            <text:p>13,77%</text:p>
          </table:table-cell>
          <table:table-cell/>
          <table:table-cell office:value-type="percentage" office:value="0.1947" calcext:value-type="percentage">
            <text:p>19,47%</text:p>
          </table:table-cell>
          <table:table-cell/>
        </table:table-row>
        <table:table-row table:style-name="ro1">
          <table:table-cell office:value-type="string" calcext:value-type="string">
            <text:p>gct1990_4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percentage" office:value="0.0676" calcext:value-type="percentage">
            <text:p>6,76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0696" calcext:value-type="percentage">
            <text:p>6,96%</text:p>
          </table:table-cell>
          <table:table-cell/>
          <table:table-cell office:value-type="percentage" office:value="0.0667" calcext:value-type="percentage">
            <text:p>6,67%</text:p>
          </table:table-cell>
          <table:table-cell/>
        </table:table-row>
        <table:table-row table:style-name="ro1">
          <table:table-cell office:value-type="string" calcext:value-type="string">
            <text:p>gct1990_5</text:p>
          </table:table-cell>
          <table:table-cell office:value-type="percentage" office:value="0.1147" calcext:value-type="percentage">
            <text:p>11,47%</text:p>
          </table:table-cell>
          <table:table-cell/>
          <table:table-cell office:value-type="percentage" office:value="0.2833" calcext:value-type="percentage">
            <text:p>28,33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9" calcext:value-type="percentage">
            <text:p>18,90%</text:p>
          </table:table-cell>
          <table:table-cell/>
          <table:table-cell office:value-type="percentage" office:value="0.2055" calcext:value-type="percentage">
            <text:p>20,55%</text:p>
          </table:table-cell>
          <table:table-cell/>
        </table:table-row>
        <table:table-row table:style-name="ro1">
          <table:table-cell office:value-type="string" calcext:value-type="string">
            <text:p>gct1990_6</text:p>
          </table:table-cell>
          <table:table-cell office:value-type="percentage" office:value="0.1568" calcext:value-type="percentage">
            <text:p>15,68%</text:p>
          </table:table-cell>
          <table:table-cell/>
          <table:table-cell office:value-type="percentage" office:value="0.1569" calcext:value-type="percentage">
            <text:p>15,69%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876" calcext:value-type="percentage">
            <text:p>18,76%</text:p>
          </table:table-cell>
          <table:table-cell/>
          <table:table-cell office:value-type="percentage" office:value="0.2237" calcext:value-type="percentage">
            <text:p>22,37%</text:p>
          </table:table-cell>
          <table:table-cell/>
        </table:table-row>
        <table:table-row table:style-name="ro1">
          <table:table-cell office:value-type="string" calcext:value-type="string">
            <text:p>gct1990_7</text:p>
          </table:table-cell>
          <table:table-cell office:value-type="percentage" office:value="0.095" calcext:value-type="percentage">
            <text:p>9,50%</text:p>
          </table:table-cell>
          <table:table-cell/>
          <table:table-cell office:value-type="percentage" office:value="0.1314" calcext:value-type="percentage">
            <text:p>13,14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331" calcext:value-type="percentage">
            <text:p>13,31%</text:p>
          </table:table-cell>
          <table:table-cell/>
          <table:table-cell office:value-type="percentage" office:value="0.1708" calcext:value-type="percentage">
            <text:p>17,08%</text:p>
          </table:table-cell>
          <table:table-cell/>
        </table:table-row>
        <table:table-row table:style-name="ro1">
          <table:table-cell office:value-type="string" calcext:value-type="string">
            <text:p>gct1990_8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percentage" office:value="0.1373" calcext:value-type="percentage">
            <text:p>13,7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434" calcext:value-type="percentage">
            <text:p>14,34%</text:p>
          </table:table-cell>
          <table:table-cell/>
          <table:table-cell office:value-type="percentage" office:value="0.1507" calcext:value-type="percentage">
            <text:p>15,07%</text:p>
          </table:table-cell>
          <table:table-cell/>
        </table:table-row>
        <table:table-row table:style-name="ro1">
          <table:table-cell office:value-type="string" calcext:value-type="string">
            <text:p>gct1990_9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percentage" office:value="0.1402" calcext:value-type="percentage">
            <text:p>14,02%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636" calcext:value-type="percentage">
            <text:p>16,36%</text:p>
          </table:table-cell>
          <table:table-cell/>
          <table:table-cell office:value-type="percentage" office:value="0.1372" calcext:value-type="percentage">
            <text:p>13,72%</text:p>
          </table:table-cell>
          <table:table-cell/>
        </table:table-row>
        <table:table-row table:style-name="ro1">
          <table:table-cell office:value-type="string" calcext:value-type="string">
            <text:p>gct1990_10</text:p>
          </table:table-cell>
          <table:table-cell office:value-type="percentage" office:value="0.0453" calcext:value-type="percentage">
            <text:p>4,53%</text:p>
          </table:table-cell>
          <table:table-cell/>
          <table:table-cell office:value-type="percentage" office:value="0.1069" calcext:value-type="percentage">
            <text:p>10,69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113" calcext:value-type="percentage">
            <text:p>11,30%</text:p>
          </table:table-cell>
          <table:table-cell/>
          <table:table-cell office:value-type="percentage" office:value="0.0744" calcext:value-type="percentage">
            <text:p>7,44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53:.B62])" office:value-type="percentage" office:value="0.11028" calcext:value-type="percentage">
            <text:p>11,03%</text:p>
          </table:table-cell>
          <table:table-cell table:style-name="ce2" table:formula="of:=AVERAGE([.C53:.C62])" office:value-type="string" office:string-value="" calcext:value-type="error">
            <text:p>#DIV/0!</text:p>
          </table:table-cell>
          <table:table-cell table:style-name="ce2" table:formula="of:=AVERAGE([.D53:.D62])" office:value-type="percentage" office:value="0.14096" calcext:value-type="percentage">
            <text:p>14,10%</text:p>
          </table:table-cell>
          <table:table-cell table:style-name="ce2" table:formula="of:=AVERAGE([.E53:.E62])" office:value-type="percentage" office:value="0.13496" calcext:value-type="percentage">
            <text:p>13,50%</text:p>
          </table:table-cell>
          <table:table-cell table:style-name="ce2" table:formula="of:=AVERAGE([.F53:.F62])" office:value-type="percentage" office:value="0.14621" calcext:value-type="percentage">
            <text:p>14,62%</text:p>
          </table:table-cell>
          <table:table-cell table:style-name="ce2" table:formula="of:=AVERAGE([.G53:.G62])" office:value-type="string" office:string-value="" calcext:value-type="error">
            <text:p>#DIV/0!</text:p>
          </table:table-cell>
          <table:table-cell table:style-name="ce2" table:formula="of:=AVERAGE([.H53:.H62])" office:value-type="percentage" office:value="0.15395" calcext:value-type="percentage">
            <text:p>15,40%</text:p>
          </table:table-cell>
          <table:table-cell table:style-name="ce2" table:formula="of:=AVERAGE([.I53:.I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1995_1</text:p>
          </table:table-cell>
          <table:table-cell office:value-type="percentage" office:value="0.0838" calcext:value-type="percentage">
            <text:p>8,38%</text:p>
          </table:table-cell>
          <table:table-cell/>
          <table:table-cell office:value-type="percentage" office:value="0.0961" calcext:value-type="percentage">
            <text:p>9,6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0964" calcext:value-type="percentage">
            <text:p>9,64%</text:p>
          </table:table-cell>
          <table:table-cell/>
          <table:table-cell office:value-type="percentage" office:value="0.0996" calcext:value-type="percentage">
            <text:p>9,96%</text:p>
          </table:table-cell>
          <table:table-cell/>
        </table:table-row>
        <table:table-row table:style-name="ro1">
          <table:table-cell office:value-type="string" calcext:value-type="string">
            <text:p>gct1995_2</text:p>
          </table:table-cell>
          <table:table-cell office:value-type="percentage" office:value="0.0898" calcext:value-type="percentage">
            <text:p>8,98%</text:p>
          </table:table-cell>
          <table:table-cell/>
          <table:table-cell office:value-type="percentage" office:value="0.1017" calcext:value-type="percentage">
            <text:p>10,17%</text:p>
          </table:table-cell>
          <table:table-cell table:number-columns-repeated="2" office:value-type="percentage" office:value="0.0956" calcext:value-type="percentage">
            <text:p>9,56%</text:p>
          </table:table-cell>
          <table:table-cell/>
          <table:table-cell office:value-type="percentage" office:value="0.0955" calcext:value-type="percentage">
            <text:p>9,55%</text:p>
          </table:table-cell>
          <table:table-cell/>
        </table:table-row>
        <table:table-row table:style-name="ro1">
          <table:table-cell office:value-type="string" calcext:value-type="string">
            <text:p>gct1995_3</text:p>
          </table:table-cell>
          <table:table-cell office:value-type="percentage" office:value="0.1137" calcext:value-type="percentage">
            <text:p>11,37%</text:p>
          </table:table-cell>
          <table:table-cell/>
          <table:table-cell office:value-type="percentage" office:value="0.1363" calcext:value-type="percentage">
            <text:p>13,63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173" calcext:value-type="percentage">
            <text:p>11,73%</text:p>
          </table:table-cell>
          <table:table-cell/>
          <table:table-cell office:value-type="percentage" office:value="0.1143" calcext:value-type="percentage">
            <text:p>11,43%</text:p>
          </table:table-cell>
          <table:table-cell/>
        </table:table-row>
        <table:table-row table:style-name="ro1">
          <table:table-cell office:value-type="string" calcext:value-type="string">
            <text:p>gct1995_4</text:p>
          </table:table-cell>
          <table:table-cell office:value-type="percentage" office:value="0.0726" calcext:value-type="percentage">
            <text:p>7,26%</text:p>
          </table:table-cell>
          <table:table-cell/>
          <table:table-cell table:number-columns-repeated="2" office:value-type="percentage" office:value="0.0726" calcext:value-type="percentage">
            <text:p>7,26%</text:p>
          </table:table-cell>
          <table:table-cell office:value-type="percentage" office:value="0.074" calcext:value-type="percentage">
            <text:p>7,40%</text:p>
          </table:table-cell>
          <table:table-cell/>
          <table:table-cell office:value-type="percentage" office:value="0.071" calcext:value-type="percentage">
            <text:p>7,10%</text:p>
          </table:table-cell>
          <table:table-cell/>
        </table:table-row>
        <table:table-row table:style-name="ro1">
          <table:table-cell office:value-type="string" calcext:value-type="string">
            <text:p>gct1995_5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percentage" office:value="0.133" calcext:value-type="percentage">
            <text:p>13,30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12" calcext:value-type="percentage">
            <text:p>12,12%</text:p>
          </table:table-cell>
          <table:table-cell/>
          <table:table-cell office:value-type="percentage" office:value="0.1212" calcext:value-type="percentage">
            <text:p>12,12%</text:p>
          </table:table-cell>
          <table:table-cell/>
        </table:table-row>
        <table:table-row table:style-name="ro1">
          <table:table-cell office:value-type="string" calcext:value-type="string">
            <text:p>gct1995_6</text:p>
          </table:table-cell>
          <table:table-cell office:value-type="percentage" office:value="0.0838" calcext:value-type="percentage">
            <text:p>8,38%</text:p>
          </table:table-cell>
          <table:table-cell/>
          <table:table-cell office:value-type="percentage" office:value="0.0838" calcext:value-type="percentage">
            <text:p>8,3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842" calcext:value-type="percentage">
            <text:p>8,42%</text:p>
          </table:table-cell>
          <table:table-cell/>
          <table:table-cell office:value-type="percentage" office:value="0.0853" calcext:value-type="percentage">
            <text:p>8,53%</text:p>
          </table:table-cell>
          <table:table-cell/>
        </table:table-row>
        <table:table-row table:style-name="ro1">
          <table:table-cell office:value-type="string" calcext:value-type="string">
            <text:p>gct1995_7</text:p>
          </table:table-cell>
          <table:table-cell office:value-type="percentage" office:value="0.1062" calcext:value-type="percentage">
            <text:p>10,62%</text:p>
          </table:table-cell>
          <table:table-cell/>
          <table:table-cell office:value-type="percentage" office:value="0.1045" calcext:value-type="percentage">
            <text:p>10,45%</text:p>
          </table:table-cell>
          <table:table-cell office:value-type="percentage" office:value="0.1099" calcext:value-type="percentage">
            <text:p>10,99%</text:p>
          </table:table-cell>
          <table:table-cell office:value-type="percentage" office:value="0.1076" calcext:value-type="percentage">
            <text:p>10,76%</text:p>
          </table:table-cell>
          <table:table-cell/>
          <table:table-cell office:value-type="percentage" office:value="0.1133" calcext:value-type="percentage">
            <text:p>11,33%</text:p>
          </table:table-cell>
          <table:table-cell/>
        </table:table-row>
        <table:table-row table:style-name="ro1">
          <table:table-cell office:value-type="string" calcext:value-type="string">
            <text:p>gct1995_8</text:p>
          </table:table-cell>
          <table:table-cell office:value-type="percentage" office:value="0.0559" calcext:value-type="percentage">
            <text:p>5,59%</text:p>
          </table:table-cell>
          <table:table-cell/>
          <table:table-cell office:value-type="percentage" office:value="0.0559" calcext:value-type="percentage">
            <text:p>5,59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63" calcext:value-type="percentage">
            <text:p>5,63%</text:p>
          </table:table-cell>
          <table:table-cell/>
          <table:table-cell office:value-type="percentage" office:value="0.0528" calcext:value-type="percentage">
            <text:p>5,28%</text:p>
          </table:table-cell>
          <table:table-cell/>
        </table:table-row>
        <table:table-row table:style-name="ro1">
          <table:table-cell office:value-type="string" calcext:value-type="string">
            <text:p>gct1995_9</text:p>
          </table:table-cell>
          <table:table-cell office:value-type="percentage" office:value="0.0959" calcext:value-type="percentage">
            <text:p>9,59%</text:p>
          </table:table-cell>
          <table:table-cell/>
          <table:table-cell office:value-type="percentage" office:value="0.1676" calcext:value-type="percentage">
            <text:p>16,76%</text:p>
          </table:table-cell>
          <table:table-cell office:value-type="percentage" office:value="0.1674" calcext:value-type="percentage">
            <text:p>16,74%</text:p>
          </table:table-cell>
          <table:table-cell office:value-type="percentage" office:value="0.1025" calcext:value-type="percentage">
            <text:p>10,25%</text:p>
          </table:table-cell>
          <table:table-cell/>
          <table:table-cell office:value-type="percentage" office:value="0.141" calcext:value-type="percentage">
            <text:p>14,10%</text:p>
          </table:table-cell>
          <table:table-cell/>
        </table:table-row>
        <table:table-row table:style-name="ro1">
          <table:table-cell office:value-type="string" calcext:value-type="string">
            <text:p>gct1995_10</text:p>
          </table:table-cell>
          <table:table-cell office:value-type="percentage" office:value="0.121" calcext:value-type="percentage">
            <text:p>12,10%</text:p>
          </table:table-cell>
          <table:table-cell/>
          <table:table-cell office:value-type="percentage" office:value="0.138" calcext:value-type="percentage">
            <text:p>13,80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43" calcext:value-type="percentage">
            <text:p>14,30%</text:p>
          </table:table-cell>
          <table:table-cell/>
          <table:table-cell office:value-type="percentage" office:value="0.1111" calcext:value-type="percentage">
            <text:p>11,11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66:.B75])" office:value-type="percentage" office:value="0.09408" calcext:value-type="percentage">
            <text:p>9,41%</text:p>
          </table:table-cell>
          <table:table-cell table:style-name="ce2" table:formula="of:=AVERAGE([.C66:.C75])" office:value-type="string" office:string-value="" calcext:value-type="error">
            <text:p>#DIV/0!</text:p>
          </table:table-cell>
          <table:table-cell table:style-name="ce2" table:formula="of:=AVERAGE([.D66:.D75])" office:value-type="percentage" office:value="0.10895" calcext:value-type="percentage">
            <text:p>10,90%</text:p>
          </table:table-cell>
          <table:table-cell table:style-name="ce2" table:formula="of:=AVERAGE([.E66:.E75])" office:value-type="percentage" office:value="0.10824" calcext:value-type="percentage">
            <text:p>10,82%</text:p>
          </table:table-cell>
          <table:table-cell table:style-name="ce2" table:formula="of:=AVERAGE([.F66:.F75])" office:value-type="percentage" office:value="0.09981" calcext:value-type="percentage">
            <text:p>9,98%</text:p>
          </table:table-cell>
          <table:table-cell table:style-name="ce2" table:formula="of:=AVERAGE([.G66:.G75])" office:value-type="string" office:string-value="" calcext:value-type="error">
            <text:p>#DIV/0!</text:p>
          </table:table-cell>
          <table:table-cell table:style-name="ce2" table:formula="of:=AVERAGE([.H66:.H75])" office:value-type="percentage" office:value="0.10051" calcext:value-type="percentage">
            <text:p>10,05%</text:p>
          </table:table-cell>
          <table:table-cell table:style-name="ce2" table:formula="of:=AVERAGE([.I66:.I7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2000_1</text:p>
          </table:table-cell>
          <table:table-cell office:value-type="percentage" office:value="0.0476" calcext:value-type="percentage">
            <text:p>4,76%</text:p>
          </table:table-cell>
          <table:table-cell/>
          <table:table-cell office:value-type="percentage" office:value="0.0617" calcext:value-type="percentage">
            <text:p>6,1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0781" calcext:value-type="percentage">
            <text:p>7,81%</text:p>
          </table:table-cell>
          <table:table-cell/>
          <table:table-cell office:value-type="percentage" office:value="0.0617" calcext:value-type="percentage">
            <text:p>6,17%</text:p>
          </table:table-cell>
          <table:table-cell/>
        </table:table-row>
        <table:table-row table:style-name="ro1">
          <table:table-cell office:value-type="string" calcext:value-type="string">
            <text:p>gct2000_2</text:p>
          </table:table-cell>
          <table:table-cell office:value-type="percentage" office:value="0.0837" calcext:value-type="percentage">
            <text:p>8,37%</text:p>
          </table:table-cell>
          <table:table-cell/>
          <table:table-cell office:value-type="percentage" office:value="0.0648" calcext:value-type="percentage">
            <text:p>6,48%</text:p>
          </table:table-cell>
          <table:table-cell table:number-columns-repeated="2" office:value-type="percentage" office:value="0.0617" calcext:value-type="percentage">
            <text:p>6,17%</text:p>
          </table:table-cell>
          <table:table-cell/>
          <table:table-cell office:value-type="percentage" office:value="0.0629" calcext:value-type="percentage">
            <text:p>6,29%</text:p>
          </table:table-cell>
          <table:table-cell/>
        </table:table-row>
        <table:table-row table:style-name="ro1">
          <table:table-cell office:value-type="string" calcext:value-type="string">
            <text:p>gct2000_3</text:p>
          </table:table-cell>
          <table:table-cell office:value-type="percentage" office:value="0.0617" calcext:value-type="percentage">
            <text:p>6,17%</text:p>
          </table:table-cell>
          <table:table-cell/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0868" calcext:value-type="percentage">
            <text:p>8,68%</text:p>
          </table:table-cell>
          <table:table-cell/>
          <table:table-cell office:value-type="percentage" office:value="0.0837" calcext:value-type="percentage">
            <text:p>8,37%</text:p>
          </table:table-cell>
          <table:table-cell/>
        </table:table-row>
        <table:table-row table:style-name="ro1">
          <table:table-cell office:value-type="string" calcext:value-type="string">
            <text:p>gct2000_4</text:p>
          </table:table-cell>
          <table:table-cell office:value-type="percentage" office:value="0.0661" calcext:value-type="percentage">
            <text:p>6,61%</text:p>
          </table:table-cell>
          <table:table-cell/>
          <table:table-cell office:value-type="percentage" office:value="0.0665" calcext:value-type="percentage">
            <text:p>6,65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81" calcext:value-type="percentage">
            <text:p>6,81%</text:p>
          </table:table-cell>
          <table:table-cell/>
          <table:table-cell office:value-type="percentage" office:value="0.0661" calcext:value-type="percentage">
            <text:p>6,61%</text:p>
          </table:table-cell>
          <table:table-cell/>
        </table:table-row>
        <table:table-row table:style-name="ro1">
          <table:table-cell office:value-type="string" calcext:value-type="string">
            <text:p>gct2000_5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percentage" office:value="0.0573" calcext:value-type="percentage">
            <text:p>5,73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612" calcext:value-type="percentage">
            <text:p>6,12%</text:p>
          </table:table-cell>
          <table:table-cell/>
          <table:table-cell office:value-type="percentage" office:value="0.0611" calcext:value-type="percentage">
            <text:p>6,11%</text:p>
          </table:table-cell>
          <table:table-cell/>
        </table:table-row>
        <table:table-row table:style-name="ro1">
          <table:table-cell office:value-type="string" calcext:value-type="string">
            <text:p>gct2000_6</text:p>
          </table:table-cell>
          <table:table-cell office:value-type="percentage" office:value="0.0617" calcext:value-type="percentage">
            <text:p>6,17%</text:p>
          </table:table-cell>
          <table:table-cell/>
          <table:table-cell table:number-columns-repeated="3" office:value-type="percentage" office:value="0.0617" calcext:value-type="percentage">
            <text:p>6,17%</text:p>
          </table:table-cell>
          <table:table-cell/>
          <table:table-cell office:value-type="percentage" office:value="0.0631" calcext:value-type="percentage">
            <text:p>6,31%</text:p>
          </table:table-cell>
          <table:table-cell/>
        </table:table-row>
        <table:table-row table:style-name="ro1">
          <table:table-cell office:value-type="string" calcext:value-type="string">
            <text:p>gct2000_7</text:p>
          </table:table-cell>
          <table:table-cell office:value-type="percentage" office:value="0.0617" calcext:value-type="percentage">
            <text:p>6,17%</text:p>
          </table:table-cell>
          <table:table-cell/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0846" calcext:value-type="percentage">
            <text:p>8,46%</text:p>
          </table:table-cell>
          <table:table-cell/>
          <table:table-cell office:value-type="percentage" office:value="0.0835" calcext:value-type="percentage">
            <text:p>8,35%</text:p>
          </table:table-cell>
          <table:table-cell/>
        </table:table-row>
        <table:table-row table:style-name="ro1">
          <table:table-cell office:value-type="string" calcext:value-type="string">
            <text:p>gct2000_8</text:p>
          </table:table-cell>
          <table:table-cell office:value-type="percentage" office:value="0.0837" calcext:value-type="percentage">
            <text:p>8,37%</text:p>
          </table:table-cell>
          <table:table-cell/>
          <table:table-cell office:value-type="percentage" office:value="0.0802" calcext:value-type="percentage">
            <text:p>8,02%</text:p>
          </table:table-cell>
          <table:table-cell table:number-columns-repeated="2" office:value-type="percentage" office:value="0.0793" calcext:value-type="percentage">
            <text:p>7,93%</text:p>
          </table:table-cell>
          <table:table-cell/>
          <table:table-cell office:value-type="percentage" office:value="0.0795" calcext:value-type="percentage">
            <text:p>7,95%</text:p>
          </table:table-cell>
          <table:table-cell/>
        </table:table-row>
        <table:table-row table:style-name="ro1">
          <table:table-cell office:value-type="string" calcext:value-type="string">
            <text:p>gct2000_9</text:p>
          </table:table-cell>
          <table:table-cell office:value-type="percentage" office:value="0.0485" calcext:value-type="percentage">
            <text:p>4,85%</text:p>
          </table:table-cell>
          <table:table-cell/>
          <table:table-cell office:value-type="percentage" office:value="0.0441" calcext:value-type="percentage">
            <text:p>4,41%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0451" calcext:value-type="percentage">
            <text:p>4,51%</text:p>
          </table:table-cell>
          <table:table-cell/>
          <table:table-cell office:value-type="percentage" office:value="0.0441" calcext:value-type="percentage">
            <text:p>4,41%</text:p>
          </table:table-cell>
          <table:table-cell/>
        </table:table-row>
        <table:table-row table:style-name="ro1">
          <table:table-cell office:value-type="string" calcext:value-type="string">
            <text:p>gct2000_10</text:p>
          </table:table-cell>
          <table:table-cell office:value-type="percentage" office:value="0.0793" calcext:value-type="percentage">
            <text:p>7,93%</text:p>
          </table:table-cell>
          <table:table-cell/>
          <table:table-cell office:value-type="percentage" office:value="0.0559" calcext:value-type="percentage">
            <text:p>5,59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485" calcext:value-type="percentage">
            <text:p>4,85%</text:p>
          </table:table-cell>
          <table:table-cell/>
          <table:table-cell office:value-type="percentage" office:value="0.0485" calcext:value-type="percentage">
            <text:p>4,85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78:.B87])" office:value-type="percentage" office:value="0.06513" calcext:value-type="percentage">
            <text:p>6,51%</text:p>
          </table:table-cell>
          <table:table-cell table:style-name="ce2" table:formula="of:=AVERAGE([.C78:.C87])" office:value-type="string" office:string-value="" calcext:value-type="error">
            <text:p>#DIV/0!</text:p>
          </table:table-cell>
          <table:table-cell table:style-name="ce2" table:formula="of:=AVERAGE([.D78:.D87])" office:value-type="percentage" office:value="0.06596" calcext:value-type="percentage">
            <text:p>6,60%</text:p>
          </table:table-cell>
          <table:table-cell table:style-name="ce2" table:formula="of:=AVERAGE([.E78:.E87])" office:value-type="percentage" office:value="0.0652" calcext:value-type="percentage">
            <text:p>6,52%</text:p>
          </table:table-cell>
          <table:table-cell table:style-name="ce2" table:formula="of:=AVERAGE([.F78:.F87])" office:value-type="percentage" office:value="0.06751" calcext:value-type="percentage">
            <text:p>6,75%</text:p>
          </table:table-cell>
          <table:table-cell table:style-name="ce2" table:formula="of:=AVERAGE([.G78:.G87])" office:value-type="string" office:string-value="" calcext:value-type="error">
            <text:p>#DIV/0!</text:p>
          </table:table-cell>
          <table:table-cell table:style-name="ce2" table:formula="of:=AVERAGE([.H78:.H87])" office:value-type="percentage" office:value="0.06542" calcext:value-type="percentage">
            <text:p>6,54%</text:p>
          </table:table-cell>
          <table:table-cell table:style-name="ce2" table:formula="of:=AVERAGE([.I78:.I8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2005_1</text:p>
          </table:table-cell>
          <table:table-cell office:value-type="percentage" office:value="0.0397" calcext:value-type="percentage">
            <text:p>3,97%</text:p>
          </table:table-cell>
          <table:table-cell/>
          <table:table-cell office:value-type="percentage" office:value="0.0402" calcext:value-type="percentage">
            <text:p>4,02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395" calcext:value-type="percentage">
            <text:p>3,95%</text:p>
          </table:table-cell>
          <table:table-cell/>
          <table:table-cell office:value-type="percentage" office:value="0.0397" calcext:value-type="percentage">
            <text:p>3,97%</text:p>
          </table:table-cell>
          <table:table-cell/>
        </table:table-row>
        <table:table-row table:style-name="ro1">
          <table:table-cell office:value-type="string" calcext:value-type="string">
            <text:p>gct2005_2</text:p>
          </table:table-cell>
          <table:table-cell office:value-type="percentage" office:value="0.0482" calcext:value-type="percentage">
            <text:p>4,82%</text:p>
          </table:table-cell>
          <table:table-cell/>
          <table:table-cell office:value-type="percentage" office:value="0.0482" calcext:value-type="percentage">
            <text:p>4,82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482" calcext:value-type="percentage">
            <text:p>4,82%</text:p>
          </table:table-cell>
          <table:table-cell/>
          <table:table-cell office:value-type="percentage" office:value="0.0425" calcext:value-type="percentage">
            <text:p>4,25%</text:p>
          </table:table-cell>
          <table:table-cell/>
        </table:table-row>
        <table:table-row table:style-name="ro1">
          <table:table-cell office:value-type="string" calcext:value-type="string">
            <text:p>gct2005_3</text:p>
          </table:table-cell>
          <table:table-cell office:value-type="percentage" office:value="0.0425" calcext:value-type="percentage">
            <text:p>4,25%</text:p>
          </table:table-cell>
          <table:table-cell/>
          <table:table-cell office:value-type="percentage" office:value="0.0431" calcext:value-type="percentage">
            <text:p>4,31%</text:p>
          </table:table-cell>
          <table:table-cell table:number-columns-repeated="2" office:value-type="percentage" office:value="0.0425" calcext:value-type="percentage">
            <text:p>4,25%</text:p>
          </table:table-cell>
          <table:table-cell/>
          <table:table-cell office:value-type="percentage" office:value="0.0567" calcext:value-type="percentage">
            <text:p>5,67%</text:p>
          </table:table-cell>
          <table:table-cell/>
        </table:table-row>
        <table:table-row table:style-name="ro1">
          <table:table-cell office:value-type="string" calcext:value-type="string">
            <text:p>gct2005_4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percentage" office:value="0.0598" calcext:value-type="percentage">
            <text:p>5,98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592" calcext:value-type="percentage">
            <text:p>5,92%</text:p>
          </table:table-cell>
          <table:table-cell/>
          <table:table-cell office:value-type="percentage" office:value="0.0482" calcext:value-type="percentage">
            <text:p>4,82%</text:p>
          </table:table-cell>
          <table:table-cell/>
        </table:table-row>
        <table:table-row table:style-name="ro1">
          <table:table-cell office:value-type="string" calcext:value-type="string">
            <text:p>gct2005_5</text:p>
          </table:table-cell>
          <table:table-cell office:value-type="percentage" office:value="0.0482" calcext:value-type="percentage">
            <text:p>4,82%</text:p>
          </table:table-cell>
          <table:table-cell/>
          <table:table-cell table:number-columns-repeated="3" office:value-type="percentage" office:value="0.0482" calcext:value-type="percentage">
            <text:p>4,82%</text:p>
          </table:table-cell>
          <table:table-cell/>
          <table:table-cell office:value-type="percentage" office:value="0.0466" calcext:value-type="percentage">
            <text:p>4,66%</text:p>
          </table:table-cell>
          <table:table-cell/>
        </table:table-row>
        <table:table-row table:style-name="ro1">
          <table:table-cell office:value-type="string" calcext:value-type="string">
            <text:p>gct2005_6</text:p>
          </table:table-cell>
          <table:table-cell office:value-type="percentage" office:value="0.0453" calcext:value-type="percentage">
            <text:p>4,53%</text:p>
          </table:table-cell>
          <table:table-cell/>
          <table:table-cell table:number-columns-repeated="3" office:value-type="percentage" office:value="0.0453" calcext:value-type="percentage">
            <text:p>4,53%</text:p>
          </table:table-cell>
          <table:table-cell/>
          <table:table-cell office:value-type="percentage" office:value="0.0453" calcext:value-type="percentage">
            <text:p>4,53%</text:p>
          </table:table-cell>
          <table:table-cell/>
        </table:table-row>
        <table:table-row table:style-name="ro1">
          <table:table-cell office:value-type="string" calcext:value-type="string">
            <text:p>gct2005_7</text:p>
          </table:table-cell>
          <table:table-cell office:value-type="percentage" office:value="0.0289" calcext:value-type="percentage">
            <text:p>2,89%</text:p>
          </table:table-cell>
          <table:table-cell/>
          <table:table-cell office:value-type="percentage" office:value="0.0309" calcext:value-type="percentage">
            <text:p>3,09%</text:p>
          </table:table-cell>
          <table:table-cell table:number-columns-repeated="2" office:value-type="percentage" office:value="0.0283" calcext:value-type="percentage">
            <text:p>2,83%</text:p>
          </table:table-cell>
          <table:table-cell/>
          <table:table-cell office:value-type="percentage" office:value="0.0283" calcext:value-type="percentage">
            <text:p>2,83%</text:p>
          </table:table-cell>
          <table:table-cell/>
        </table:table-row>
        <table:table-row table:style-name="ro1">
          <table:table-cell office:value-type="string" calcext:value-type="string">
            <text:p>gct2005_8</text:p>
          </table:table-cell>
          <table:table-cell office:value-type="percentage" office:value="0.0453" calcext:value-type="percentage">
            <text:p>4,53%</text:p>
          </table:table-cell>
          <table:table-cell/>
          <table:table-cell table:number-columns-repeated="3" office:value-type="percentage" office:value="0.0453" calcext:value-type="percentage">
            <text:p>4,53%</text:p>
          </table:table-cell>
          <table:table-cell/>
          <table:table-cell office:value-type="percentage" office:value="0.0453" calcext:value-type="percentage">
            <text:p>4,53%</text:p>
          </table:table-cell>
          <table:table-cell/>
        </table:table-row>
        <table:table-row table:style-name="ro1">
          <table:table-cell office:value-type="string" calcext:value-type="string">
            <text:p>gct2005_9</text:p>
          </table:table-cell>
          <table:table-cell office:value-type="percentage" office:value="0.0397" calcext:value-type="percentage">
            <text:p>3,97%</text:p>
          </table:table-cell>
          <table:table-cell/>
          <table:table-cell office:value-type="percentage" office:value="0.0433" calcext:value-type="percentage">
            <text:p>4,33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398" calcext:value-type="percentage">
            <text:p>3,98%</text:p>
          </table:table-cell>
          <table:table-cell/>
          <table:table-cell office:value-type="percentage" office:value="0.0397" calcext:value-type="percentage">
            <text:p>3,97%</text:p>
          </table:table-cell>
          <table:table-cell/>
        </table:table-row>
        <table:table-row table:style-name="ro1">
          <table:table-cell office:value-type="string" calcext:value-type="string">
            <text:p>gct2005_10</text:p>
          </table:table-cell>
          <table:table-cell office:value-type="percentage" office:value="0.0453" calcext:value-type="percentage">
            <text:p>4,53%</text:p>
          </table:table-cell>
          <table:table-cell/>
          <table:table-cell table:number-columns-repeated="2" office:value-type="percentage" office:value="0.0397" calcext:value-type="percentage">
            <text:p>3,97%</text:p>
          </table:table-cell>
          <table:table-cell office:value-type="percentage" office:value="0.0453" calcext:value-type="percentage">
            <text:p>4,53%</text:p>
          </table:table-cell>
          <table:table-cell/>
          <table:table-cell office:value-type="percentage" office:value="0.0453" calcext:value-type="percentage">
            <text:p>4,53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90:.B99])" office:value-type="percentage" office:value="0.04398" calcext:value-type="percentage">
            <text:p>4,40%</text:p>
          </table:table-cell>
          <table:table-cell table:style-name="ce2" table:formula="of:=AVERAGE([.C90:.C99])" office:value-type="string" office:string-value="" calcext:value-type="error">
            <text:p>#DIV/0!</text:p>
          </table:table-cell>
          <table:table-cell table:style-name="ce2" table:formula="of:=AVERAGE([.D90:.D99])" office:value-type="percentage" office:value="0.0444" calcext:value-type="percentage">
            <text:p>4,44%</text:p>
          </table:table-cell>
          <table:table-cell table:style-name="ce2" table:formula="of:=AVERAGE([.E90:.E99])" office:value-type="percentage" office:value="0.04454" calcext:value-type="percentage">
            <text:p>4,45%</text:p>
          </table:table-cell>
          <table:table-cell table:style-name="ce2" table:formula="of:=AVERAGE([.F90:.F99])" office:value-type="percentage" office:value="0.04416" calcext:value-type="percentage">
            <text:p>4,42%</text:p>
          </table:table-cell>
          <table:table-cell table:style-name="ce2" table:formula="of:=AVERAGE([.G90:.G99])" office:value-type="string" office:string-value="" calcext:value-type="error">
            <text:p>#DIV/0!</text:p>
          </table:table-cell>
          <table:table-cell table:style-name="ce2" table:formula="of:=AVERAGE([.H90:.H99])" office:value-type="percentage" office:value="0.04376" calcext:value-type="percentage">
            <text:p>4,38%</text:p>
          </table:table-cell>
          <table:table-cell table:style-name="ce2" table:formula="of:=AVERAGE([.I90:.I9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FC1</text:p>
          </table:table-cell>
          <table:table-cell table:style-name="ce2" office:value-type="string" calcext:value-type="string">
            <text:p>FC1GEN</text:p>
          </table:table-cell>
          <table:table-cell table:style-name="ce2" office:value-type="string" calcext:value-type="string">
            <text:p>FC2GEN</text:p>
          </table:table-cell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FC3</text:p>
          </table:table-cell>
          <table:table-cell table:style-name="ce2" office:value-type="string" calcext:value-type="string">
            <text:p>FC3GEN</text:p>
          </table:table-cell>
          <table:table-cell table:style-name="ce2" office:value-type="string" calcext:value-type="string">
            <text:p>FC4</text:p>
          </table:table-cell>
          <table:table-cell table:style-name="ce2" office:value-type="string" calcext:value-type="string">
            <text:p>FC4GEN</text:p>
          </table:table-cell>
        </table:table-row>
        <table:table-row table:style-name="ro1">
          <table:table-cell office:value-type="string" calcext:value-type="string">
            <text:p>gct2010_1</text:p>
          </table:table-cell>
          <table:table-cell office:value-type="percentage" office:value="0.1059" calcext:value-type="percentage">
            <text:p>10,59%</text:p>
          </table:table-cell>
          <table:table-cell/>
          <table:table-cell office:value-type="percentage" office:value="0.128" calcext:value-type="percentage">
            <text:p>12,8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1037" calcext:value-type="percentage">
            <text:p>10,37%</text:p>
          </table:table-cell>
          <table:table-cell/>
          <table:table-cell office:value-type="percentage" office:value="0.1084" calcext:value-type="percentage">
            <text:p>10,84%</text:p>
          </table:table-cell>
          <table:table-cell/>
        </table:table-row>
        <table:table-row table:style-name="ro1">
          <table:table-cell office:value-type="string" calcext:value-type="string">
            <text:p>gct2010_2</text:p>
          </table:table-cell>
          <table:table-cell office:value-type="percentage" office:value="0.0744" calcext:value-type="percentage">
            <text:p>7,44%</text:p>
          </table:table-cell>
          <table:table-cell/>
          <table:table-cell table:number-columns-repeated="3" office:value-type="percentage" office:value="0.0732" calcext:value-type="percentage">
            <text:p>7,32%</text:p>
          </table:table-cell>
          <table:table-cell/>
          <table:table-cell office:value-type="percentage" office:value="0.0908" calcext:value-type="percentage">
            <text:p>9,08%</text:p>
          </table:table-cell>
          <table:table-cell/>
        </table:table-row>
        <table:table-row table:style-name="ro1">
          <table:table-cell office:value-type="string" calcext:value-type="string">
            <text:p>gct2010_3</text:p>
          </table:table-cell>
          <table:table-cell office:value-type="percentage" office:value="0.0665" calcext:value-type="percentage">
            <text:p>6,65%</text:p>
          </table:table-cell>
          <table:table-cell/>
          <table:table-cell office:value-type="percentage" office:value="0.0622" calcext:value-type="percentage">
            <text:p>6,22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percentage" office:value="0.0643" calcext:value-type="percentage">
            <text:p>6,43%</text:p>
          </table:table-cell>
          <table:table-cell/>
        </table:table-row>
        <table:table-row table:style-name="ro1">
          <table:table-cell office:value-type="string" calcext:value-type="string">
            <text:p>gct2010_4</text:p>
          </table:table-cell>
          <table:table-cell office:value-type="percentage" office:value="0.0732" calcext:value-type="percentage">
            <text:p>7,32%</text:p>
          </table:table-cell>
          <table:table-cell/>
          <table:table-cell office:value-type="percentage" office:value="0.1116" calcext:value-type="percentage">
            <text:p>11,16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2" calcext:value-type="percentage">
            <text:p>7,32%</text:p>
          </table:table-cell>
          <table:table-cell/>
          <table:table-cell office:value-type="percentage" office:value="0.0761" calcext:value-type="percentage">
            <text:p>7,61%</text:p>
          </table:table-cell>
          <table:table-cell/>
        </table:table-row>
        <table:table-row table:style-name="ro1">
          <table:table-cell office:value-type="string" calcext:value-type="string">
            <text:p>gct2010_5</text:p>
          </table:table-cell>
          <table:table-cell office:value-type="percentage" office:value="0.0854" calcext:value-type="percentage">
            <text:p>8,54%</text:p>
          </table:table-cell>
          <table:table-cell/>
          <table:table-cell table:number-columns-repeated="2" office:value-type="percentage" office:value="0.0854" calcext:value-type="percentage">
            <text:p>8,54%</text:p>
          </table:table-cell>
          <table:table-cell office:value-type="percentage" office:value="0.0832" calcext:value-type="percentage">
            <text:p>8,32%</text:p>
          </table:table-cell>
          <table:table-cell/>
          <table:table-cell office:value-type="percentage" office:value="0.0895" calcext:value-type="percentage">
            <text:p>8,95%</text:p>
          </table:table-cell>
          <table:table-cell/>
        </table:table-row>
        <table:table-row table:style-name="ro1">
          <table:table-cell office:value-type="string" calcext:value-type="string">
            <text:p>gct2010_6</text:p>
          </table:table-cell>
          <table:table-cell office:value-type="percentage" office:value="0.0854" calcext:value-type="percentage">
            <text:p>8,54%</text:p>
          </table:table-cell>
          <table:table-cell/>
          <table:table-cell office:value-type="percentage" office:value="0.1061" calcext:value-type="percentage">
            <text:p>10,61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043" calcext:value-type="percentage">
            <text:p>10,43%</text:p>
          </table:table-cell>
          <table:table-cell/>
          <table:table-cell office:value-type="percentage" office:value="0.1148" calcext:value-type="percentage">
            <text:p>11,48%</text:p>
          </table:table-cell>
          <table:table-cell/>
        </table:table-row>
        <table:table-row table:style-name="ro1">
          <table:table-cell office:value-type="string" calcext:value-type="string">
            <text:p>gct2010_7</text:p>
          </table:table-cell>
          <table:table-cell office:value-type="percentage" office:value="0.1037" calcext:value-type="percentage">
            <text:p>10,37%</text:p>
          </table:table-cell>
          <table:table-cell/>
          <table:table-cell office:value-type="percentage" office:value="0.125" calcext:value-type="percentage">
            <text:p>12,50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311" calcext:value-type="percentage">
            <text:p>13,11%</text:p>
          </table:table-cell>
          <table:table-cell/>
          <table:table-cell office:value-type="percentage" office:value="0.1301" calcext:value-type="percentage">
            <text:p>13,01%</text:p>
          </table:table-cell>
          <table:table-cell/>
        </table:table-row>
        <table:table-row table:style-name="ro1">
          <table:table-cell office:value-type="string" calcext:value-type="string">
            <text:p>gct2010_8</text:p>
          </table:table-cell>
          <table:table-cell office:value-type="percentage" office:value="0.122" calcext:value-type="percentage">
            <text:p>12,20%</text:p>
          </table:table-cell>
          <table:table-cell/>
          <table:table-cell table:number-columns-repeated="2" office:value-type="percentage" office:value="0.1402" calcext:value-type="percentage">
            <text:p>14,02%</text:p>
          </table:table-cell>
          <table:table-cell office:value-type="percentage" office:value="0.1454" calcext:value-type="percentage">
            <text:p>14,54%</text:p>
          </table:table-cell>
          <table:table-cell/>
          <table:table-cell office:value-type="percentage" office:value="0.1389" calcext:value-type="percentage">
            <text:p>13,89%</text:p>
          </table:table-cell>
          <table:table-cell/>
        </table:table-row>
        <table:table-row table:style-name="ro1">
          <table:table-cell office:value-type="string" calcext:value-type="string">
            <text:p>gct2010_9</text:p>
          </table:table-cell>
          <table:table-cell office:value-type="percentage" office:value="0.1402" calcext:value-type="percentage">
            <text:p>14,02%</text:p>
          </table:table-cell>
          <table:table-cell/>
          <table:table-cell table:number-columns-repeated="2" office:value-type="percentage" office:value="0.1159" calcext:value-type="percentage">
            <text:p>11,59%</text:p>
          </table:table-cell>
          <table:table-cell office:value-type="percentage" office:value="0.1193" calcext:value-type="percentage">
            <text:p>11,93%</text:p>
          </table:table-cell>
          <table:table-cell/>
          <table:table-cell office:value-type="percentage" office:value="0.116" calcext:value-type="percentage">
            <text:p>11,60%</text:p>
          </table:table-cell>
          <table:table-cell/>
        </table:table-row>
        <table:table-row table:style-name="ro1">
          <table:table-cell office:value-type="string" calcext:value-type="string">
            <text:p>gct2010_10</text:p>
          </table:table-cell>
          <table:table-cell office:value-type="percentage" office:value="0.1154" calcext:value-type="percentage">
            <text:p>11,54%</text:p>
          </table:table-cell>
          <table:table-cell/>
          <table:table-cell office:value-type="string" calcext:value-type="string">
            <text:p>x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876" calcext:value-type="percentage">
            <text:p>8,76%</text:p>
          </table:table-cell>
          <table:table-cell/>
          <table:table-cell office:value-type="percentage" office:value="0.1031" calcext:value-type="percentage">
            <text:p>10,31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102:.B111])" office:value-type="percentage" office:value="0.09721" calcext:value-type="percentage">
            <text:p>9,72%</text:p>
          </table:table-cell>
          <table:table-cell table:style-name="ce2" table:formula="of:=AVERAGE([.C102:.C111])" office:value-type="string" office:string-value="" calcext:value-type="error">
            <text:p>#DIV/0!</text:p>
          </table:table-cell>
          <table:table-cell table:style-name="ce2" table:formula="of:=AVERAGE([.D102:.D111])" office:value-type="percentage" office:value="0.105288888888889" calcext:value-type="percentage">
            <text:p>10,53%</text:p>
          </table:table-cell>
          <table:table-cell table:style-name="ce2" table:formula="of:=AVERAGE([.E102:.E111])" office:value-type="percentage" office:value="0.09972" calcext:value-type="percentage">
            <text:p>9,97%</text:p>
          </table:table-cell>
          <table:table-cell table:style-name="ce2" table:formula="of:=AVERAGE([.F102:.F111])" office:value-type="percentage" office:value="0.09819" calcext:value-type="percentage">
            <text:p>9,82%</text:p>
          </table:table-cell>
          <table:table-cell table:style-name="ce2" table:formula="of:=AVERAGE([.G102:.G111])" office:value-type="string" office:string-value="" calcext:value-type="error">
            <text:p>#DIV/0!</text:p>
          </table:table-cell>
          <table:table-cell table:style-name="ce2" table:formula="of:=AVERAGE([.H102:.H111])" office:value-type="percentage" office:value="0.1032" calcext:value-type="percentage">
            <text:p>10,32%</text:p>
          </table:table-cell>
          <table:table-cell table:style-name="ce2" table:formula="of:=AVERAGE([.I102:.I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 table:number-rows-repeated="10484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ens" table:style-name="ta1"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70_1</text:p>
          </table:table-cell>
          <table:table-cell office:value-type="percentage" office:value="0.3095" calcext:value-type="percentage">
            <text:p>30,95%</text:p>
          </table:table-cell>
          <table:table-cell/>
          <table:table-cell office:value-type="percentage" office:value="0.3432" calcext:value-type="percentage">
            <text:p>34,32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3107" calcext:value-type="percentage">
            <text:p>31,07%</text:p>
          </table:table-cell>
          <table:table-cell/>
          <table:table-cell office:value-type="percentage" office:value="0.2488" calcext:value-type="percentage">
            <text:p>24,88%</text:p>
          </table:table-cell>
          <table:table-cell/>
        </table:table-row>
        <table:table-row table:style-name="ro1">
          <table:table-cell office:value-type="string" calcext:value-type="string">
            <text:p>gct1970_2</text:p>
          </table:table-cell>
          <table:table-cell office:value-type="percentage" office:value="0.4487" calcext:value-type="percentage">
            <text:p>44,87%</text:p>
          </table:table-cell>
          <table:table-cell/>
          <table:table-cell office:value-type="percentage" office:value="0.2568" calcext:value-type="percentage">
            <text:p>25,68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3625" calcext:value-type="percentage">
            <text:p>36,25%</text:p>
          </table:table-cell>
          <table:table-cell/>
          <table:table-cell office:value-type="percentage" office:value="0.4555" calcext:value-type="percentage">
            <text:p>45,55%</text:p>
          </table:table-cell>
          <table:table-cell/>
        </table:table-row>
        <table:table-row table:style-name="ro1">
          <table:table-cell office:value-type="string" calcext:value-type="string">
            <text:p>gct1970_3</text:p>
          </table:table-cell>
          <table:table-cell office:value-type="percentage" office:value="0.3371" calcext:value-type="percentage">
            <text:p>33,71%</text:p>
          </table:table-cell>
          <table:table-cell/>
          <table:table-cell office:value-type="percentage" office:value="0.1865" calcext:value-type="percentage">
            <text:p>18,65%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3378" calcext:value-type="percentage">
            <text:p>33,78%</text:p>
          </table:table-cell>
          <table:table-cell/>
          <table:table-cell office:value-type="percentage" office:value="0.3282" calcext:value-type="percentage">
            <text:p>32,82%</text:p>
          </table:table-cell>
          <table:table-cell/>
        </table:table-row>
        <table:table-row table:style-name="ro1">
          <table:table-cell office:value-type="string" calcext:value-type="string">
            <text:p>gct1970_4</text:p>
          </table:table-cell>
          <table:table-cell office:value-type="percentage" office:value="0.2155" calcext:value-type="percentage">
            <text:p>21,55%</text:p>
          </table:table-cell>
          <table:table-cell/>
          <table:table-cell office:value-type="percentage" office:value="0.2973" calcext:value-type="percentage">
            <text:p>29,73%</text:p>
          </table:table-cell>
          <table:table-cell office:value-type="percentage" office:value="0.1918" calcext:value-type="percentage">
            <text:p>19,18%</text:p>
          </table:table-cell>
          <table:table-cell office:value-type="percentage" office:value="0.2111" calcext:value-type="percentage">
            <text:p>21,11%</text:p>
          </table:table-cell>
          <table:table-cell/>
          <table:table-cell office:value-type="percentage" office:value="0.2159" calcext:value-type="percentage">
            <text:p>21,59%</text:p>
          </table:table-cell>
          <table:table-cell/>
        </table:table-row>
        <table:table-row table:style-name="ro1">
          <table:table-cell office:value-type="string" calcext:value-type="string">
            <text:p>gct1970_5</text:p>
          </table:table-cell>
          <table:table-cell office:value-type="percentage" office:value="0.2378" calcext:value-type="percentage">
            <text:p>23,78%</text:p>
          </table:table-cell>
          <table:table-cell/>
          <table:table-cell office:value-type="percentage" office:value="0.2973" calcext:value-type="percentage">
            <text:p>29,73%</text:p>
          </table:table-cell>
          <table:table-cell office:value-type="percentage" office:value="0.254" calcext:value-type="percentage">
            <text:p>25,40%</text:p>
          </table:table-cell>
          <table:table-cell office:value-type="percentage" office:value="0.2532" calcext:value-type="percentage">
            <text:p>25,32%</text:p>
          </table:table-cell>
          <table:table-cell/>
          <table:table-cell office:value-type="percentage" office:value="0.2469" calcext:value-type="percentage">
            <text:p>24,69%</text:p>
          </table:table-cell>
          <table:table-cell/>
        </table:table-row>
        <table:table-row table:style-name="ro1">
          <table:table-cell office:value-type="string" calcext:value-type="string">
            <text:p>gct1970_6</text:p>
          </table:table-cell>
          <table:table-cell office:value-type="percentage" office:value="0.4393" calcext:value-type="percentage">
            <text:p>43,93%</text:p>
          </table:table-cell>
          <table:table-cell/>
          <table:table-cell office:value-type="percentage" office:value="0.2459" calcext:value-type="percentage">
            <text:p>24,59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3701" calcext:value-type="percentage">
            <text:p>37,01%</text:p>
          </table:table-cell>
          <table:table-cell/>
          <table:table-cell office:value-type="percentage" office:value="0.452" calcext:value-type="percentage">
            <text:p>45,20%</text:p>
          </table:table-cell>
          <table:table-cell/>
        </table:table-row>
        <table:table-row table:style-name="ro1">
          <table:table-cell office:value-type="string" calcext:value-type="string">
            <text:p>gct1970_7</text:p>
          </table:table-cell>
          <table:table-cell office:value-type="percentage" office:value="0.3778" calcext:value-type="percentage">
            <text:p>37,78%</text:p>
          </table:table-cell>
          <table:table-cell/>
          <table:table-cell office:value-type="percentage" office:value="0.2432" calcext:value-type="percentage">
            <text:p>24,32%</text:p>
          </table:table-cell>
          <table:table-cell office:value-type="percentage" office:value="0.3902" calcext:value-type="percentage">
            <text:p>39,02%</text:p>
          </table:table-cell>
          <table:table-cell office:value-type="percentage" office:value="0.3701" calcext:value-type="percentage">
            <text:p>37,01%</text:p>
          </table:table-cell>
          <table:table-cell/>
          <table:table-cell office:value-type="percentage" office:value="0.3705" calcext:value-type="percentage">
            <text:p>37,05%</text:p>
          </table:table-cell>
          <table:table-cell/>
        </table:table-row>
        <table:table-row table:style-name="ro1">
          <table:table-cell office:value-type="string" calcext:value-type="string">
            <text:p>gct1970_8</text:p>
          </table:table-cell>
          <table:table-cell office:value-type="percentage" office:value="0.3249" calcext:value-type="percentage">
            <text:p>32,49%</text:p>
          </table:table-cell>
          <table:table-cell/>
          <table:table-cell office:value-type="percentage" office:value="0.2297" calcext:value-type="percentage">
            <text:p>22,97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3234" calcext:value-type="percentage">
            <text:p>32,34%</text:p>
          </table:table-cell>
          <table:table-cell/>
          <table:table-cell office:value-type="percentage" office:value="0.3154" calcext:value-type="percentage">
            <text:p>31,54%</text:p>
          </table:table-cell>
          <table:table-cell/>
        </table:table-row>
        <table:table-row table:style-name="ro1">
          <table:table-cell office:value-type="string" calcext:value-type="string">
            <text:p>gct1970_9</text:p>
          </table:table-cell>
          <table:table-cell office:value-type="percentage" office:value="0.3609" calcext:value-type="percentage">
            <text:p>36,09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3379" calcext:value-type="percentage">
            <text:p>33,79%</text:p>
          </table:table-cell>
          <table:table-cell office:value-type="percentage" office:value="0.48" calcext:value-type="percentage">
            <text:p>48,00%</text:p>
          </table:table-cell>
          <table:table-cell/>
          <table:table-cell office:value-type="percentage" office:value="0.3418" calcext:value-type="percentage">
            <text:p>34,18%</text:p>
          </table:table-cell>
          <table:table-cell/>
        </table:table-row>
        <table:table-row table:style-name="ro1">
          <table:table-cell office:value-type="string" calcext:value-type="string">
            <text:p>gct1970_10</text:p>
          </table:table-cell>
          <table:table-cell office:value-type="percentage" office:value="0.6423" calcext:value-type="percentage">
            <text:p>64,23%</text:p>
          </table:table-cell>
          <table:table-cell/>
          <table:table-cell office:value-type="percentage" office:value="0.4054" calcext:value-type="percentage">
            <text:p>40,54%</text:p>
          </table:table-cell>
          <table:table-cell office:value-type="percentage" office:value="0.6399" calcext:value-type="percentage">
            <text:p>63,99%</text:p>
          </table:table-cell>
          <table:table-cell office:value-type="percentage" office:value="0.6405" calcext:value-type="percentage">
            <text:p>64,05%</text:p>
          </table:table-cell>
          <table:table-cell/>
          <table:table-cell office:value-type="percentage" office:value="0.6401" calcext:value-type="percentage">
            <text:p>64,01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2:.B11])" office:value-type="percentage" office:value="0.36938" calcext:value-type="percentage">
            <text:p>36,94%</text:p>
          </table:table-cell>
          <table:table-cell table:style-name="ce2" table:formula="of:=AVERAGE([.C2:.C11])" office:value-type="string" office:string-value="" calcext:value-type="error">
            <text:p>#DIV/0!</text:p>
          </table:table-cell>
          <table:table-cell table:style-name="ce2" table:formula="of:=AVERAGE([.D2:.D11])" office:value-type="percentage" office:value="0.27053" calcext:value-type="percentage">
            <text:p>27,05%</text:p>
          </table:table-cell>
          <table:table-cell table:style-name="ce2" table:formula="of:=AVERAGE([.E2:.E11])" office:value-type="percentage" office:value="0.36518" calcext:value-type="percentage">
            <text:p>36,52%</text:p>
          </table:table-cell>
          <table:table-cell table:style-name="ce2" table:formula="of:=AVERAGE([.F2:.F11])" office:value-type="percentage" office:value="0.36594" calcext:value-type="percentage">
            <text:p>36,59%</text:p>
          </table:table-cell>
          <table:table-cell table:style-name="ce2" table:formula="of:=AVERAGE([.G2:.G11])" office:value-type="string" office:string-value="" calcext:value-type="error">
            <text:p>#DIV/0!</text:p>
          </table:table-cell>
          <table:table-cell table:style-name="ce2" table:formula="of:=AVERAGE([.H2:.H11])" office:value-type="percentage" office:value="0.36151" calcext:value-type="percentage">
            <text:p>36,15%</text:p>
          </table:table-cell>
          <table:table-cell table:style-name="ce2" table:formula="of:=AVERAGE([.I2:.I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75_1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percentage" office:value="0.2128" calcext:value-type="percentage">
            <text:p>21,28%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2935" calcext:value-type="percentage">
            <text:p>29,35%</text:p>
          </table:table-cell>
          <table:table-cell/>
          <table:table-cell office:value-type="percentage" office:value="0.246" calcext:value-type="percentage">
            <text:p>24,60%</text:p>
          </table:table-cell>
          <table:table-cell/>
        </table:table-row>
        <table:table-row table:style-name="ro1">
          <table:table-cell office:value-type="string" calcext:value-type="string">
            <text:p>gct1975_2</text:p>
          </table:table-cell>
          <table:table-cell office:value-type="percentage" office:value="0.2509" calcext:value-type="percentage">
            <text:p>25,09%</text:p>
          </table:table-cell>
          <table:table-cell/>
          <table:table-cell office:value-type="percentage" office:value="0.1745" calcext:value-type="percentage">
            <text:p>17,45%</text:p>
          </table:table-cell>
          <table:table-cell office:value-type="percentage" office:value="0.2184" calcext:value-type="percentage">
            <text:p>21,84%</text:p>
          </table:table-cell>
          <table:table-cell office:value-type="percentage" office:value="0.2768" calcext:value-type="percentage">
            <text:p>27,68%</text:p>
          </table:table-cell>
          <table:table-cell/>
          <table:table-cell office:value-type="percentage" office:value="0.216" calcext:value-type="percentage">
            <text:p>21,60%</text:p>
          </table:table-cell>
          <table:table-cell/>
        </table:table-row>
        <table:table-row table:style-name="ro1">
          <table:table-cell office:value-type="string" calcext:value-type="string">
            <text:p>gct1975_3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percentage" office:value="0.3723" calcext:value-type="percentage">
            <text:p>37,23%</text:p>
          </table:table-cell>
          <table:table-cell office:value-type="percentage" office:value="0.4146" calcext:value-type="percentage">
            <text:p>41,46%</text:p>
          </table:table-cell>
          <table:table-cell office:value-type="percentage" office:value="0.2855" calcext:value-type="percentage">
            <text:p>28,55%</text:p>
          </table:table-cell>
          <table:table-cell/>
          <table:table-cell office:value-type="percentage" office:value="0.276" calcext:value-type="percentage">
            <text:p>27,60%</text:p>
          </table:table-cell>
          <table:table-cell/>
        </table:table-row>
        <table:table-row table:style-name="ro1">
          <table:table-cell office:value-type="string" calcext:value-type="string">
            <text:p>gct1975_4</text:p>
          </table:table-cell>
          <table:table-cell office:value-type="percentage" office:value="0.41" calcext:value-type="percentage">
            <text:p>41,00%</text:p>
          </table:table-cell>
          <table:table-cell/>
          <table:table-cell office:value-type="percentage" office:value="0.3617" calcext:value-type="percentage">
            <text:p>36,17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5119" calcext:value-type="percentage">
            <text:p>51,19%</text:p>
          </table:table-cell>
          <table:table-cell/>
          <table:table-cell office:value-type="percentage" office:value="0.516" calcext:value-type="percentage">
            <text:p>51,60%</text:p>
          </table:table-cell>
          <table:table-cell/>
        </table:table-row>
        <table:table-row table:style-name="ro1">
          <table:table-cell office:value-type="string" calcext:value-type="string">
            <text:p>gct1975_5</text:p>
          </table:table-cell>
          <table:table-cell office:value-type="percentage" office:value="0.4733" calcext:value-type="percentage">
            <text:p>47,33%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2768" calcext:value-type="percentage">
            <text:p>27,68%</text:p>
          </table:table-cell>
          <table:table-cell/>
          <table:table-cell office:value-type="percentage" office:value="0.4476" calcext:value-type="percentage">
            <text:p>44,76%</text:p>
          </table:table-cell>
          <table:table-cell/>
        </table:table-row>
        <table:table-row table:style-name="ro1">
          <table:table-cell office:value-type="string" calcext:value-type="string">
            <text:p>gct1975_6</text:p>
          </table:table-cell>
          <table:table-cell office:value-type="percentage" office:value="0.2521" calcext:value-type="percentage">
            <text:p>25,21%</text:p>
          </table:table-cell>
          <table:table-cell/>
          <table:table-cell office:value-type="percentage" office:value="0.234" calcext:value-type="percentage">
            <text:p>23,40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475" calcext:value-type="percentage">
            <text:p>24,75%</text:p>
          </table:table-cell>
          <table:table-cell/>
          <table:table-cell office:value-type="percentage" office:value="0.2355" calcext:value-type="percentage">
            <text:p>23,55%</text:p>
          </table:table-cell>
          <table:table-cell/>
        </table:table-row>
        <table:table-row table:style-name="ro1">
          <table:table-cell office:value-type="string" calcext:value-type="string">
            <text:p>gct1975_7</text:p>
          </table:table-cell>
          <table:table-cell office:value-type="percentage" office:value="0.3191" calcext:value-type="percentage">
            <text:p>31,91%</text:p>
          </table:table-cell>
          <table:table-cell/>
          <table:table-cell office:value-type="percentage" office:value="0.2957" calcext:value-type="percentage">
            <text:p>29,57%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3416" calcext:value-type="percentage">
            <text:p>34,16%</text:p>
          </table:table-cell>
          <table:table-cell/>
          <table:table-cell office:value-type="percentage" office:value="0.2865" calcext:value-type="percentage">
            <text:p>28,65%</text:p>
          </table:table-cell>
          <table:table-cell/>
        </table:table-row>
        <table:table-row table:style-name="ro1">
          <table:table-cell office:value-type="string" calcext:value-type="string">
            <text:p>gct1975_8</text:p>
          </table:table-cell>
          <table:table-cell office:value-type="percentage" office:value="0.41" calcext:value-type="percentage">
            <text:p>41,00%</text:p>
          </table:table-cell>
          <table:table-cell/>
          <table:table-cell office:value-type="percentage" office:value="0.4064" calcext:value-type="percentage">
            <text:p>40,64%</text:p>
          </table:table-cell>
          <table:table-cell office:value-type="percentage" office:value="0.4274" calcext:value-type="percentage">
            <text:p>42,74%</text:p>
          </table:table-cell>
          <table:table-cell office:value-type="percentage" office:value="0.3234" calcext:value-type="percentage">
            <text:p>32,34%</text:p>
          </table:table-cell>
          <table:table-cell/>
          <table:table-cell office:value-type="percentage" office:value="0.4323" calcext:value-type="percentage">
            <text:p>43,23%</text:p>
          </table:table-cell>
          <table:table-cell/>
        </table:table-row>
        <table:table-row table:style-name="ro1">
          <table:table-cell office:value-type="string" calcext:value-type="string">
            <text:p>gct1975_9</text:p>
          </table:table-cell>
          <table:table-cell office:value-type="percentage" office:value="0.5582" calcext:value-type="percentage">
            <text:p>55,82%</text:p>
          </table:table-cell>
          <table:table-cell/>
          <table:table-cell office:value-type="percentage" office:value="0.4383" calcext:value-type="percentage">
            <text:p>43,83%</text:p>
          </table:table-cell>
          <table:table-cell office:value-type="percentage" office:value="0.6055" calcext:value-type="percentage">
            <text:p>60,55%</text:p>
          </table:table-cell>
          <table:table-cell office:value-type="percentage" office:value="0.438" calcext:value-type="percentage">
            <text:p>43,80%</text:p>
          </table:table-cell>
          <table:table-cell/>
          <table:table-cell office:value-type="percentage" office:value="0.5353" calcext:value-type="percentage">
            <text:p>53,53%</text:p>
          </table:table-cell>
          <table:table-cell/>
        </table:table-row>
        <table:table-row table:style-name="ro1">
          <table:table-cell office:value-type="string" calcext:value-type="string">
            <text:p>gct1975_10</text:p>
          </table:table-cell>
          <table:table-cell office:value-type="percentage" office:value="0.5598" calcext:value-type="percentage">
            <text:p>55,98%</text:p>
          </table:table-cell>
          <table:table-cell/>
          <table:table-cell office:value-type="percentage" office:value="0.4532" calcext:value-type="percentage">
            <text:p>45,32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5926" calcext:value-type="percentage">
            <text:p>59,26%</text:p>
          </table:table-cell>
          <table:table-cell/>
          <table:table-cell office:value-type="percentage" office:value="0.4473" calcext:value-type="percentage">
            <text:p>44,73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15:.B24])" office:value-type="percentage" office:value="0.39714" calcext:value-type="percentage">
            <text:p>39,71%</text:p>
          </table:table-cell>
          <table:table-cell table:style-name="ce2" table:formula="of:=AVERAGE([.C15:.C24])" office:value-type="string" office:string-value="" calcext:value-type="error">
            <text:p>#DIV/0!</text:p>
          </table:table-cell>
          <table:table-cell table:style-name="ce2" table:formula="of:=AVERAGE([.D15:.D24])" office:value-type="percentage" office:value="0.32489" calcext:value-type="percentage">
            <text:p>32,49%</text:p>
          </table:table-cell>
          <table:table-cell table:style-name="ce2" table:formula="of:=AVERAGE([.E15:.E24])" office:value-type="percentage" office:value="0.39153" calcext:value-type="percentage">
            <text:p>39,15%</text:p>
          </table:table-cell>
          <table:table-cell table:style-name="ce2" table:formula="of:=AVERAGE([.F15:.F24])" office:value-type="percentage" office:value="0.35876" calcext:value-type="percentage">
            <text:p>35,88%</text:p>
          </table:table-cell>
          <table:table-cell table:style-name="ce2" table:formula="of:=AVERAGE([.G15:.G24])" office:value-type="string" office:string-value="" calcext:value-type="error">
            <text:p>#DIV/0!</text:p>
          </table:table-cell>
          <table:table-cell table:style-name="ce2" table:formula="of:=AVERAGE([.H15:.H24])" office:value-type="percentage" office:value="0.36385" calcext:value-type="percentage">
            <text:p>36,39%</text:p>
          </table:table-cell>
          <table:table-cell table:style-name="ce2" table:formula="of:=AVERAGE([.I15:.I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80_1</text:p>
          </table:table-cell>
          <table:table-cell office:value-type="percentage" office:value="0.2892" calcext:value-type="percentage">
            <text:p>28,92%</text:p>
          </table:table-cell>
          <table:table-cell/>
          <table:table-cell office:value-type="percentage" office:value="0.1066" calcext:value-type="percentage">
            <text:p>10,66%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percentage" office:value="0.1321" calcext:value-type="percentage">
            <text:p>13,21%</text:p>
          </table:table-cell>
          <table:table-cell/>
        </table:table-row>
        <table:table-row table:style-name="ro1">
          <table:table-cell office:value-type="string" calcext:value-type="string">
            <text:p>gct1980_2</text:p>
          </table:table-cell>
          <table:table-cell office:value-type="percentage" office:value="0.2234" calcext:value-type="percentage">
            <text:p>22,34%</text:p>
          </table:table-cell>
          <table:table-cell/>
          <table:table-cell office:value-type="percentage" office:value="0.2105" calcext:value-type="percentage">
            <text:p>21,05%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3172" calcext:value-type="percentage">
            <text:p>31,72%</text:p>
          </table:table-cell>
          <table:table-cell/>
          <table:table-cell office:value-type="percentage" office:value="0.221" calcext:value-type="percentage">
            <text:p>22,10%</text:p>
          </table:table-cell>
          <table:table-cell/>
        </table:table-row>
        <table:table-row table:style-name="ro1">
          <table:table-cell office:value-type="string" calcext:value-type="string">
            <text:p>gct1980_3</text:p>
          </table:table-cell>
          <table:table-cell office:value-type="percentage" office:value="0.2129" calcext:value-type="percentage">
            <text:p>21,29%</text:p>
          </table:table-cell>
          <table:table-cell/>
          <table:table-cell office:value-type="percentage" office:value="0.25" calcext:value-type="percentage">
            <text:p>25,00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percentage" office:value="0.2503" calcext:value-type="percentage">
            <text:p>25,03%</text:p>
          </table:table-cell>
          <table:table-cell/>
        </table:table-row>
        <table:table-row table:style-name="ro1">
          <table:table-cell office:value-type="string" calcext:value-type="string">
            <text:p>gct1980_4</text:p>
          </table:table-cell>
          <table:table-cell office:value-type="percentage" office:value="0.4787" calcext:value-type="percentage">
            <text:p>47,87%</text:p>
          </table:table-cell>
          <table:table-cell/>
          <table:table-cell office:value-type="percentage" office:value="0.1711" calcext:value-type="percentage">
            <text:p>17,11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5571" calcext:value-type="percentage">
            <text:p>55,71%</text:p>
          </table:table-cell>
          <table:table-cell/>
          <table:table-cell office:value-type="percentage" office:value="0.1711" calcext:value-type="percentage">
            <text:p>17,11%</text:p>
          </table:table-cell>
          <table:table-cell/>
        </table:table-row>
        <table:table-row table:style-name="ro1">
          <table:table-cell office:value-type="string" calcext:value-type="string">
            <text:p>gct1980_5</text:p>
          </table:table-cell>
          <table:table-cell office:value-type="percentage" office:value="0.2973" calcext:value-type="percentage">
            <text:p>29,73%</text:p>
          </table:table-cell>
          <table:table-cell/>
          <table:table-cell office:value-type="percentage" office:value="0.2895" calcext:value-type="percentage">
            <text:p>28,95%</text:p>
          </table:table-cell>
          <table:table-cell office:value-type="percentage" office:value="0.2884" calcext:value-type="percentage">
            <text:p>28,84%</text:p>
          </table:table-cell>
          <table:table-cell office:value-type="percentage" office:value="0.443" calcext:value-type="percentage">
            <text:p>44,30%</text:p>
          </table:table-cell>
          <table:table-cell/>
          <table:table-cell office:value-type="percentage" office:value="0.2913" calcext:value-type="percentage">
            <text:p>29,13%</text:p>
          </table:table-cell>
          <table:table-cell/>
        </table:table-row>
        <table:table-row table:style-name="ro1">
          <table:table-cell office:value-type="string" calcext:value-type="string">
            <text:p>gct1980_6</text:p>
          </table:table-cell>
          <table:table-cell office:value-type="percentage" office:value="0.2521" calcext:value-type="percentage">
            <text:p>25,21%</text:p>
          </table:table-cell>
          <table:table-cell/>
          <table:table-cell office:value-type="percentage" office:value="0.1961" calcext:value-type="percentage">
            <text:p>19,6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212" calcext:value-type="percentage">
            <text:p>21,20%</text:p>
          </table:table-cell>
          <table:table-cell/>
          <table:table-cell office:value-type="percentage" office:value="0.1918" calcext:value-type="percentage">
            <text:p>19,18%</text:p>
          </table:table-cell>
          <table:table-cell/>
        </table:table-row>
        <table:table-row table:style-name="ro1">
          <table:table-cell office:value-type="string" calcext:value-type="string">
            <text:p>gct1980_7</text:p>
          </table:table-cell>
          <table:table-cell office:value-type="percentage" office:value="0.6464" calcext:value-type="percentage">
            <text:p>64,64%</text:p>
          </table:table-cell>
          <table:table-cell/>
          <table:table-cell office:value-type="percentage" office:value="0.3355" calcext:value-type="percentage">
            <text:p>33,55%</text:p>
          </table:table-cell>
          <table:table-cell office:value-type="percentage" office:value="0.4578" calcext:value-type="percentage">
            <text:p>45,78%</text:p>
          </table:table-cell>
          <table:table-cell office:value-type="percentage" office:value="0.2751" calcext:value-type="percentage">
            <text:p>27,51%</text:p>
          </table:table-cell>
          <table:table-cell/>
          <table:table-cell office:value-type="percentage" office:value="0.4441" calcext:value-type="percentage">
            <text:p>44,41%</text:p>
          </table:table-cell>
          <table:table-cell/>
        </table:table-row>
        <table:table-row table:style-name="ro1">
          <table:table-cell office:value-type="string" calcext:value-type="string">
            <text:p>gct1980_8</text:p>
          </table:table-cell>
          <table:table-cell office:value-type="percentage" office:value="0.4645" calcext:value-type="percentage">
            <text:p>46,45%</text:p>
          </table:table-cell>
          <table:table-cell/>
          <table:table-cell office:value-type="percentage" office:value="0.1974" calcext:value-type="percentage">
            <text:p>19,74%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2751" calcext:value-type="percentage">
            <text:p>27,51%</text:p>
          </table:table-cell>
          <table:table-cell/>
          <table:table-cell office:value-type="percentage" office:value="0.1842" calcext:value-type="percentage">
            <text:p>18,42%</text:p>
          </table:table-cell>
          <table:table-cell/>
        </table:table-row>
        <table:table-row table:style-name="ro1">
          <table:table-cell office:value-type="string" calcext:value-type="string">
            <text:p>gct1980_9</text:p>
          </table:table-cell>
          <table:table-cell office:value-type="percentage" office:value="0.4698" calcext:value-type="percentage">
            <text:p>46,98%</text:p>
          </table:table-cell>
          <table:table-cell/>
          <table:table-cell office:value-type="percentage" office:value="0.2908" calcext:value-type="percentage">
            <text:p>29,08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385" calcext:value-type="percentage">
            <text:p>38,50%</text:p>
          </table:table-cell>
          <table:table-cell/>
          <table:table-cell office:value-type="percentage" office:value="0.3661" calcext:value-type="percentage">
            <text:p>36,61%</text:p>
          </table:table-cell>
          <table:table-cell/>
        </table:table-row>
        <table:table-row table:style-name="ro1">
          <table:table-cell office:value-type="string" calcext:value-type="string">
            <text:p>gct1980_10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percentage" office:value="0.2263" calcext:value-type="percentage">
            <text:p>22,63%</text:p>
          </table:table-cell>
          <table:table-cell office:value-type="percentage" office:value="0.4336" calcext:value-type="percentage">
            <text:p>43,36%</text:p>
          </table:table-cell>
          <table:table-cell office:value-type="percentage" office:value="0.5621" calcext:value-type="percentage">
            <text:p>56,21%</text:p>
          </table:table-cell>
          <table:table-cell/>
          <table:table-cell office:value-type="percentage" office:value="0.2589" calcext:value-type="percentage">
            <text:p>25,89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28:.B37])" office:value-type="percentage" office:value="0.35843" calcext:value-type="percentage">
            <text:p>35,84%</text:p>
          </table:table-cell>
          <table:table-cell table:style-name="ce2" table:formula="of:=AVERAGE([.C28:.C37])" office:value-type="string" office:string-value="" calcext:value-type="error">
            <text:p>#DIV/0!</text:p>
          </table:table-cell>
          <table:table-cell table:style-name="ce2" table:formula="of:=AVERAGE([.D28:.D37])" office:value-type="percentage" office:value="0.22738" calcext:value-type="percentage">
            <text:p>22,74%</text:p>
          </table:table-cell>
          <table:table-cell table:style-name="ce2" table:formula="of:=AVERAGE([.E28:.E37])" office:value-type="percentage" office:value="0.27692" calcext:value-type="percentage">
            <text:p>27,69%</text:p>
          </table:table-cell>
          <table:table-cell table:style-name="ce2" table:formula="of:=AVERAGE([.F28:.F37])" office:value-type="percentage" office:value="0.36699" calcext:value-type="percentage">
            <text:p>36,70%</text:p>
          </table:table-cell>
          <table:table-cell table:style-name="ce2" table:formula="of:=AVERAGE([.G28:.G37])" office:value-type="string" office:string-value="" calcext:value-type="error">
            <text:p>#DIV/0!</text:p>
          </table:table-cell>
          <table:table-cell table:style-name="ce2" table:formula="of:=AVERAGE([.H28:.H37])" office:value-type="percentage" office:value="0.25109" calcext:value-type="percentage">
            <text:p>25,11%</text:p>
          </table:table-cell>
          <table:table-cell table:style-name="ce2" table:formula="of:=AVERAGE([.I28:.I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85_1</text:p>
          </table:table-cell>
          <table:table-cell office:value-type="percentage" office:value="0.1774" calcext:value-type="percentage">
            <text:p>17,74%</text:p>
          </table:table-cell>
          <table:table-cell/>
          <table:table-cell office:value-type="percentage" office:value="0.3397" calcext:value-type="percentage">
            <text:p>33,97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1741" calcext:value-type="percentage">
            <text:p>17,41%</text:p>
          </table:table-cell>
          <table:table-cell/>
          <table:table-cell office:value-type="percentage" office:value="0.1641" calcext:value-type="percentage">
            <text:p>16,41%</text:p>
          </table:table-cell>
          <table:table-cell/>
        </table:table-row>
        <table:table-row table:style-name="ro1">
          <table:table-cell office:value-type="string" calcext:value-type="string">
            <text:p>gct1985_2</text:p>
          </table:table-cell>
          <table:table-cell office:value-type="percentage" office:value="0.2108" calcext:value-type="percentage">
            <text:p>21,08%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2111" calcext:value-type="percentage">
            <text:p>21,11%</text:p>
          </table:table-cell>
          <table:table-cell/>
          <table:table-cell office:value-type="percentage" office:value="0.1587" calcext:value-type="percentage">
            <text:p>15,87%</text:p>
          </table:table-cell>
          <table:table-cell/>
        </table:table-row>
        <table:table-row table:style-name="ro1">
          <table:table-cell office:value-type="string" calcext:value-type="string">
            <text:p>gct1985_3</text:p>
          </table:table-cell>
          <table:table-cell office:value-type="percentage" office:value="0.1423" calcext:value-type="percentage">
            <text:p>14,23%</text:p>
          </table:table-cell>
          <table:table-cell/>
          <table:table-cell table:number-columns-repeated="2" office:value-type="percentage" office:value="0.1496" calcext:value-type="percentage">
            <text:p>14,96%</text:p>
          </table:table-cell>
          <table:table-cell office:value-type="percentage" office:value="0.1658" calcext:value-type="percentage">
            <text:p>16,58%</text:p>
          </table:table-cell>
          <table:table-cell/>
          <table:table-cell office:value-type="percentage" office:value="0.1453" calcext:value-type="percentage">
            <text:p>14,53%</text:p>
          </table:table-cell>
          <table:table-cell/>
        </table:table-row>
        <table:table-row table:style-name="ro1">
          <table:table-cell office:value-type="string" calcext:value-type="string">
            <text:p>gct1985_4</text:p>
          </table:table-cell>
          <table:table-cell office:value-type="percentage" office:value="0.1319" calcext:value-type="percentage">
            <text:p>13,19%</text:p>
          </table:table-cell>
          <table:table-cell/>
          <table:table-cell office:value-type="percentage" office:value="0.1429" calcext:value-type="percentage">
            <text:p>14,29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1397" calcext:value-type="percentage">
            <text:p>13,97%</text:p>
          </table:table-cell>
          <table:table-cell/>
          <table:table-cell office:value-type="percentage" office:value="0.1396" calcext:value-type="percentage">
            <text:p>13,96%</text:p>
          </table:table-cell>
          <table:table-cell/>
        </table:table-row>
        <table:table-row table:style-name="ro1">
          <table:table-cell office:value-type="string" calcext:value-type="string">
            <text:p>gct1985_5</text:p>
          </table:table-cell>
          <table:table-cell office:value-type="percentage" office:value="0.2575" calcext:value-type="percentage">
            <text:p>25,75%</text:p>
          </table:table-cell>
          <table:table-cell/>
          <table:table-cell office:value-type="percentage" office:value="0.2857" calcext:value-type="percentage">
            <text:p>28,57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2758" calcext:value-type="percentage">
            <text:p>27,58%</text:p>
          </table:table-cell>
          <table:table-cell/>
          <table:table-cell office:value-type="percentage" office:value="0.2712" calcext:value-type="percentage">
            <text:p>27,12%</text:p>
          </table:table-cell>
          <table:table-cell/>
        </table:table-row>
        <table:table-row table:style-name="ro1">
          <table:table-cell office:value-type="string" calcext:value-type="string">
            <text:p>gct1985_6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percentage" office:value="0.1587" calcext:value-type="percentage">
            <text:p>15,87%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1557" calcext:value-type="percentage">
            <text:p>15,57%</text:p>
          </table:table-cell>
          <table:table-cell/>
          <table:table-cell office:value-type="percentage" office:value="0.1557" calcext:value-type="percentage">
            <text:p>15,57%</text:p>
          </table:table-cell>
          <table:table-cell/>
        </table:table-row>
        <table:table-row table:style-name="ro1">
          <table:table-cell office:value-type="string" calcext:value-type="string">
            <text:p>gct1985_7</text:p>
          </table:table-cell>
          <table:table-cell office:value-type="percentage" office:value="0.125" calcext:value-type="percentage">
            <text:p>12,50%</text:p>
          </table:table-cell>
          <table:table-cell/>
          <table:table-cell office:value-type="percentage" office:value="0.1397" calcext:value-type="percentage">
            <text:p>13,97%</text:p>
          </table:table-cell>
          <table:table-cell office:value-type="percentage" office:value="0.1271" calcext:value-type="percentage">
            <text:p>12,71%</text:p>
          </table:table-cell>
          <table:table-cell office:value-type="percentage" office:value="0.1265" calcext:value-type="percentage">
            <text:p>12,65%</text:p>
          </table:table-cell>
          <table:table-cell/>
          <table:table-cell office:value-type="percentage" office:value="0.1289" calcext:value-type="percentage">
            <text:p>12,89%</text:p>
          </table:table-cell>
          <table:table-cell/>
        </table:table-row>
        <table:table-row table:style-name="ro1">
          <table:table-cell office:value-type="string" calcext:value-type="string">
            <text:p>gct1985_8</text:p>
          </table:table-cell>
          <table:table-cell office:value-type="percentage" office:value="0.1088" calcext:value-type="percentage">
            <text:p>10,88%</text:p>
          </table:table-cell>
          <table:table-cell/>
          <table:table-cell office:value-type="percentage" office:value="0.0952" calcext:value-type="percentage">
            <text:p>9,52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56" calcext:value-type="percentage">
            <text:p>10,56%</text:p>
          </table:table-cell>
          <table:table-cell/>
          <table:table-cell office:value-type="percentage" office:value="0.1078" calcext:value-type="percentage">
            <text:p>10,78%</text:p>
          </table:table-cell>
          <table:table-cell/>
        </table:table-row>
        <table:table-row table:style-name="ro1">
          <table:table-cell office:value-type="string" calcext:value-type="string">
            <text:p>gct1985_9</text:p>
          </table:table-cell>
          <table:table-cell office:value-type="percentage" office:value="0.174" calcext:value-type="percentage">
            <text:p>17,40%</text:p>
          </table:table-cell>
          <table:table-cell/>
          <table:table-cell office:value-type="percentage" office:value="0.1496" calcext:value-type="percentage">
            <text:p>14,96%</text:p>
          </table:table-cell>
          <table:table-cell office:value-type="percentage" office:value="0.2995" calcext:value-type="percentage">
            <text:p>29,95%</text:p>
          </table:table-cell>
          <table:table-cell office:value-type="percentage" office:value="0.1785" calcext:value-type="percentage">
            <text:p>17,85%</text:p>
          </table:table-cell>
          <table:table-cell/>
          <table:table-cell office:value-type="percentage" office:value="0.1761" calcext:value-type="percentage">
            <text:p>17,61%</text:p>
          </table:table-cell>
          <table:table-cell/>
        </table:table-row>
        <table:table-row table:style-name="ro1">
          <table:table-cell office:value-type="string" calcext:value-type="string">
            <text:p>gct1985_10</text:p>
          </table:table-cell>
          <table:table-cell office:value-type="percentage" office:value="0.1905" calcext:value-type="percentage">
            <text:p>19,05%</text:p>
          </table:table-cell>
          <table:table-cell/>
          <table:table-cell office:value-type="percentage" office:value="0.2016" calcext:value-type="percentage">
            <text:p>20,16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259" calcext:value-type="percentage">
            <text:p>12,59%</text:p>
          </table:table-cell>
          <table:table-cell/>
          <table:table-cell office:value-type="percentage" office:value="0.1906" calcext:value-type="percentage">
            <text:p>19,06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41:.B50])" office:value-type="percentage" office:value="0.16687" calcext:value-type="percentage">
            <text:p>16,69%</text:p>
          </table:table-cell>
          <table:table-cell table:style-name="ce2" table:formula="of:=AVERAGE([.C41:.C50])" office:value-type="string" office:string-value="" calcext:value-type="error">
            <text:p>#DIV/0!</text:p>
          </table:table-cell>
          <table:table-cell table:style-name="ce2" table:formula="of:=AVERAGE([.D41:.D50])" office:value-type="percentage" office:value="0.1996" calcext:value-type="percentage">
            <text:p>19,96%</text:p>
          </table:table-cell>
          <table:table-cell table:style-name="ce2" table:formula="of:=AVERAGE([.E41:.E50])" office:value-type="percentage" office:value="0.19544" calcext:value-type="percentage">
            <text:p>19,54%</text:p>
          </table:table-cell>
          <table:table-cell table:style-name="ce2" table:formula="of:=AVERAGE([.F41:.F50])" office:value-type="percentage" office:value="0.16587" calcext:value-type="percentage">
            <text:p>16,59%</text:p>
          </table:table-cell>
          <table:table-cell table:style-name="ce2" table:formula="of:=AVERAGE([.G41:.G50])" office:value-type="string" office:string-value="" calcext:value-type="error">
            <text:p>#DIV/0!</text:p>
          </table:table-cell>
          <table:table-cell table:style-name="ce2" table:formula="of:=AVERAGE([.H41:.H50])" office:value-type="percentage" office:value="0.1638" calcext:value-type="percentage">
            <text:p>16,38%</text:p>
          </table:table-cell>
          <table:table-cell table:style-name="ce2" table:formula="of:=AVERAGE([.I41:.I5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90_1</text:p>
          </table:table-cell>
          <table:table-cell office:value-type="percentage" office:value="0.1373" calcext:value-type="percentage">
            <text:p>13,73%</text:p>
          </table:table-cell>
          <table:table-cell/>
          <table:table-cell office:value-type="percentage" office:value="0.1471" calcext:value-type="percentage">
            <text:p>14,71%</text:p>
          </table:table-cell>
          <table:table-cell office:value-type="percentage" office:value="0.1393" calcext:value-type="percentage">
            <text:p>13,93%</text:p>
          </table:table-cell>
          <table:table-cell office:value-type="percentage" office:value="0.1373" calcext:value-type="percentage">
            <text:p>13,73%</text:p>
          </table:table-cell>
          <table:table-cell/>
          <table:table-cell office:value-type="percentage" office:value="0.1373" calcext:value-type="percentage">
            <text:p>13,73%</text:p>
          </table:table-cell>
          <table:table-cell/>
        </table:table-row>
        <table:table-row table:style-name="ro1">
          <table:table-cell office:value-type="string" calcext:value-type="string">
            <text:p>gct1990_2</text:p>
          </table:table-cell>
          <table:table-cell office:value-type="percentage" office:value="0.1129" calcext:value-type="percentage">
            <text:p>11,29%</text:p>
          </table:table-cell>
          <table:table-cell/>
          <table:table-cell office:value-type="percentage" office:value="0.0683" calcext:value-type="percentage">
            <text:p>6,83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1077" calcext:value-type="percentage">
            <text:p>10,77%</text:p>
          </table:table-cell>
          <table:table-cell/>
          <table:table-cell office:value-type="percentage" office:value="0.0709" calcext:value-type="percentage">
            <text:p>7,09%</text:p>
          </table:table-cell>
          <table:table-cell/>
        </table:table-row>
        <table:table-row table:style-name="ro1">
          <table:table-cell office:value-type="string" calcext:value-type="string">
            <text:p>gct1990_3</text:p>
          </table:table-cell>
          <table:table-cell office:value-type="percentage" office:value="0.173" calcext:value-type="percentage">
            <text:p>17,30%</text:p>
          </table:table-cell>
          <table:table-cell/>
          <table:table-cell office:value-type="percentage" office:value="0.1706" calcext:value-type="percentage">
            <text:p>17,06%</text:p>
          </table:table-cell>
          <table:table-cell office:value-type="percentage" office:value="0.1653" calcext:value-type="percentage">
            <text:p>16,53%</text:p>
          </table:table-cell>
          <table:table-cell office:value-type="percentage" office:value="0.1876" calcext:value-type="percentage">
            <text:p>18,76%</text:p>
          </table:table-cell>
          <table:table-cell/>
          <table:table-cell office:value-type="percentage" office:value="0.1756" calcext:value-type="percentage">
            <text:p>17,56%</text:p>
          </table:table-cell>
          <table:table-cell/>
        </table:table-row>
        <table:table-row table:style-name="ro1">
          <table:table-cell office:value-type="string" calcext:value-type="string">
            <text:p>gct1990_4</text:p>
          </table:table-cell>
          <table:table-cell office:value-type="percentage" office:value="0.0652" calcext:value-type="percentage">
            <text:p>6,52%</text:p>
          </table:table-cell>
          <table:table-cell/>
          <table:table-cell office:value-type="percentage" office:value="0.0676" calcext:value-type="percentage">
            <text:p>6,76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0743" calcext:value-type="percentage">
            <text:p>7,43%</text:p>
          </table:table-cell>
          <table:table-cell/>
          <table:table-cell office:value-type="percentage" office:value="0.0616" calcext:value-type="percentage">
            <text:p>6,16%</text:p>
          </table:table-cell>
          <table:table-cell/>
        </table:table-row>
        <table:table-row table:style-name="ro1">
          <table:table-cell office:value-type="string" calcext:value-type="string">
            <text:p>gct1990_5</text:p>
          </table:table-cell>
          <table:table-cell office:value-type="percentage" office:value="0.1453" calcext:value-type="percentage">
            <text:p>14,53%</text:p>
          </table:table-cell>
          <table:table-cell/>
          <table:table-cell office:value-type="percentage" office:value="0.2833" calcext:value-type="percentage">
            <text:p>28,33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062" calcext:value-type="percentage">
            <text:p>20,62%</text:p>
          </table:table-cell>
          <table:table-cell/>
          <table:table-cell office:value-type="percentage" office:value="0.1298" calcext:value-type="percentage">
            <text:p>12,98%</text:p>
          </table:table-cell>
          <table:table-cell/>
        </table:table-row>
        <table:table-row table:style-name="ro1">
          <table:table-cell office:value-type="string" calcext:value-type="string">
            <text:p>gct1990_6</text:p>
          </table:table-cell>
          <table:table-cell office:value-type="percentage" office:value="0.163" calcext:value-type="percentage">
            <text:p>16,30%</text:p>
          </table:table-cell>
          <table:table-cell/>
          <table:table-cell office:value-type="percentage" office:value="0.1569" calcext:value-type="percentage">
            <text:p>15,69%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597" calcext:value-type="percentage">
            <text:p>15,97%</text:p>
          </table:table-cell>
          <table:table-cell/>
          <table:table-cell office:value-type="percentage" office:value="0.1579" calcext:value-type="percentage">
            <text:p>15,79%</text:p>
          </table:table-cell>
          <table:table-cell/>
        </table:table-row>
        <table:table-row table:style-name="ro1">
          <table:table-cell office:value-type="string" calcext:value-type="string">
            <text:p>gct1990_7</text:p>
          </table:table-cell>
          <table:table-cell office:value-type="percentage" office:value="0.1506" calcext:value-type="percentage">
            <text:p>15,06%</text:p>
          </table:table-cell>
          <table:table-cell/>
          <table:table-cell office:value-type="percentage" office:value="0.1314" calcext:value-type="percentage">
            <text:p>13,1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646" calcext:value-type="percentage">
            <text:p>16,46%</text:p>
          </table:table-cell>
          <table:table-cell/>
        </table:table-row>
        <table:table-row table:style-name="ro1">
          <table:table-cell office:value-type="string" calcext:value-type="string">
            <text:p>gct1990_8</text:p>
          </table:table-cell>
          <table:table-cell office:value-type="percentage" office:value="0.1539" calcext:value-type="percentage">
            <text:p>15,39%</text:p>
          </table:table-cell>
          <table:table-cell/>
          <table:table-cell office:value-type="percentage" office:value="0.1373" calcext:value-type="percentage">
            <text:p>13,7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467" calcext:value-type="percentage">
            <text:p>14,67%</text:p>
          </table:table-cell>
          <table:table-cell/>
          <table:table-cell office:value-type="percentage" office:value="0.1398" calcext:value-type="percentage">
            <text:p>13,98%</text:p>
          </table:table-cell>
          <table:table-cell/>
        </table:table-row>
        <table:table-row table:style-name="ro1">
          <table:table-cell office:value-type="string" calcext:value-type="string">
            <text:p>gct1990_9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percentage" office:value="0.1402" calcext:value-type="percentage">
            <text:p>14,02%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569" calcext:value-type="percentage">
            <text:p>15,69%</text:p>
          </table:table-cell>
          <table:table-cell/>
          <table:table-cell office:value-type="percentage" office:value="0.1431" calcext:value-type="percentage">
            <text:p>14,31%</text:p>
          </table:table-cell>
          <table:table-cell/>
        </table:table-row>
        <table:table-row table:style-name="ro1">
          <table:table-cell office:value-type="string" calcext:value-type="string">
            <text:p>gct1990_10</text:p>
          </table:table-cell>
          <table:table-cell office:value-type="percentage" office:value="0.0607" calcext:value-type="percentage">
            <text:p>6,07%</text:p>
          </table:table-cell>
          <table:table-cell/>
          <table:table-cell office:value-type="percentage" office:value="0.1069" calcext:value-type="percentage">
            <text:p>10,69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0488" calcext:value-type="percentage">
            <text:p>4,88%</text:p>
          </table:table-cell>
          <table:table-cell/>
          <table:table-cell office:value-type="percentage" office:value="0.049" calcext:value-type="percentage">
            <text:p>4,90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53:.B62])" office:value-type="percentage" office:value="0.13188" calcext:value-type="percentage">
            <text:p>13,19%</text:p>
          </table:table-cell>
          <table:table-cell table:style-name="ce2" table:formula="of:=AVERAGE([.C53:.C62])" office:value-type="string" office:string-value="" calcext:value-type="error">
            <text:p>#DIV/0!</text:p>
          </table:table-cell>
          <table:table-cell table:style-name="ce2" table:formula="of:=AVERAGE([.D53:.D62])" office:value-type="percentage" office:value="0.14096" calcext:value-type="percentage">
            <text:p>14,10%</text:p>
          </table:table-cell>
          <table:table-cell table:style-name="ce2" table:formula="of:=AVERAGE([.E53:.E62])" office:value-type="percentage" office:value="0.13496" calcext:value-type="percentage">
            <text:p>13,50%</text:p>
          </table:table-cell>
          <table:table-cell table:style-name="ce2" table:formula="of:=AVERAGE([.F53:.F62])" office:value-type="percentage" office:value="0.136133333333333" calcext:value-type="percentage">
            <text:p>13,61%</text:p>
          </table:table-cell>
          <table:table-cell table:style-name="ce2" table:formula="of:=AVERAGE([.G53:.G62])" office:value-type="string" office:string-value="" calcext:value-type="error">
            <text:p>#DIV/0!</text:p>
          </table:table-cell>
          <table:table-cell table:style-name="ce2" table:formula="of:=AVERAGE([.H53:.H62])" office:value-type="percentage" office:value="0.12296" calcext:value-type="percentage">
            <text:p>12,30%</text:p>
          </table:table-cell>
          <table:table-cell table:style-name="ce2" table:formula="of:=AVERAGE([.I53:.I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1995_1</text:p>
          </table:table-cell>
          <table:table-cell office:value-type="percentage" office:value="0.1626" calcext:value-type="percentage">
            <text:p>16,26%</text:p>
          </table:table-cell>
          <table:table-cell/>
          <table:table-cell office:value-type="percentage" office:value="0.0961" calcext:value-type="percentage">
            <text:p>9,6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524" calcext:value-type="percentage">
            <text:p>15,24%</text:p>
          </table:table-cell>
          <table:table-cell/>
          <table:table-cell office:value-type="percentage" office:value="0.1053" calcext:value-type="percentage">
            <text:p>10,53%</text:p>
          </table:table-cell>
          <table:table-cell/>
        </table:table-row>
        <table:table-row table:style-name="ro1">
          <table:table-cell office:value-type="string" calcext:value-type="string">
            <text:p>gct1995_2</text:p>
          </table:table-cell>
          <table:table-cell office:value-type="percentage" office:value="0.0997" calcext:value-type="percentage">
            <text:p>9,97%</text:p>
          </table:table-cell>
          <table:table-cell/>
          <table:table-cell office:value-type="percentage" office:value="0.1017" calcext:value-type="percentage">
            <text:p>10,17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49" calcext:value-type="percentage">
            <text:p>9,49%</text:p>
          </table:table-cell>
          <table:table-cell/>
          <table:table-cell office:value-type="percentage" office:value="0.0947" calcext:value-type="percentage">
            <text:p>9,47%</text:p>
          </table:table-cell>
          <table:table-cell/>
        </table:table-row>
        <table:table-row table:style-name="ro1">
          <table:table-cell office:value-type="string" calcext:value-type="string">
            <text:p>gct1995_3</text:p>
          </table:table-cell>
          <table:table-cell office:value-type="percentage" office:value="0.1217" calcext:value-type="percentage">
            <text:p>12,17%</text:p>
          </table:table-cell>
          <table:table-cell/>
          <table:table-cell office:value-type="percentage" office:value="0.1363" calcext:value-type="percentage">
            <text:p>13,63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191" calcext:value-type="percentage">
            <text:p>11,91%</text:p>
          </table:table-cell>
          <table:table-cell/>
          <table:table-cell office:value-type="percentage" office:value="0.1189" calcext:value-type="percentage">
            <text:p>11,89%</text:p>
          </table:table-cell>
          <table:table-cell/>
        </table:table-row>
        <table:table-row table:style-name="ro1">
          <table:table-cell office:value-type="string" calcext:value-type="string">
            <text:p>gct1995_4</text:p>
          </table:table-cell>
          <table:table-cell office:value-type="percentage" office:value="0.0732" calcext:value-type="percentage">
            <text:p>7,32%</text:p>
          </table:table-cell>
          <table:table-cell/>
          <table:table-cell table:number-columns-repeated="2" office:value-type="percentage" office:value="0.0726" calcext:value-type="percentage">
            <text:p>7,2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percentage" office:value="0.0779" calcext:value-type="percentage">
            <text:p>7,79%</text:p>
          </table:table-cell>
          <table:table-cell/>
        </table:table-row>
        <table:table-row table:style-name="ro1">
          <table:table-cell office:value-type="string" calcext:value-type="string">
            <text:p>gct1995_5</text:p>
          </table:table-cell>
          <table:table-cell office:value-type="percentage" office:value="0.1286" calcext:value-type="percentage">
            <text:p>12,86%</text:p>
          </table:table-cell>
          <table:table-cell/>
          <table:table-cell office:value-type="percentage" office:value="0.133" calcext:value-type="percentage">
            <text:p>13,30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07" calcext:value-type="percentage">
            <text:p>12,07%</text:p>
          </table:table-cell>
          <table:table-cell/>
          <table:table-cell office:value-type="percentage" office:value="0.1388" calcext:value-type="percentage">
            <text:p>13,88%</text:p>
          </table:table-cell>
          <table:table-cell/>
        </table:table-row>
        <table:table-row table:style-name="ro1">
          <table:table-cell office:value-type="string" calcext:value-type="string">
            <text:p>gct1995_6</text:p>
          </table:table-cell>
          <table:table-cell office:value-type="percentage" office:value="0.0907" calcext:value-type="percentage">
            <text:p>9,07%</text:p>
          </table:table-cell>
          <table:table-cell/>
          <table:table-cell office:value-type="percentage" office:value="0.0838" calcext:value-type="percentage">
            <text:p>8,3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839" calcext:value-type="percentage">
            <text:p>8,39%</text:p>
          </table:table-cell>
          <table:table-cell/>
          <table:table-cell office:value-type="percentage" office:value="0.0762" calcext:value-type="percentage">
            <text:p>7,62%</text:p>
          </table:table-cell>
          <table:table-cell/>
        </table:table-row>
        <table:table-row table:style-name="ro1">
          <table:table-cell office:value-type="string" calcext:value-type="string">
            <text:p>gct1995_7</text:p>
          </table:table-cell>
          <table:table-cell office:value-type="percentage" office:value="0.1182" calcext:value-type="percentage">
            <text:p>11,82%</text:p>
          </table:table-cell>
          <table:table-cell/>
          <table:table-cell office:value-type="percentage" office:value="0.1045" calcext:value-type="percentage">
            <text:p>10,45%</text:p>
          </table:table-cell>
          <table:table-cell office:value-type="percentage" office:value="0.1099" calcext:value-type="percentage">
            <text:p>10,99%</text:p>
          </table:table-cell>
          <table:table-cell office:value-type="percentage" office:value="0.1135" calcext:value-type="percentage">
            <text:p>11,35%</text:p>
          </table:table-cell>
          <table:table-cell/>
          <table:table-cell office:value-type="percentage" office:value="0.1154" calcext:value-type="percentage">
            <text:p>11,54%</text:p>
          </table:table-cell>
          <table:table-cell/>
        </table:table-row>
        <table:table-row table:style-name="ro1">
          <table:table-cell office:value-type="string" calcext:value-type="string">
            <text:p>gct1995_8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percentage" office:value="0.0559" calcext:value-type="percentage">
            <text:p>5,59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57" calcext:value-type="percentage">
            <text:p>5,57%</text:p>
          </table:table-cell>
          <table:table-cell/>
          <table:table-cell office:value-type="percentage" office:value="0.0538" calcext:value-type="percentage">
            <text:p>5,38%</text:p>
          </table:table-cell>
          <table:table-cell/>
        </table:table-row>
        <table:table-row table:style-name="ro1">
          <table:table-cell office:value-type="string" calcext:value-type="string">
            <text:p>gct1995_9</text:p>
          </table:table-cell>
          <table:table-cell office:value-type="percentage" office:value="0.1681" calcext:value-type="percentage">
            <text:p>16,81%</text:p>
          </table:table-cell>
          <table:table-cell/>
          <table:table-cell office:value-type="percentage" office:value="0.1676" calcext:value-type="percentage">
            <text:p>16,76%</text:p>
          </table:table-cell>
          <table:table-cell office:value-type="percentage" office:value="0.1674" calcext:value-type="percentage">
            <text:p>16,74%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percentage" office:value="0.1668" calcext:value-type="percentage">
            <text:p>16,68%</text:p>
          </table:table-cell>
          <table:table-cell/>
        </table:table-row>
        <table:table-row table:style-name="ro1">
          <table:table-cell office:value-type="string" calcext:value-type="string">
            <text:p>gct1995_10</text:p>
          </table:table-cell>
          <table:table-cell office:value-type="percentage" office:value="0.1479" calcext:value-type="percentage">
            <text:p>14,79%</text:p>
          </table:table-cell>
          <table:table-cell/>
          <table:table-cell office:value-type="percentage" office:value="0.138" calcext:value-type="percentage">
            <text:p>13,80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216" calcext:value-type="percentage">
            <text:p>12,16%</text:p>
          </table:table-cell>
          <table:table-cell/>
          <table:table-cell office:value-type="percentage" office:value="0.1264" calcext:value-type="percentage">
            <text:p>12,64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66:.B75])" office:value-type="percentage" office:value="0.11701" calcext:value-type="percentage">
            <text:p>11,70%</text:p>
          </table:table-cell>
          <table:table-cell table:style-name="ce2" table:formula="of:=AVERAGE([.C66:.C75])" office:value-type="string" office:string-value="" calcext:value-type="error">
            <text:p>#DIV/0!</text:p>
          </table:table-cell>
          <table:table-cell table:style-name="ce2" table:formula="of:=AVERAGE([.D66:.D75])" office:value-type="percentage" office:value="0.10895" calcext:value-type="percentage">
            <text:p>10,90%</text:p>
          </table:table-cell>
          <table:table-cell table:style-name="ce2" table:formula="of:=AVERAGE([.E66:.E75])" office:value-type="percentage" office:value="0.10824" calcext:value-type="percentage">
            <text:p>10,82%</text:p>
          </table:table-cell>
          <table:table-cell table:style-name="ce2" table:formula="of:=AVERAGE([.F66:.F75])" office:value-type="percentage" office:value="0.11055" calcext:value-type="percentage">
            <text:p>11,06%</text:p>
          </table:table-cell>
          <table:table-cell table:style-name="ce2" table:formula="of:=AVERAGE([.G66:.G75])" office:value-type="string" office:string-value="" calcext:value-type="error">
            <text:p>#DIV/0!</text:p>
          </table:table-cell>
          <table:table-cell table:style-name="ce2" table:formula="of:=AVERAGE([.H66:.H75])" office:value-type="percentage" office:value="0.10742" calcext:value-type="percentage">
            <text:p>10,74%</text:p>
          </table:table-cell>
          <table:table-cell table:style-name="ce2" table:formula="of:=AVERAGE([.I66:.I7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2000_1</text:p>
          </table:table-cell>
          <table:table-cell office:value-type="percentage" office:value="0.0664" calcext:value-type="percentage">
            <text:p>6,64%</text:p>
          </table:table-cell>
          <table:table-cell/>
          <table:table-cell office:value-type="percentage" office:value="0.0617" calcext:value-type="percentage">
            <text:p>6,17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0617" calcext:value-type="percentage">
            <text:p>6,17%</text:p>
          </table:table-cell>
          <table:table-cell/>
          <table:table-cell office:value-type="percentage" office:value="0.0617" calcext:value-type="percentage">
            <text:p>6,17%</text:p>
          </table:table-cell>
          <table:table-cell/>
        </table:table-row>
        <table:table-row table:style-name="ro1">
          <table:table-cell office:value-type="string" calcext:value-type="string">
            <text:p>gct2000_2</text:p>
          </table:table-cell>
          <table:table-cell office:value-type="percentage" office:value="0.0617" calcext:value-type="percentage">
            <text:p>6,17%</text:p>
          </table:table-cell>
          <table:table-cell/>
          <table:table-cell office:value-type="percentage" office:value="0.0648" calcext:value-type="percentage">
            <text:p>6,48%</text:p>
          </table:table-cell>
          <table:table-cell table:number-columns-repeated="2" office:value-type="percentage" office:value="0.0617" calcext:value-type="percentage">
            <text:p>6,17%</text:p>
          </table:table-cell>
          <table:table-cell/>
          <table:table-cell office:value-type="percentage" office:value="0.0617" calcext:value-type="percentage">
            <text:p>6,17%</text:p>
          </table:table-cell>
          <table:table-cell/>
        </table:table-row>
        <table:table-row table:style-name="ro1">
          <table:table-cell office:value-type="string" calcext:value-type="string">
            <text:p>gct2000_3</text:p>
          </table:table-cell>
          <table:table-cell office:value-type="percentage" office:value="0.0837" calcext:value-type="percentage">
            <text:p>8,37%</text:p>
          </table:table-cell>
          <table:table-cell/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0841" calcext:value-type="percentage">
            <text:p>8,41%</text:p>
          </table:table-cell>
          <table:table-cell/>
          <table:table-cell office:value-type="percentage" office:value="0.0837" calcext:value-type="percentage">
            <text:p>8,37%</text:p>
          </table:table-cell>
          <table:table-cell/>
        </table:table-row>
        <table:table-row table:style-name="ro1">
          <table:table-cell office:value-type="string" calcext:value-type="string">
            <text:p>gct2000_4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percentage" office:value="0.0665" calcext:value-type="percentage">
            <text:p>6,65%</text:p>
          </table:table-cell>
          <table:table-cell table:number-columns-repeated="2" office:value-type="percentage" office:value="0.0661" calcext:value-type="percentage">
            <text:p>6,61%</text:p>
          </table:table-cell>
          <table:table-cell/>
          <table:table-cell office:value-type="percentage" office:value="0.0661" calcext:value-type="percentage">
            <text:p>6,61%</text:p>
          </table:table-cell>
          <table:table-cell/>
        </table:table-row>
        <table:table-row table:style-name="ro1">
          <table:table-cell office:value-type="string" calcext:value-type="string">
            <text:p>gct2000_5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percentage" office:value="0.0573" calcext:value-type="percentage">
            <text:p>5,73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percentage" office:value="0.0595" calcext:value-type="percentage">
            <text:p>5,95%</text:p>
          </table:table-cell>
          <table:table-cell/>
        </table:table-row>
        <table:table-row table:style-name="ro1">
          <table:table-cell office:value-type="string" calcext:value-type="string">
            <text:p>gct2000_6</text:p>
          </table:table-cell>
          <table:table-cell office:value-type="percentage" office:value="0.0617" calcext:value-type="percentage">
            <text:p>6,17%</text:p>
          </table:table-cell>
          <table:table-cell/>
          <table:table-cell table:number-columns-repeated="3" office:value-type="percentage" office:value="0.0617" calcext:value-type="percentage">
            <text:p>6,17%</text:p>
          </table:table-cell>
          <table:table-cell/>
          <table:table-cell office:value-type="percentage" office:value="0.0612" calcext:value-type="percentage">
            <text:p>6,12%</text:p>
          </table:table-cell>
          <table:table-cell/>
        </table:table-row>
        <table:table-row table:style-name="ro1">
          <table:table-cell office:value-type="string" calcext:value-type="string">
            <text:p>gct2000_7</text:p>
          </table:table-cell>
          <table:table-cell office:value-type="percentage" office:value="0.0837" calcext:value-type="percentage">
            <text:p>8,37%</text:p>
          </table:table-cell>
          <table:table-cell/>
          <table:table-cell table:number-columns-repeated="2" office:value-type="percentage" office:value="0.0837" calcext:value-type="percentage">
            <text:p>8,37%</text:p>
          </table:table-cell>
          <table:table-cell office:value-type="percentage" office:value="0.0846" calcext:value-type="percentage">
            <text:p>8,46%</text:p>
          </table:table-cell>
          <table:table-cell/>
          <table:table-cell office:value-type="percentage" office:value="0.0842" calcext:value-type="percentage">
            <text:p>8,42%</text:p>
          </table:table-cell>
          <table:table-cell/>
        </table:table-row>
        <table:table-row table:style-name="ro1">
          <table:table-cell office:value-type="string" calcext:value-type="string">
            <text:p>gct2000_8</text:p>
          </table:table-cell>
          <table:table-cell office:value-type="percentage" office:value="0.083" calcext:value-type="percentage">
            <text:p>8,30%</text:p>
          </table:table-cell>
          <table:table-cell/>
          <table:table-cell office:value-type="percentage" office:value="0.0802" calcext:value-type="percentage">
            <text:p>8,02%</text:p>
          </table:table-cell>
          <table:table-cell table:number-columns-repeated="2" office:value-type="percentage" office:value="0.0793" calcext:value-type="percentage">
            <text:p>7,93%</text:p>
          </table:table-cell>
          <table:table-cell/>
          <table:table-cell office:value-type="percentage" office:value="0.0807" calcext:value-type="percentage">
            <text:p>8,07%</text:p>
          </table:table-cell>
          <table:table-cell/>
        </table:table-row>
        <table:table-row table:style-name="ro1">
          <table:table-cell office:value-type="string" calcext:value-type="string">
            <text:p>gct2000_9</text:p>
          </table:table-cell>
          <table:table-cell office:value-type="percentage" office:value="0.0441" calcext:value-type="percentage">
            <text:p>4,41%</text:p>
          </table:table-cell>
          <table:table-cell/>
          <table:table-cell office:value-type="percentage" office:value="0.0441" calcext:value-type="percentage">
            <text:p>4,41%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0451" calcext:value-type="percentage">
            <text:p>4,51%</text:p>
          </table:table-cell>
          <table:table-cell/>
          <table:table-cell office:value-type="percentage" office:value="0.0445" calcext:value-type="percentage">
            <text:p>4,45%</text:p>
          </table:table-cell>
          <table:table-cell/>
        </table:table-row>
        <table:table-row table:style-name="ro1">
          <table:table-cell office:value-type="string" calcext:value-type="string">
            <text:p>gct2000_10</text:p>
          </table:table-cell>
          <table:table-cell office:value-type="percentage" office:value="0.0498" calcext:value-type="percentage">
            <text:p>4,98%</text:p>
          </table:table-cell>
          <table:table-cell/>
          <table:table-cell office:value-type="percentage" office:value="0.0559" calcext:value-type="percentage">
            <text:p>5,59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509" calcext:value-type="percentage">
            <text:p>5,09%</text:p>
          </table:table-cell>
          <table:table-cell/>
          <table:table-cell office:value-type="percentage" office:value="0.0485" calcext:value-type="percentage">
            <text:p>4,85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78:.B87])" office:value-type="percentage" office:value="0.06581" calcext:value-type="percentage">
            <text:p>6,58%</text:p>
          </table:table-cell>
          <table:table-cell table:style-name="ce2" table:formula="of:=AVERAGE([.C78:.C87])" office:value-type="string" office:string-value="" calcext:value-type="error">
            <text:p>#DIV/0!</text:p>
          </table:table-cell>
          <table:table-cell table:style-name="ce2" table:formula="of:=AVERAGE([.D78:.D87])" office:value-type="percentage" office:value="0.06596" calcext:value-type="percentage">
            <text:p>6,60%</text:p>
          </table:table-cell>
          <table:table-cell table:style-name="ce2" table:formula="of:=AVERAGE([.E78:.E87])" office:value-type="percentage" office:value="0.0652" calcext:value-type="percentage">
            <text:p>6,52%</text:p>
          </table:table-cell>
          <table:table-cell table:style-name="ce2" table:formula="of:=AVERAGE([.F78:.F87])" office:value-type="percentage" office:value="0.06525" calcext:value-type="percentage">
            <text:p>6,53%</text:p>
          </table:table-cell>
          <table:table-cell table:style-name="ce2" table:formula="of:=AVERAGE([.G78:.G87])" office:value-type="string" office:string-value="" calcext:value-type="error">
            <text:p>#DIV/0!</text:p>
          </table:table-cell>
          <table:table-cell table:style-name="ce2" table:formula="of:=AVERAGE([.H78:.H87])" office:value-type="percentage" office:value="0.06518" calcext:value-type="percentage">
            <text:p>6,52%</text:p>
          </table:table-cell>
          <table:table-cell table:style-name="ce2" table:formula="of:=AVERAGE([.I78:.I8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2005_1</text:p>
          </table:table-cell>
          <table:table-cell office:value-type="percentage" office:value="0.0397" calcext:value-type="percentage">
            <text:p>3,97%</text:p>
          </table:table-cell>
          <table:table-cell/>
          <table:table-cell office:value-type="percentage" office:value="0.0402" calcext:value-type="percentage">
            <text:p>4,02%</text:p>
          </table:table-cell>
          <table:table-cell table:number-columns-repeated="2" office:value-type="percentage" office:value="0.0397" calcext:value-type="percentage">
            <text:p>3,97%</text:p>
          </table:table-cell>
          <table:table-cell/>
          <table:table-cell office:value-type="percentage" office:value="0.0397" calcext:value-type="percentage">
            <text:p>3,97%</text:p>
          </table:table-cell>
          <table:table-cell/>
        </table:table-row>
        <table:table-row table:style-name="ro1">
          <table:table-cell office:value-type="string" calcext:value-type="string">
            <text:p>gct2005_2</text:p>
          </table:table-cell>
          <table:table-cell office:value-type="percentage" office:value="0.0482" calcext:value-type="percentage">
            <text:p>4,82%</text:p>
          </table:table-cell>
          <table:table-cell/>
          <table:table-cell office:value-type="percentage" office:value="0.0482" calcext:value-type="percentage">
            <text:p>4,82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482" calcext:value-type="percentage">
            <text:p>4,82%</text:p>
          </table:table-cell>
          <table:table-cell/>
          <table:table-cell office:value-type="percentage" office:value="0.0499" calcext:value-type="percentage">
            <text:p>4,99%</text:p>
          </table:table-cell>
          <table:table-cell/>
        </table:table-row>
        <table:table-row table:style-name="ro1">
          <table:table-cell office:value-type="string" calcext:value-type="string">
            <text:p>gct2005_3</text:p>
          </table:table-cell>
          <table:table-cell office:value-type="percentage" office:value="0.0425" calcext:value-type="percentage">
            <text:p>4,25%</text:p>
          </table:table-cell>
          <table:table-cell/>
          <table:table-cell office:value-type="percentage" office:value="0.0431" calcext:value-type="percentage">
            <text:p>4,31%</text:p>
          </table:table-cell>
          <table:table-cell table:number-columns-repeated="2" office:value-type="percentage" office:value="0.0425" calcext:value-type="percentage">
            <text:p>4,25%</text:p>
          </table:table-cell>
          <table:table-cell/>
          <table:table-cell office:value-type="percentage" office:value="0.0425" calcext:value-type="percentage">
            <text:p>4,25%</text:p>
          </table:table-cell>
          <table:table-cell/>
        </table:table-row>
        <table:table-row table:style-name="ro1">
          <table:table-cell office:value-type="string" calcext:value-type="string">
            <text:p>gct2005_4</text:p>
          </table:table-cell>
          <table:table-cell office:value-type="percentage" office:value="0.0569" calcext:value-type="percentage">
            <text:p>5,69%</text:p>
          </table:table-cell>
          <table:table-cell/>
          <table:table-cell office:value-type="percentage" office:value="0.0598" calcext:value-type="percentage">
            <text:p>5,98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569" calcext:value-type="percentage">
            <text:p>5,69%</text:p>
          </table:table-cell>
          <table:table-cell/>
          <table:table-cell office:value-type="percentage" office:value="0.0567" calcext:value-type="percentage">
            <text:p>5,67%</text:p>
          </table:table-cell>
          <table:table-cell/>
        </table:table-row>
        <table:table-row table:style-name="ro1">
          <table:table-cell office:value-type="string" calcext:value-type="string">
            <text:p>gct2005_5</text:p>
          </table:table-cell>
          <table:table-cell office:value-type="percentage" office:value="0.0482" calcext:value-type="percentage">
            <text:p>4,82%</text:p>
          </table:table-cell>
          <table:table-cell/>
          <table:table-cell table:number-columns-repeated="3" office:value-type="percentage" office:value="0.0482" calcext:value-type="percentage">
            <text:p>4,82%</text:p>
          </table:table-cell>
          <table:table-cell/>
          <table:table-cell office:value-type="percentage" office:value="0.0478" calcext:value-type="percentage">
            <text:p>4,78%</text:p>
          </table:table-cell>
          <table:table-cell/>
        </table:table-row>
        <table:table-row table:style-name="ro1">
          <table:table-cell office:value-type="string" calcext:value-type="string">
            <text:p>gct2005_6</text:p>
          </table:table-cell>
          <table:table-cell office:value-type="percentage" office:value="0.0453" calcext:value-type="percentage">
            <text:p>4,53%</text:p>
          </table:table-cell>
          <table:table-cell/>
          <table:table-cell table:number-columns-repeated="3" office:value-type="percentage" office:value="0.0453" calcext:value-type="percentage">
            <text:p>4,53%</text:p>
          </table:table-cell>
          <table:table-cell/>
          <table:table-cell office:value-type="percentage" office:value="0.0453" calcext:value-type="percentage">
            <text:p>4,53%</text:p>
          </table:table-cell>
          <table:table-cell/>
        </table:table-row>
        <table:table-row table:style-name="ro1">
          <table:table-cell office:value-type="string" calcext:value-type="string">
            <text:p>gct2005_7</text:p>
          </table:table-cell>
          <table:table-cell office:value-type="percentage" office:value="0.0289" calcext:value-type="percentage">
            <text:p>2,89%</text:p>
          </table:table-cell>
          <table:table-cell/>
          <table:table-cell office:value-type="percentage" office:value="0.0309" calcext:value-type="percentage">
            <text:p>3,09%</text:p>
          </table:table-cell>
          <table:table-cell office:value-type="percentage" office:value="0.0283" calcext:value-type="percentage">
            <text:p>2,83%</text:p>
          </table:table-cell>
          <table:table-cell office:value-type="percentage" office:value="0.0453" calcext:value-type="percentage">
            <text:p>4,53%</text:p>
          </table:table-cell>
          <table:table-cell/>
          <table:table-cell office:value-type="percentage" office:value="0.0283" calcext:value-type="percentage">
            <text:p>2,83%</text:p>
          </table:table-cell>
          <table:table-cell/>
        </table:table-row>
        <table:table-row table:style-name="ro1">
          <table:table-cell office:value-type="string" calcext:value-type="string">
            <text:p>gct2005_8</text:p>
          </table:table-cell>
          <table:table-cell office:value-type="percentage" office:value="0.0467" calcext:value-type="percentage">
            <text:p>4,67%</text:p>
          </table:table-cell>
          <table:table-cell/>
          <table:table-cell table:number-columns-repeated="3" office:value-type="percentage" office:value="0.0453" calcext:value-type="percentage">
            <text:p>4,53%</text:p>
          </table:table-cell>
          <table:table-cell/>
          <table:table-cell office:value-type="percentage" office:value="0.0453" calcext:value-type="percentage">
            <text:p>4,53%</text:p>
          </table:table-cell>
          <table:table-cell/>
        </table:table-row>
        <table:table-row table:style-name="ro1">
          <table:table-cell office:value-type="string" calcext:value-type="string">
            <text:p>gct2005_9</text:p>
          </table:table-cell>
          <table:table-cell office:value-type="percentage" office:value="0.0397" calcext:value-type="percentage">
            <text:p>3,97%</text:p>
          </table:table-cell>
          <table:table-cell/>
          <table:table-cell office:value-type="percentage" office:value="0.0433" calcext:value-type="percentage">
            <text:p>4,33%</text:p>
          </table:table-cell>
          <table:table-cell office:value-type="percentage" office:value="0.0397" calcext:value-type="percentage">
            <text:p>3,9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percentage" office:value="0.0397" calcext:value-type="percentage">
            <text:p>3,97%</text:p>
          </table:table-cell>
          <table:table-cell/>
        </table:table-row>
        <table:table-row table:style-name="ro1">
          <table:table-cell office:value-type="string" calcext:value-type="string">
            <text:p>gct2005_10</text:p>
          </table:table-cell>
          <table:table-cell office:value-type="percentage" office:value="0.0486" calcext:value-type="percentage">
            <text:p>4,86%</text:p>
          </table:table-cell>
          <table:table-cell/>
          <table:table-cell table:number-columns-repeated="2" office:value-type="percentage" office:value="0.0397" calcext:value-type="percentage">
            <text:p>3,97%</text:p>
          </table:table-cell>
          <table:table-cell office:value-type="percentage" office:value="0.046" calcext:value-type="percentage">
            <text:p>4,60%</text:p>
          </table:table-cell>
          <table:table-cell/>
          <table:table-cell office:value-type="percentage" office:value="0.0458" calcext:value-type="percentage">
            <text:p>4,58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90:.B99])" office:value-type="percentage" office:value="0.04447" calcext:value-type="percentage">
            <text:p>4,45%</text:p>
          </table:table-cell>
          <table:table-cell table:style-name="ce2" table:formula="of:=AVERAGE([.C90:.C99])" office:value-type="string" office:string-value="" calcext:value-type="error">
            <text:p>#DIV/0!</text:p>
          </table:table-cell>
          <table:table-cell table:style-name="ce2" table:formula="of:=AVERAGE([.D90:.D99])" office:value-type="percentage" office:value="0.0444" calcext:value-type="percentage">
            <text:p>4,44%</text:p>
          </table:table-cell>
          <table:table-cell table:style-name="ce2" table:formula="of:=AVERAGE([.E90:.E99])" office:value-type="percentage" office:value="0.04454" calcext:value-type="percentage">
            <text:p>4,45%</text:p>
          </table:table-cell>
          <table:table-cell table:style-name="ce2" table:formula="of:=AVERAGE([.F90:.F99])" office:value-type="percentage" office:value="0.04575" calcext:value-type="percentage">
            <text:p>4,58%</text:p>
          </table:table-cell>
          <table:table-cell table:style-name="ce2" table:formula="of:=AVERAGE([.G90:.G99])" office:value-type="string" office:string-value="" calcext:value-type="error">
            <text:p>#DIV/0!</text:p>
          </table:table-cell>
          <table:table-cell table:style-name="ce2" table:formula="of:=AVERAGE([.H90:.H99])" office:value-type="percentage" office:value="0.0441" calcext:value-type="percentage">
            <text:p>4,41%</text:p>
          </table:table-cell>
          <table:table-cell table:style-name="ce2" table:formula="of:=AVERAGE([.I90:.I9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G100</text:p>
          </table:table-cell>
          <table:table-cell table:style-name="ce2" office:value-type="string" calcext:value-type="string">
            <text:p>G100GEN</text:p>
          </table:table-cell>
          <table:table-cell table:style-name="ce2" office:value-type="string" calcext:value-type="string">
            <text:p>G200GEN</text:p>
          </table:table-cell>
          <table:table-cell table:style-name="ce2" office:value-type="string" calcext:value-type="string">
            <text:p>G200</text:p>
          </table:table-cell>
          <table:table-cell table:style-name="ce2" office:value-type="string" calcext:value-type="string">
            <text:p>G50</text:p>
          </table:table-cell>
          <table:table-cell table:style-name="ce2" office:value-type="string" calcext:value-type="string">
            <text:p>G50GEN</text:p>
          </table:table-cell>
          <table:table-cell table:style-name="ce2" office:value-type="string" calcext:value-type="string">
            <text:p>G400</text:p>
          </table:table-cell>
          <table:table-cell table:style-name="ce2" office:value-type="string" calcext:value-type="string">
            <text:p>G400GEN</text:p>
          </table:table-cell>
        </table:table-row>
        <table:table-row table:style-name="ro1">
          <table:table-cell office:value-type="string" calcext:value-type="string">
            <text:p>gct2010_1</text:p>
          </table:table-cell>
          <table:table-cell office:value-type="percentage" office:value="0.1247" calcext:value-type="percentage">
            <text:p>12,47%</text:p>
          </table:table-cell>
          <table:table-cell/>
          <table:table-cell office:value-type="percentage" office:value="0.128" calcext:value-type="percentage">
            <text:p>12,8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1333" calcext:value-type="percentage">
            <text:p>13,33%</text:p>
          </table:table-cell>
          <table:table-cell/>
          <table:table-cell office:value-type="percentage" office:value="0.1356" calcext:value-type="percentage">
            <text:p>13,56%</text:p>
          </table:table-cell>
          <table:table-cell/>
        </table:table-row>
        <table:table-row table:style-name="ro1">
          <table:table-cell office:value-type="string" calcext:value-type="string">
            <text:p>gct2010_2</text:p>
          </table:table-cell>
          <table:table-cell office:value-type="percentage" office:value="0.0732" calcext:value-type="percentage">
            <text:p>7,32%</text:p>
          </table:table-cell>
          <table:table-cell/>
          <table:table-cell table:number-columns-repeated="3" office:value-type="percentage" office:value="0.0732" calcext:value-type="percentage">
            <text:p>7,32%</text:p>
          </table:table-cell>
          <table:table-cell/>
          <table:table-cell office:value-type="percentage" office:value="0.0732" calcext:value-type="percentage">
            <text:p>7,32%</text:p>
          </table:table-cell>
          <table:table-cell/>
        </table:table-row>
        <table:table-row table:style-name="ro1">
          <table:table-cell office:value-type="string" calcext:value-type="string">
            <text:p>gct2010_3</text:p>
          </table:table-cell>
          <table:table-cell office:value-type="percentage" office:value="0.0734" calcext:value-type="percentage">
            <text:p>7,34%</text:p>
          </table:table-cell>
          <table:table-cell/>
          <table:table-cell office:value-type="percentage" office:value="0.0622" calcext:value-type="percentage">
            <text:p>6,22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616" calcext:value-type="percentage">
            <text:p>6,16%</text:p>
          </table:table-cell>
          <table:table-cell/>
          <table:table-cell office:value-type="percentage" office:value="0.0616" calcext:value-type="percentage">
            <text:p>6,16%</text:p>
          </table:table-cell>
          <table:table-cell/>
        </table:table-row>
        <table:table-row table:style-name="ro1">
          <table:table-cell office:value-type="string" calcext:value-type="string">
            <text:p>gct2010_4</text:p>
          </table:table-cell>
          <table:table-cell office:value-type="percentage" office:value="0.0793" calcext:value-type="percentage">
            <text:p>7,93%</text:p>
          </table:table-cell>
          <table:table-cell/>
          <table:table-cell office:value-type="percentage" office:value="0.1116" calcext:value-type="percentage">
            <text:p>11,16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2" calcext:value-type="percentage">
            <text:p>7,32%</text:p>
          </table:table-cell>
          <table:table-cell/>
          <table:table-cell office:value-type="percentage" office:value="0.0732" calcext:value-type="percentage">
            <text:p>7,32%</text:p>
          </table:table-cell>
          <table:table-cell/>
        </table:table-row>
        <table:table-row table:style-name="ro1">
          <table:table-cell office:value-type="string" calcext:value-type="string">
            <text:p>gct2010_5</text:p>
          </table:table-cell>
          <table:table-cell office:value-type="percentage" office:value="0.0854" calcext:value-type="percentage">
            <text:p>8,54%</text:p>
          </table:table-cell>
          <table:table-cell/>
          <table:table-cell table:number-columns-repeated="3" office:value-type="percentage" office:value="0.0854" calcext:value-type="percentage">
            <text:p>8,54%</text:p>
          </table:table-cell>
          <table:table-cell/>
          <table:table-cell office:value-type="percentage" office:value="0.0866" calcext:value-type="percentage">
            <text:p>8,66%</text:p>
          </table:table-cell>
          <table:table-cell/>
        </table:table-row>
        <table:table-row table:style-name="ro1">
          <table:table-cell office:value-type="string" calcext:value-type="string">
            <text:p>gct2010_6</text:p>
          </table:table-cell>
          <table:table-cell office:value-type="percentage" office:value="0.1044" calcext:value-type="percentage">
            <text:p>10,44%</text:p>
          </table:table-cell>
          <table:table-cell/>
          <table:table-cell office:value-type="percentage" office:value="0.1061" calcext:value-type="percentage">
            <text:p>10,61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1044" calcext:value-type="percentage">
            <text:p>10,44%</text:p>
          </table:table-cell>
          <table:table-cell/>
          <table:table-cell office:value-type="percentage" office:value="0.1036" calcext:value-type="percentage">
            <text:p>10,36%</text:p>
          </table:table-cell>
          <table:table-cell/>
        </table:table-row>
        <table:table-row table:style-name="ro1">
          <table:table-cell office:value-type="string" calcext:value-type="string">
            <text:p>gct2010_7</text:p>
          </table:table-cell>
          <table:table-cell office:value-type="percentage" office:value="0.1239" calcext:value-type="percentage">
            <text:p>12,39%</text:p>
          </table:table-cell>
          <table:table-cell/>
          <table:table-cell office:value-type="percentage" office:value="0.125" calcext:value-type="percentage">
            <text:p>12,50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197" calcext:value-type="percentage">
            <text:p>11,97%</text:p>
          </table:table-cell>
          <table:table-cell/>
          <table:table-cell office:value-type="percentage" office:value="0.1219" calcext:value-type="percentage">
            <text:p>12,19%</text:p>
          </table:table-cell>
          <table:table-cell/>
        </table:table-row>
        <table:table-row table:style-name="ro1">
          <table:table-cell office:value-type="string" calcext:value-type="string">
            <text:p>gct2010_8</text:p>
          </table:table-cell>
          <table:table-cell office:value-type="percentage" office:value="0.1408" calcext:value-type="percentage">
            <text:p>14,08%</text:p>
          </table:table-cell>
          <table:table-cell/>
          <table:table-cell table:number-columns-repeated="2" office:value-type="percentage" office:value="0.1402" calcext:value-type="percentage">
            <text:p>14,02%</text:p>
          </table:table-cell>
          <table:table-cell office:value-type="percentage" office:value="0.1403" calcext:value-type="percentage">
            <text:p>14,03%</text:p>
          </table:table-cell>
          <table:table-cell/>
          <table:table-cell office:value-type="percentage" office:value="0.1402" calcext:value-type="percentage">
            <text:p>14,02%</text:p>
          </table:table-cell>
          <table:table-cell/>
        </table:table-row>
        <table:table-row table:style-name="ro1">
          <table:table-cell office:value-type="string" calcext:value-type="string">
            <text:p>gct2010_9</text:p>
          </table:table-cell>
          <table:table-cell office:value-type="percentage" office:value="0.1159" calcext:value-type="percentage">
            <text:p>11,59%</text:p>
          </table:table-cell>
          <table:table-cell/>
          <table:table-cell table:number-columns-repeated="2" office:value-type="percentage" office:value="0.1159" calcext:value-type="percentage">
            <text:p>11,59%</text:p>
          </table:table-cell>
          <table:table-cell office:value-type="percentage" office:value="0.1177" calcext:value-type="percentage">
            <text:p>11,77%</text:p>
          </table:table-cell>
          <table:table-cell/>
          <table:table-cell office:value-type="percentage" office:value="0.1159" calcext:value-type="percentage">
            <text:p>11,59%</text:p>
          </table:table-cell>
          <table:table-cell/>
        </table:table-row>
        <table:table-row table:style-name="ro1">
          <table:table-cell office:value-type="string" calcext:value-type="string">
            <text:p>gct2010_10</text:p>
          </table:table-cell>
          <table:table-cell office:value-type="percentage" office:value="0.0793" calcext:value-type="percentage">
            <text:p>7,93%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percentage" office:value="0.0793" calcext:value-type="percentage">
            <text:p>7,93%</text:p>
          </table:table-cell>
          <table:table-cell/>
          <table:table-cell office:value-type="percentage" office:value="0.0819" calcext:value-type="percentage">
            <text:p>8,19%</text:p>
          </table:table-cell>
          <table:table-cell/>
        </table:table-row>
        <table:table-row table:style-name="ro1">
          <table:table-cell table:style-name="ce2"/>
          <table:table-cell table:style-name="ce2" table:formula="of:=AVERAGE([.B102:.B111])" office:value-type="percentage" office:value="0.10003" calcext:value-type="percentage">
            <text:p>10,00%</text:p>
          </table:table-cell>
          <table:table-cell table:style-name="ce2" table:formula="of:=AVERAGE([.C102:.C111])" office:value-type="string" office:string-value="" calcext:value-type="error">
            <text:p>#DIV/0!</text:p>
          </table:table-cell>
          <table:table-cell table:style-name="ce2" table:formula="of:=AVERAGE([.D102:.D111])" office:value-type="percentage" office:value="0.105288888888889" calcext:value-type="percentage">
            <text:p>10,53%</text:p>
          </table:table-cell>
          <table:table-cell table:style-name="ce2" table:formula="of:=AVERAGE([.E102:.E111])" office:value-type="percentage" office:value="0.09972" calcext:value-type="percentage">
            <text:p>9,97%</text:p>
          </table:table-cell>
          <table:table-cell table:style-name="ce2" table:formula="of:=AVERAGE([.F102:.F111])" office:value-type="percentage" office:value="0.09881" calcext:value-type="percentage">
            <text:p>9,88%</text:p>
          </table:table-cell>
          <table:table-cell table:style-name="ce2" table:formula="of:=AVERAGE([.G102:.G111])" office:value-type="string" office:string-value="" calcext:value-type="error">
            <text:p>#DIV/0!</text:p>
          </table:table-cell>
          <table:table-cell table:style-name="ce2" table:formula="of:=AVERAGE([.H102:.H111])" office:value-type="percentage" office:value="0.09937" calcext:value-type="percentage">
            <text:p>9,94%</text:p>
          </table:table-cell>
          <table:table-cell table:style-name="ce2" table:formula="of:=AVERAGE([.I102:.I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 table:number-rows-repeated="10484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08:06:28.86170651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07:38:01.587725317</meta:creation-date>
    <dc:date>2025-11-23T12:32:38.920572194</dc:date>
    <meta:editing-duration>P3DT2H2M22S</meta:editing-duration>
    <meta:editing-cycles>481</meta:editing-cycles>
    <meta:generator>LibreOffice/24.2.7.2$Linux_X86_64 LibreOffice_project/420$Build-2</meta:generator>
    <meta:document-statistic meta:table-count="3" meta:cell-count="2214" meta:object-count="0"/>
  </office:meta>
</office:document-meta>
</file>